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4.00pt" fo:font-weight="normal" fo:font-family="'Times New Roman'" style:font-family-asian="'Times New Roman'" style:font-family-complex="'Times New Roman'" fo:background-color="#ffffff" fo:color="#000000"/>
    </style:style>
    <style:style style:name="T2" style:family="text">
      <style:text-properties fo:font-size="14.00pt" fo:font-weight="normal" fo:font-family="'Times New Roman'" style:font-family-asian="'Times New Roman'" style:font-family-complex="'Times New Roman'" fo:background-color="#ffffff" fo:color="#000000"/>
    </style:style>
    <style:style style:name="T3" style:family="text">
      <style:text-properties fo:font-size="14.00pt" fo:font-weight="normal" fo:font-family="'Times New Roman'" style:font-family-asian="'Times New Roman'" style:font-family-complex="'Times New Roman'" fo:background-color="#ffffff" fo:color="#000000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4.00pt" fo:font-weight="bold" fo:font-family="'Times New Roman'" style:font-family-asian="'Times New Roman'" style:font-family-complex="'Times New Roman'" fo:background-color="#ffffff" fo:color="#000000"/>
    </style:style>
    <style:style style:name="T6" style:family="text">
      <style:text-properties fo:font-size="14.00pt" fo:font-weight="bold" fo:font-family="'Segoe UI Symbol'" style:font-family-asian="'Segoe UI Symbol'" style:font-family-complex="'Segoe UI Symbol'" fo:background-color="#ffffff" fo:color="#000000"/>
    </style:style>
    <style:style style:name="T7" style:family="text">
      <style:text-properties fo:font-size="14.00pt" fo:font-weight="bold" fo:font-family="'Times New Roman'" style:font-family-asian="'Times New Roman'" style:font-family-complex="'Times New Roman'" fo:background-color="#ffffff" fo:color="#000000"/>
    </style:style>
    <style:style style:name="T8" style:family="text">
      <style:text-properties fo:font-size="14.00pt" fo:font-weight="bold" fo:font-family="'Times New Roman'" style:font-family-asian="'Times New Roman'" style:font-family-complex="'Times New Roman'" fo:background-color="#ffffff" fo:color="#000000"/>
    </style:style>
    <style:style style:name="T9" style:family="text">
      <style:text-properties fo:font-size="14.00pt" fo:font-weight="bold" fo:font-family="'Times New Roman'" style:font-family-asian="'Times New Roman'" style:font-family-complex="'Times New Roman'" fo:background-color="#ffffff" fo:color="#000000"/>
    </style:style>
    <style:style style:name="T10" style:family="text">
      <style:text-properties fo:font-size="14.00pt" fo:font-weight="bold" fo:font-family="'Times New Roman'" style:font-family-asian="'Times New Roman'" style:font-family-complex="'Times New Roman'" fo:background-color="#ffffff" fo:color="#000000"/>
    </style:style>
    <style:style style:name="T11" style:family="text">
      <style:text-properties fo:font-size="14.00pt" fo:font-weight="bold" fo:font-family="'Times New Roman'" style:font-family-asian="'Times New Roman'" style:font-family-complex="'Times New Roman'" fo:background-color="#ffffff" fo:color="#000000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4.00pt" fo:font-weight="normal" fo:font-family="'Times New Roman'" style:font-family-asian="'Times New Roman'" style:font-family-complex="'Times New Roman'" fo:background-color="#ffffff" fo:color="#000000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4.00pt" fo:font-weight="normal" fo:font-family="'Times New Roman'" style:font-family-asian="'Times New Roman'" style:font-family-complex="'Times New Roman'" fo:background-color="#ffffff" fo:color="#000000"/>
    </style:style>
    <style:style style:name="T16" style:family="text">
      <style:text-properties fo:font-size="14.00pt" fo:font-weight="bold" fo:font-family="'Times New Roman'" style:font-family-asian="'Times New Roman'" style:font-family-complex="'Times New Roman'" fo:background-color="#ffffff" fo:color="#000000"/>
    </style:style>
    <style:style style:name="T17" style:family="text">
      <style:text-properties fo:font-size="14.00pt" fo:font-weight="normal" fo:font-family="'Times New Roman'" style:font-family-asian="'Times New Roman'" style:font-family-complex="'Times New Roman'" fo:background-color="#ffffff" fo:color="#000000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4.00pt" fo:font-weight="bold" fo:font-family="'Times New Roman'" style:font-family-asian="'Times New Roman'" style:font-family-complex="'Times New Roman'" fo:background-color="#ffffff" fo:color="#000000"/>
    </style:style>
    <style:style style:name="T20" style:family="text">
      <style:text-properties fo:font-size="14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#ffffff" fo:color="#000000"/>
    </style:style>
    <style:style style:name="T21" style:family="text">
      <style:text-properties fo:font-size="14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#ffffff" fo:color="#000000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4.00pt" fo:font-weight="bold" fo:font-family="'Times New Roman'" style:font-family-asian="'Times New Roman'" style:font-family-complex="'Times New Roman'" fo:background-color="#ffffff" fo:color="#000000"/>
    </style:style>
    <style:style style:name="T24" style:family="text">
      <style:text-properties fo:font-size="14.00pt" fo:font-weight="normal" fo:font-family="Calibri" style:font-family-asian="Calibri" style:font-family-complex="Calibri" fo:background-color="#ffffff" fo:color="#000000"/>
    </style:style>
    <style:style style:name="T25" style:family="text">
      <style:text-properties fo:font-size="14.00pt" fo:font-weight="normal" fo:font-family="TimesNewRoman" style:font-family-asian="TimesNewRoman" style:font-family-complex="TimesNewRoman" fo:background-color="#ffffff" fo:color="#000000"/>
    </style:style>
    <style:style style:name="T26" style:family="text">
      <style:text-properties fo:font-size="14.00pt" fo:font-weight="normal" fo:font-family="Calibri" style:font-family-asian="Calibri" style:font-family-complex="Calibri" fo:background-color="#ffffff" fo:color="#000000"/>
    </style:style>
    <style:style style:name="T27" style:family="text">
      <style:text-properties fo:font-size="14.00pt" fo:font-weight="normal" fo:font-family="TimesNewRoman" style:font-family-asian="TimesNewRoman" style:font-family-complex="TimesNewRoman" fo:background-color="#ffffff" fo:color="#000000"/>
    </style:style>
    <style:style style:name="T28" style:family="text">
      <style:text-properties fo:font-size="14.00pt" fo:font-weight="normal" fo:font-family="Calibri" style:font-family-asian="Calibri" style:font-family-complex="Calibri" fo:background-color="#ffffff" fo:color="#000000"/>
    </style:style>
    <style:style style:name="T29" style:family="text">
      <style:text-properties fo:font-size="14.00pt" fo:font-weight="normal" fo:font-family="TimesNewRoman" style:font-family-asian="TimesNewRoman" style:font-family-complex="TimesNewRoman" fo:background-color="#ffffff" fo:color="#000000"/>
    </style:style>
    <style:style style:name="T30" style:family="text">
      <style:text-properties fo:font-size="14.00pt" fo:font-weight="normal" fo:font-family="Calibri" style:font-family-asian="Calibri" style:font-family-complex="Calibri" fo:background-color="#ffffff" fo:color="#000000"/>
    </style:style>
    <style:style style:name="T31" style:family="text">
      <style:text-properties fo:font-size="14.00pt" fo:font-weight="normal" fo:font-family="TimesNewRoman" style:font-family-asian="TimesNewRoman" style:font-family-complex="TimesNewRoman" fo:background-color="#ffffff" fo:color="#000000"/>
    </style:style>
    <style:style style:name="T32" style:family="text">
      <style:text-properties fo:font-size="14.00pt" fo:font-weight="normal" fo:font-family="Calibri" style:font-family-asian="Calibri" style:font-family-complex="Calibri" fo:background-color="#ffffff" fo:color="#000000"/>
    </style:style>
    <style:style style:name="T33" style:family="text">
      <style:text-properties fo:font-size="14.00pt" fo:font-weight="normal" fo:font-family="TimesNewRoman" style:font-family-asian="TimesNewRoman" style:font-family-complex="TimesNewRoman" fo:background-color="#ffffff" fo:color="#000000"/>
    </style:style>
    <style:style style:name="T34" style:family="text">
      <style:text-properties fo:font-size="14.00pt" fo:font-weight="normal" fo:font-family="Calibri" style:font-family-asian="Calibri" style:font-family-complex="Calibri" fo:background-color="#ffffff" fo:color="#000000"/>
    </style:style>
    <style:style style:name="T35" style:family="text">
      <style:text-properties fo:font-size="14.00pt" fo:font-weight="normal" fo:font-family="TimesNewRoman" style:font-family-asian="TimesNewRoman" style:font-family-complex="TimesNewRoman" fo:background-color="#ffffff" fo:color="#000000"/>
    </style:style>
    <style:style style:name="T36" style:family="text">
      <style:text-properties fo:font-size="14.00pt" fo:font-weight="normal" fo:font-family="TimesNewRoman" style:font-family-asian="TimesNewRoman" style:font-family-complex="TimesNewRoman" fo:background-color="#ffffff" fo:color="#000000"/>
    </style:style>
    <style:style style:name="T37" style:family="text">
      <style:text-properties fo:font-size="14.00pt" fo:font-weight="normal" fo:font-family="Calibri" style:font-family-asian="Calibri" style:font-family-complex="Calibri" fo:background-color="#ffffff" fo:color="#000000"/>
    </style:style>
    <style:style style:name="T38" style:family="text">
      <style:text-properties fo:font-size="14.00pt" fo:font-weight="normal" fo:font-family="TimesNewRoman" style:font-family-asian="TimesNewRoman" style:font-family-complex="TimesNewRoman" fo:background-color="#ffffff" fo:color="#000000"/>
    </style:style>
    <style:style style:name="T39" style:family="text">
      <style:text-properties fo:font-size="14.00pt" fo:font-weight="normal" fo:font-family="Calibri" style:font-family-asian="Calibri" style:font-family-complex="Calibri" fo:background-color="#ffffff" fo:color="#000000"/>
    </style:style>
    <style:style style:name="T40" style:family="text">
      <style:text-properties fo:font-size="14.00pt" fo:font-weight="normal" fo:font-family="TimesNewRoman" style:font-family-asian="TimesNewRoman" style:font-family-complex="TimesNewRoman" fo:background-color="#ffffff" fo:color="#000000"/>
    </style:style>
    <style:style style:name="T41" style:family="text">
      <style:text-properties fo:font-size="14.00pt" fo:font-weight="normal" fo:font-family="Calibri" style:font-family-asian="Calibri" style:font-family-complex="Calibri" fo:background-color="#ffffff" fo:color="#000000"/>
    </style:style>
    <style:style style:name="T42" style:family="text">
      <style:text-properties fo:font-size="14.00pt" fo:font-weight="normal" fo:font-family="TimesNewRoman" style:font-family-asian="TimesNewRoman" style:font-family-complex="TimesNewRoman" fo:background-color="#ffffff" fo:color="#000000"/>
    </style:style>
    <style:style style:name="T43" style:family="text">
      <style:text-properties fo:font-size="14.00pt" fo:font-weight="normal" fo:font-family="'Segoe UI Symbol'" style:font-family-asian="'Segoe UI Symbol'" style:font-family-complex="'Segoe UI Symbol'" fo:background-color="#ffffff" fo:color="#000000"/>
    </style:style>
    <style:style style:name="T44" style:family="text">
      <style:text-properties fo:font-size="14.00pt" fo:font-weight="normal" fo:font-family="TimesNewRoman" style:font-family-asian="TimesNewRoman" style:font-family-complex="TimesNewRoman" fo:background-color="#ffffff" fo:color="#000000"/>
    </style:style>
    <style:style style:name="T45" style:family="text">
      <style:text-properties fo:font-size="14.00pt" fo:font-weight="normal" fo:font-family="TimesNewRoman" style:font-family-asian="TimesNewRoman" style:font-family-complex="TimesNewRoman" fo:background-color="#ffffff" fo:color="#000000"/>
    </style:style>
    <style:style style:name="T46" style:family="text">
      <style:text-properties fo:font-size="14.00pt" fo:font-weight="normal" fo:font-family="Calibri" style:font-family-asian="Calibri" style:font-family-complex="Calibri" fo:background-color="#ffffff" fo:color="#000000"/>
    </style:style>
    <style:style style:name="T47" style:family="text">
      <style:text-properties fo:font-size="14.00pt" fo:font-weight="normal" fo:font-family="TimesNewRoman" style:font-family-asian="TimesNewRoman" style:font-family-complex="TimesNewRoman" fo:background-color="#ffffff" fo:color="#000000"/>
    </style:style>
    <style:style style:name="T48" style:family="text">
      <style:text-properties fo:font-size="14.00pt" fo:font-weight="normal" fo:font-family="Calibri" style:font-family-asian="Calibri" style:font-family-complex="Calibri" fo:background-color="#ffffff" fo:color="#000000"/>
    </style:style>
    <style:style style:name="T49" style:family="text">
      <style:text-properties fo:font-size="14.00pt" fo:font-weight="normal" fo:font-family="TimesNewRoman" style:font-family-asian="TimesNewRoman" style:font-family-complex="TimesNewRoman" fo:background-color="#ffffff" fo:color="#000000"/>
    </style:style>
    <style:style style:name="T50" style:family="text">
      <style:text-properties fo:font-size="14.00pt" fo:font-weight="normal" fo:font-family="Calibri" style:font-family-asian="Calibri" style:font-family-complex="Calibri" fo:background-color="#ffffff" fo:color="#000000"/>
    </style:style>
    <style:style style:name="T51" style:family="text">
      <style:text-properties fo:font-size="14.00pt" fo:font-weight="normal" fo:font-family="TimesNewRoman" style:font-family-asian="TimesNewRoman" style:font-family-complex="TimesNewRoman" fo:background-color="#ffffff" fo:color="#000000"/>
    </style:style>
    <style:style style:name="T52" style:family="text">
      <style:text-properties fo:font-size="14.00pt" fo:font-weight="normal" fo:font-family="'Segoe UI Symbol'" style:font-family-asian="'Segoe UI Symbol'" style:font-family-complex="'Segoe UI Symbol'" fo:background-color="#ffffff" fo:color="#000000"/>
    </style:style>
    <style:style style:name="T53" style:family="text">
      <style:text-properties fo:font-size="14.00pt" fo:font-weight="normal" fo:font-family="TimesNewRoman" style:font-family-asian="TimesNewRoman" style:font-family-complex="TimesNewRoman" fo:background-color="#ffffff" fo:color="#000000"/>
    </style:style>
    <style:style style:name="T54" style:family="text">
      <style:text-properties fo:font-size="14.00pt" fo:font-weight="normal" fo:font-family="TimesNewRoman" style:font-family-asian="TimesNewRoman" style:font-family-complex="TimesNewRoman" fo:background-color="#ffffff" fo:color="#000000"/>
    </style:style>
    <style:style style:name="T55" style:family="text">
      <style:text-properties fo:font-size="14.00pt" fo:font-weight="normal" fo:font-family="Calibri" style:font-family-asian="Calibri" style:font-family-complex="Calibri" fo:background-color="#ffffff" fo:color="#000000"/>
    </style:style>
    <style:style style:name="T56" style:family="text">
      <style:text-properties fo:font-size="14.00pt" fo:font-weight="normal" fo:font-family="TimesNewRoman" style:font-family-asian="TimesNewRoman" style:font-family-complex="TimesNewRoman" fo:background-color="#ffffff" fo:color="#000000"/>
    </style:style>
    <style:style style:name="T57" style:family="text">
      <style:text-properties fo:font-size="14.00pt" fo:font-weight="normal" fo:font-family="Calibri" style:font-family-asian="Calibri" style:font-family-complex="Calibri" fo:background-color="#ffffff" fo:color="#000000"/>
    </style:style>
    <style:style style:name="T58" style:family="text">
      <style:text-properties fo:font-size="14.00pt" fo:font-weight="normal" fo:font-family="TimesNewRoman" style:font-family-asian="TimesNewRoman" style:font-family-complex="TimesNewRoman" fo:background-color="#ffffff" fo:color="#000000"/>
    </style:style>
    <style:style style:name="T59" style:family="text">
      <style:text-properties fo:font-size="14.00pt" fo:font-weight="normal" fo:font-family="Calibri" style:font-family-asian="Calibri" style:font-family-complex="Calibri" fo:background-color="#ffffff" fo:color="#000000"/>
    </style:style>
    <style:style style:name="T60" style:family="text">
      <style:text-properties fo:font-size="14.00pt" fo:font-weight="normal" fo:font-family="TimesNewRoman" style:font-family-asian="TimesNewRoman" style:font-family-complex="TimesNewRoman" fo:background-color="#ffffff" fo:color="#000000"/>
    </style:style>
    <style:style style:name="T61" style:family="text">
      <style:text-properties fo:font-size="14.00pt" fo:font-weight="normal" fo:font-family="Calibri" style:font-family-asian="Calibri" style:font-family-complex="Calibri" fo:background-color="#ffffff" fo:color="#000000"/>
    </style:style>
    <style:style style:name="T62" style:family="text">
      <style:text-properties fo:font-size="14.00pt" fo:font-weight="normal" fo:font-family="TimesNewRoman" style:font-family-asian="TimesNewRoman" style:font-family-complex="TimesNewRoman" fo:background-color="#ffffff" fo:color="#000000"/>
    </style:style>
    <style:style style:name="T63" style:family="text">
      <style:text-properties fo:font-size="14.00pt" fo:font-weight="normal" fo:font-family="Calibri" style:font-family-asian="Calibri" style:font-family-complex="Calibri" fo:background-color="#ffffff" fo:color="#000000"/>
    </style:style>
    <style:style style:name="T64" style:family="text">
      <style:text-properties fo:font-size="14.00pt" fo:font-weight="normal" fo:font-family="TimesNewRoman" style:font-family-asian="TimesNewRoman" style:font-family-complex="TimesNewRoman" fo:background-color="#ffffff" fo:color="#000000"/>
    </style:style>
    <style:style style:name="T65" style:family="text">
      <style:text-properties fo:font-size="14.00pt" fo:font-weight="normal" fo:font-family="Calibri" style:font-family-asian="Calibri" style:font-family-complex="Calibri" fo:background-color="#ffffff" fo:color="#000000"/>
    </style:style>
    <style:style style:name="T66" style:family="text">
      <style:text-properties fo:font-size="14.00pt" fo:font-weight="normal" fo:font-family="TimesNewRoman" style:font-family-asian="TimesNewRoman" style:font-family-complex="TimesNewRoman" fo:background-color="#ffffff" fo:color="#000000"/>
    </style:style>
    <style:style style:name="T67" style:family="text">
      <style:text-properties fo:font-size="14.00pt" fo:font-weight="normal" fo:font-family="'Segoe UI Symbol'" style:font-family-asian="'Segoe UI Symbol'" style:font-family-complex="'Segoe UI Symbol'" fo:background-color="#ffffff" fo:color="#000000"/>
    </style:style>
    <style:style style:name="T68" style:family="text">
      <style:text-properties fo:font-size="14.00pt" fo:font-weight="normal" fo:font-family="TimesNewRoman" style:font-family-asian="TimesNewRoman" style:font-family-complex="TimesNewRoman" fo:background-color="#ffffff" fo:color="#000000"/>
    </style:style>
    <style:style style:name="T69" style:family="text">
      <style:text-properties fo:font-size="14.00pt" fo:font-weight="bold" fo:font-family="'Times New Roman'" style:font-family-asian="'Times New Roman'" style:font-family-complex="'Times New Roman'" fo:background-color="#ffffff" fo:color="#000000"/>
    </style:style>
    <style:style style:name="T70" style:family="text">
      <style:text-properties fo:font-size="14.00pt" fo:font-weight="normal" fo:font-family="Calibri" style:font-family-asian="Calibri" style:font-family-complex="Calibri" fo:background-color="#ffffff" fo:color="#000000"/>
    </style:style>
    <style:style style:name="T71" style:family="text">
      <style:text-properties fo:font-size="14.00pt" fo:font-weight="normal" fo:font-family="TimesNewRoman" style:font-family-asian="TimesNewRoman" style:font-family-complex="TimesNewRoman" fo:background-color="#ffffff" fo:color="#000000"/>
    </style:style>
    <style:style style:name="T72" style:family="text">
      <style:text-properties fo:font-size="14.00pt" fo:font-weight="normal" fo:font-family="Calibri" style:font-family-asian="Calibri" style:font-family-complex="Calibri" fo:background-color="#ffffff" fo:color="#000000"/>
    </style:style>
    <style:style style:name="T73" style:family="text">
      <style:text-properties fo:font-size="14.00pt" fo:font-weight="normal" fo:font-family="TimesNewRoman" style:font-family-asian="TimesNewRoman" style:font-family-complex="TimesNewRoman" fo:background-color="#ffffff" fo:color="#000000"/>
    </style:style>
    <style:style style:name="T74" style:family="text">
      <style:text-properties fo:font-size="14.00pt" fo:font-weight="normal" fo:font-family="Calibri" style:font-family-asian="Calibri" style:font-family-complex="Calibri" fo:background-color="#ffffff" fo:color="#000000"/>
    </style:style>
    <style:style style:name="T75" style:family="text">
      <style:text-properties fo:font-size="14.00pt" fo:font-weight="normal" fo:font-family="TimesNewRoman" style:font-family-asian="TimesNewRoman" style:font-family-complex="TimesNewRoman" fo:background-color="#ffffff" fo:color="#000000"/>
    </style:style>
    <style:style style:name="T76" style:family="text">
      <style:text-properties fo:font-size="14.00pt" fo:font-weight="normal" fo:font-family="Calibri" style:font-family-asian="Calibri" style:font-family-complex="Calibri" fo:background-color="#ffffff" fo:color="#000000"/>
    </style:style>
    <style:style style:name="T77" style:family="text">
      <style:text-properties fo:font-size="14.00pt" fo:font-weight="normal" fo:font-family="TimesNewRoman" style:font-family-asian="TimesNewRoman" style:font-family-complex="TimesNewRoman" fo:background-color="#ffffff" fo:color="#000000"/>
    </style:style>
    <style:style style:name="T78" style:family="text">
      <style:text-properties fo:font-size="14.00pt" fo:font-weight="normal" fo:font-family="Calibri" style:font-family-asian="Calibri" style:font-family-complex="Calibri" fo:background-color="#ffffff" fo:color="#000000"/>
    </style:style>
    <style:style style:name="T79" style:family="text">
      <style:text-properties fo:font-size="14.00pt" fo:font-weight="normal" fo:font-family="TimesNewRoman" style:font-family-asian="TimesNewRoman" style:font-family-complex="TimesNewRoman" fo:background-color="#ffffff" fo:color="#000000"/>
    </style:style>
    <style:style style:name="T80" style:family="text">
      <style:text-properties fo:font-size="14.00pt" fo:font-weight="normal" fo:font-family="Calibri" style:font-family-asian="Calibri" style:font-family-complex="Calibri" fo:background-color="#ffffff" fo:color="#000000"/>
    </style:style>
    <style:style style:name="T81" style:family="text">
      <style:text-properties fo:font-size="14.00pt" fo:font-weight="normal" fo:font-family="TimesNewRoman" style:font-family-asian="TimesNewRoman" style:font-family-complex="TimesNewRoman" fo:background-color="#ffffff" fo:color="#000000"/>
    </style:style>
    <style:style style:name="T82" style:family="text">
      <style:text-properties fo:font-size="14.00pt" fo:font-weight="normal" fo:font-family="Calibri" style:font-family-asian="Calibri" style:font-family-complex="Calibri" fo:background-color="#ffffff" fo:color="#000000"/>
    </style:style>
    <style:style style:name="T83" style:family="text">
      <style:text-properties fo:font-size="14.00pt" fo:font-weight="normal" fo:font-family="TimesNewRoman" style:font-family-asian="TimesNewRoman" style:font-family-complex="TimesNewRoman" fo:background-color="#ffffff" fo:color="#000000"/>
    </style:style>
    <style:style style:name="T84" style:family="text">
      <style:text-properties fo:font-size="14.00pt" fo:font-weight="normal" fo:font-family="Calibri" style:font-family-asian="Calibri" style:font-family-complex="Calibri" fo:background-color="#ffffff" fo:color="#000000"/>
    </style:style>
    <style:style style:name="T85" style:family="text">
      <style:text-properties fo:font-size="14.00pt" fo:font-weight="normal" fo:font-family="TimesNewRoman" style:font-family-asian="TimesNewRoman" style:font-family-complex="TimesNewRoman" fo:background-color="#ffffff" fo:color="#000000"/>
    </style:style>
    <style:style style:name="T86" style:family="text">
      <style:text-properties fo:font-size="14.00pt" fo:font-weight="normal" fo:font-family="Calibri" style:font-family-asian="Calibri" style:font-family-complex="Calibri" fo:background-color="#ffffff" fo:color="#000000"/>
    </style:style>
    <style:style style:name="T87" style:family="text">
      <style:text-properties fo:font-size="14.00pt" fo:font-weight="normal" fo:font-family="TimesNewRoman" style:font-family-asian="TimesNewRoman" style:font-family-complex="TimesNewRoman" fo:background-color="#ffffff" fo:color="#000000"/>
    </style:style>
    <style:style style:name="T88" style:family="text">
      <style:text-properties fo:font-size="14.00pt" fo:font-weight="normal" fo:font-family="Calibri" style:font-family-asian="Calibri" style:font-family-complex="Calibri" fo:background-color="#ffffff" fo:color="#000000"/>
    </style:style>
    <style:style style:name="T89" style:family="text">
      <style:text-properties fo:font-size="14.00pt" fo:font-weight="normal" fo:font-family="TimesNewRoman" style:font-family-asian="TimesNewRoman" style:font-family-complex="TimesNewRoman" fo:background-color="#ffffff" fo:color="#000000"/>
    </style:style>
    <style:style style:name="T90" style:family="text">
      <style:text-properties fo:font-size="14.00pt" fo:font-weight="normal" fo:font-family="Calibri" style:font-family-asian="Calibri" style:font-family-complex="Calibri" fo:background-color="#ffffff" fo:color="#000000"/>
    </style:style>
    <style:style style:name="T91" style:family="text">
      <style:text-properties fo:font-size="14.00pt" fo:font-weight="normal" fo:font-family="TimesNewRoman" style:font-family-asian="TimesNewRoman" style:font-family-complex="TimesNewRoman" fo:background-color="#ffffff" fo:color="#000000"/>
    </style:style>
    <style:style style:name="T92" style:family="text">
      <style:text-properties fo:font-size="14.00pt" fo:font-weight="normal" fo:font-family="Calibri" style:font-family-asian="Calibri" style:font-family-complex="Calibri" fo:background-color="#ffffff" fo:color="#000000"/>
    </style:style>
    <style:style style:name="T93" style:family="text">
      <style:text-properties fo:font-size="14.00pt" fo:font-weight="normal" fo:font-family="TimesNewRoman" style:font-family-asian="TimesNewRoman" style:font-family-complex="TimesNewRoman" fo:background-color="#ffffff" fo:color="#000000"/>
    </style:style>
    <style:style style:name="T94" style:family="text">
      <style:text-properties fo:font-size="14.00pt" fo:font-weight="normal" fo:font-family="Calibri" style:font-family-asian="Calibri" style:font-family-complex="Calibri" fo:background-color="#ffffff" fo:color="#000000"/>
    </style:style>
    <style:style style:name="T95" style:family="text">
      <style:text-properties fo:font-size="14.00pt" fo:font-weight="normal" fo:font-family="TimesNewRoman" style:font-family-asian="TimesNewRoman" style:font-family-complex="TimesNewRoman" fo:background-color="#ffffff" fo:color="#000000"/>
    </style:style>
    <style:style style:name="T96" style:family="text">
      <style:text-properties fo:font-size="14.00pt" fo:font-weight="normal" fo:font-family="Calibri" style:font-family-asian="Calibri" style:font-family-complex="Calibri" fo:background-color="#ffffff" fo:color="#000000"/>
    </style:style>
    <style:style style:name="T97" style:family="text">
      <style:text-properties fo:font-size="14.00pt" fo:font-weight="normal" fo:font-family="TimesNewRoman" style:font-family-asian="TimesNewRoman" style:font-family-complex="TimesNewRoman" fo:background-color="#ffffff" fo:color="#000000"/>
    </style:style>
    <style:style style:name="T98" style:family="text">
      <style:text-properties fo:font-size="14.00pt" fo:font-weight="normal" fo:font-family="Calibri" style:font-family-asian="Calibri" style:font-family-complex="Calibri" fo:background-color="#ffffff" fo:color="#000000"/>
    </style:style>
    <style:style style:name="T99" style:family="text">
      <style:text-properties fo:font-size="14.00pt" fo:font-weight="normal" fo:font-family="TimesNewRoman" style:font-family-asian="TimesNewRoman" style:font-family-complex="TimesNewRoman" fo:background-color="#ffffff" fo:color="#000000"/>
    </style:style>
    <style:style style:name="T100" style:family="text">
      <style:text-properties fo:font-size="14.00pt" fo:font-weight="normal" fo:font-family="TimesNewRoman" style:font-family-asian="TimesNewRoman" style:font-family-complex="TimesNewRoman" fo:background-color="#ffffff" fo:color="#000000"/>
    </style:style>
    <style:style style:name="T101" style:family="text">
      <style:text-properties fo:font-size="14.00pt" fo:font-weight="normal" fo:font-family="Calibri" style:font-family-asian="Calibri" style:font-family-complex="Calibri" fo:background-color="#ffffff" fo:color="#000000"/>
    </style:style>
    <style:style style:name="T102" style:family="text">
      <style:text-properties fo:font-size="14.00pt" fo:font-weight="normal" fo:font-family="TimesNewRoman" style:font-family-asian="TimesNewRoman" style:font-family-complex="TimesNewRoman" fo:background-color="#ffffff" fo:color="#000000"/>
    </style:style>
    <style:style style:name="T103" style:family="text">
      <style:text-properties fo:font-size="14.00pt" fo:font-weight="normal" fo:font-family="Calibri" style:font-family-asian="Calibri" style:font-family-complex="Calibri" fo:background-color="#ffffff" fo:color="#000000"/>
    </style:style>
    <style:style style:name="T104" style:family="text">
      <style:text-properties fo:font-size="14.00pt" fo:font-weight="normal" fo:font-family="TimesNewRoman" style:font-family-asian="TimesNewRoman" style:font-family-complex="TimesNewRoman" fo:background-color="#ffffff" fo:color="#000000"/>
    </style:style>
    <style:style style:name="T105" style:family="text">
      <style:text-properties fo:font-size="14.00pt" fo:font-weight="normal" fo:font-family="TimesNewRoman" style:font-family-asian="TimesNewRoman" style:font-family-complex="TimesNewRoman" fo:background-color="#ffffff" fo:color="#000000"/>
    </style:style>
    <style:style style:name="T106" style:family="text">
      <style:text-properties fo:font-size="14.00pt" fo:font-weight="normal" fo:font-family="Calibri" style:font-family-asian="Calibri" style:font-family-complex="Calibri" fo:background-color="#ffffff" fo:color="#000000"/>
    </style:style>
    <style:style style:name="T107" style:family="text">
      <style:text-properties fo:font-size="14.00pt" fo:font-weight="normal" fo:font-family="TimesNewRoman" style:font-family-asian="TimesNewRoman" style:font-family-complex="TimesNewRoman" fo:background-color="#ffffff" fo:color="#000000"/>
    </style:style>
    <style:style style:name="T108" style:family="text">
      <style:text-properties fo:font-size="14.00pt" fo:font-weight="normal" fo:font-family="Calibri" style:font-family-asian="Calibri" style:font-family-complex="Calibri" fo:background-color="#ffffff" fo:color="#000000"/>
    </style:style>
    <style:style style:name="T109" style:family="text">
      <style:text-properties fo:font-size="14.00pt" fo:font-weight="normal" fo:font-family="TimesNewRoman" style:font-family-asian="TimesNewRoman" style:font-family-complex="TimesNewRoman" fo:background-color="#ffffff" fo:color="#000000"/>
    </style:style>
    <style:style style:name="T110" style:family="text">
      <style:text-properties fo:font-size="14.00pt" fo:font-weight="normal" fo:font-family="Calibri" style:font-family-asian="Calibri" style:font-family-complex="Calibri" fo:background-color="#ffffff" fo:color="#000000"/>
    </style:style>
    <style:style style:name="T111" style:family="text">
      <style:text-properties fo:font-size="14.00pt" fo:font-weight="normal" fo:font-family="TimesNewRoman" style:font-family-asian="TimesNewRoman" style:font-family-complex="TimesNewRoman" fo:background-color="#ffffff" fo:color="#000000"/>
    </style:style>
    <style:style style:name="T112" style:family="text">
      <style:text-properties fo:font-size="14.00pt" fo:font-weight="normal" fo:font-family="Calibri" style:font-family-asian="Calibri" style:font-family-complex="Calibri" fo:background-color="#ffffff" fo:color="#000000"/>
    </style:style>
    <style:style style:name="T113" style:family="text">
      <style:text-properties fo:font-size="14.00pt" fo:font-weight="normal" fo:font-family="TimesNewRoman" style:font-family-asian="TimesNewRoman" style:font-family-complex="TimesNewRoman" fo:background-color="#ffffff" fo:color="#000000"/>
    </style:style>
    <style:style style:name="T114" style:family="text">
      <style:text-properties fo:font-size="14.00pt" fo:font-weight="normal" fo:font-family="Calibri" style:font-family-asian="Calibri" style:font-family-complex="Calibri" fo:background-color="#ffffff" fo:color="#000000"/>
    </style:style>
    <style:style style:name="T115" style:family="text">
      <style:text-properties fo:font-size="14.00pt" fo:font-weight="normal" fo:font-family="TimesNewRoman" style:font-family-asian="TimesNewRoman" style:font-family-complex="TimesNewRoman" fo:background-color="#ffffff" fo:color="#000000"/>
    </style:style>
    <style:style style:name="T116" style:family="text">
      <style:text-properties fo:font-size="14.00pt" fo:font-weight="normal" fo:font-family="Calibri" style:font-family-asian="Calibri" style:font-family-complex="Calibri" fo:background-color="#ffffff" fo:color="#000000"/>
    </style:style>
    <style:style style:name="T117" style:family="text">
      <style:text-properties fo:font-size="14.00pt" fo:font-weight="normal" fo:font-family="TimesNewRoman" style:font-family-asian="TimesNewRoman" style:font-family-complex="TimesNewRoman" fo:background-color="#ffffff" fo:color="#000000"/>
    </style:style>
    <style:style style:name="T118" style:family="text">
      <style:text-properties fo:font-size="14.00pt" fo:font-weight="normal" fo:font-family="Calibri" style:font-family-asian="Calibri" style:font-family-complex="Calibri" fo:background-color="#ffffff" fo:color="#000000"/>
    </style:style>
    <style:style style:name="T119" style:family="text">
      <style:text-properties fo:font-size="14.00pt" fo:font-weight="normal" fo:font-family="TimesNewRoman" style:font-family-asian="TimesNewRoman" style:font-family-complex="TimesNewRoman" fo:background-color="#ffffff" fo:color="#000000"/>
    </style:style>
    <style:style style:name="T120" style:family="text">
      <style:text-properties fo:font-size="14.00pt" fo:font-weight="normal" fo:font-family="Calibri" style:font-family-asian="Calibri" style:font-family-complex="Calibri" fo:background-color="#ffffff" fo:color="#000000"/>
    </style:style>
    <style:style style:name="T121" style:family="text">
      <style:text-properties fo:font-size="14.00pt" fo:font-weight="normal" fo:font-family="TimesNewRoman" style:font-family-asian="TimesNewRoman" style:font-family-complex="TimesNewRoman" fo:background-color="#ffffff" fo:color="#000000"/>
    </style:style>
    <style:style style:name="T122" style:family="text">
      <style:text-properties fo:font-size="14.00pt" fo:font-weight="normal" fo:font-family="Calibri" style:font-family-asian="Calibri" style:font-family-complex="Calibri" fo:background-color="#ffffff" fo:color="#000000"/>
    </style:style>
    <style:style style:name="T123" style:family="text">
      <style:text-properties fo:font-size="14.00pt" fo:font-weight="normal" fo:font-family="TimesNewRoman" style:font-family-asian="TimesNewRoman" style:font-family-complex="TimesNewRoman" fo:background-color="#ffffff" fo:color="#000000"/>
    </style:style>
    <style:style style:name="T124" style:family="text">
      <style:text-properties fo:font-size="14.00pt" fo:font-weight="normal" fo:font-family="Calibri" style:font-family-asian="Calibri" style:font-family-complex="Calibri" fo:background-color="#ffffff" fo:color="#000000"/>
    </style:style>
    <style:style style:name="T125" style:family="text">
      <style:text-properties fo:font-size="14.00pt" fo:font-weight="normal" fo:font-family="TimesNewRoman" style:font-family-asian="TimesNewRoman" style:font-family-complex="TimesNewRoman" fo:background-color="#ffffff" fo:color="#000000"/>
    </style:style>
    <style:style style:name="T126" style:family="text">
      <style:text-properties fo:font-size="14.00pt" fo:font-weight="normal" fo:font-family="Calibri" style:font-family-asian="Calibri" style:font-family-complex="Calibri" fo:background-color="#ffffff" fo:color="#000000"/>
    </style:style>
    <style:style style:name="T127" style:family="text">
      <style:text-properties fo:font-size="14.00pt" fo:font-weight="normal" fo:font-family="TimesNewRoman" style:font-family-asian="TimesNewRoman" style:font-family-complex="TimesNewRoman" fo:background-color="#ffffff" fo:color="#000000"/>
    </style:style>
    <style:style style:name="T128" style:family="text">
      <style:text-properties fo:font-size="14.00pt" fo:font-weight="normal" fo:font-family="Calibri" style:font-family-asian="Calibri" style:font-family-complex="Calibri" fo:background-color="#ffffff" fo:color="#000000"/>
    </style:style>
    <style:style style:name="T129" style:family="text">
      <style:text-properties fo:font-size="14.00pt" fo:font-weight="normal" fo:font-family="TimesNewRoman" style:font-family-asian="TimesNewRoman" style:font-family-complex="TimesNewRoman" fo:background-color="#ffffff" fo:color="#000000"/>
    </style:style>
    <style:style style:name="T130" style:family="text">
      <style:text-properties fo:font-size="14.00pt" fo:font-weight="normal" fo:font-family="Calibri" style:font-family-asian="Calibri" style:font-family-complex="Calibri" fo:background-color="#ffffff" fo:color="#000000"/>
    </style:style>
    <style:style style:name="T131" style:family="text">
      <style:text-properties fo:font-size="14.00pt" fo:font-weight="normal" fo:font-family="TimesNewRoman" style:font-family-asian="TimesNewRoman" style:font-family-complex="TimesNewRoman" fo:background-color="#ffffff" fo:color="#000000"/>
    </style:style>
    <style:style style:name="T132" style:family="text">
      <style:text-properties fo:font-size="14.00pt" fo:font-weight="normal" fo:font-family="Calibri" style:font-family-asian="Calibri" style:font-family-complex="Calibri" fo:background-color="#ffffff" fo:color="#000000"/>
    </style:style>
    <style:style style:name="T133" style:family="text">
      <style:text-properties fo:font-size="14.00pt" fo:font-weight="normal" fo:font-family="TimesNewRoman" style:font-family-asian="TimesNewRoman" style:font-family-complex="TimesNewRoman" fo:background-color="#ffffff" fo:color="#000000"/>
    </style:style>
    <style:style style:name="T134" style:family="text">
      <style:text-properties fo:font-size="14.00pt" fo:font-weight="normal" fo:font-family="Calibri" style:font-family-asian="Calibri" style:font-family-complex="Calibri" fo:background-color="#ffffff" fo:color="#000000"/>
    </style:style>
    <style:style style:name="T135" style:family="text">
      <style:text-properties fo:font-size="14.00pt" fo:font-weight="normal" fo:font-family="TimesNewRoman" style:font-family-asian="TimesNewRoman" style:font-family-complex="TimesNewRoman" fo:background-color="#ffffff" fo:color="#000000"/>
    </style:style>
    <style:style style:name="T136" style:family="text">
      <style:text-properties fo:font-size="14.00pt" fo:font-weight="normal" fo:font-family="Calibri" style:font-family-asian="Calibri" style:font-family-complex="Calibri" fo:background-color="#ffffff" fo:color="#000000"/>
    </style:style>
    <style:style style:name="T137" style:family="text">
      <style:text-properties fo:font-size="14.00pt" fo:font-weight="normal" fo:font-family="TimesNewRoman" style:font-family-asian="TimesNewRoman" style:font-family-complex="TimesNewRoman" fo:background-color="#ffffff" fo:color="#000000"/>
    </style:style>
    <style:style style:name="T138" style:family="text">
      <style:text-properties fo:font-size="14.00pt" fo:font-weight="normal" fo:font-family="Calibri" style:font-family-asian="Calibri" style:font-family-complex="Calibri" fo:background-color="#ffffff" fo:color="#000000"/>
    </style:style>
    <style:style style:name="T139" style:family="text">
      <style:text-properties fo:font-size="14.00pt" fo:font-weight="normal" fo:font-family="TimesNewRoman" style:font-family-asian="TimesNewRoman" style:font-family-complex="TimesNewRoman" fo:background-color="#ffffff" fo:color="#000000"/>
    </style:style>
    <style:style style:name="T140" style:family="text">
      <style:text-properties fo:font-size="14.00pt" fo:font-weight="normal" fo:font-family="Calibri" style:font-family-asian="Calibri" style:font-family-complex="Calibri" fo:background-color="#ffffff" fo:color="#000000"/>
    </style:style>
    <style:style style:name="T141" style:family="text">
      <style:text-properties fo:font-size="14.00pt" fo:font-weight="normal" fo:font-family="TimesNewRoman" style:font-family-asian="TimesNewRoman" style:font-family-complex="TimesNewRoman" fo:background-color="#ffffff" fo:color="#000000"/>
    </style:style>
    <style:style style:name="T142" style:family="text">
      <style:text-properties fo:font-size="14.00pt" fo:font-weight="normal" fo:font-family="Calibri" style:font-family-asian="Calibri" style:font-family-complex="Calibri" fo:background-color="#ffffff" fo:color="#000000"/>
    </style:style>
    <style:style style:name="T143" style:family="text">
      <style:text-properties fo:font-size="14.00pt" fo:font-weight="normal" fo:font-family="TimesNewRoman" style:font-family-asian="TimesNewRoman" style:font-family-complex="TimesNewRoman" fo:background-color="#ffffff" fo:color="#000000"/>
    </style:style>
    <style:style style:name="T144" style:family="text">
      <style:text-properties fo:font-size="14.00pt" fo:font-weight="normal" fo:font-family="Calibri" style:font-family-asian="Calibri" style:font-family-complex="Calibri" fo:background-color="#ffffff" fo:color="#000000"/>
    </style:style>
    <style:style style:name="T145" style:family="text">
      <style:text-properties fo:font-size="14.00pt" fo:font-weight="normal" fo:font-family="TimesNewRoman" style:font-family-asian="TimesNewRoman" style:font-family-complex="TimesNewRoman" fo:background-color="#ffffff" fo:color="#000000"/>
    </style:style>
    <style:style style:name="T146" style:family="text">
      <style:text-properties fo:font-size="14.00pt" fo:font-weight="normal" fo:font-family="Calibri" style:font-family-asian="Calibri" style:font-family-complex="Calibri" fo:background-color="#ffffff" fo:color="#000000"/>
    </style:style>
    <style:style style:name="T147" style:family="text">
      <style:text-properties fo:font-size="14.00pt" fo:font-weight="normal" fo:font-family="TimesNewRoman" style:font-family-asian="TimesNewRoman" style:font-family-complex="TimesNewRoman" fo:background-color="#ffffff" fo:color="#000000"/>
    </style:style>
    <style:style style:name="T148" style:family="text">
      <style:text-properties fo:font-size="14.00pt" fo:font-weight="normal" fo:font-family="Calibri" style:font-family-asian="Calibri" style:font-family-complex="Calibri" fo:background-color="#ffffff" fo:color="#000000"/>
    </style:style>
    <style:style style:name="T149" style:family="text">
      <style:text-properties fo:font-size="14.00pt" fo:font-weight="normal" fo:font-family="TimesNewRoman" style:font-family-asian="TimesNewRoman" style:font-family-complex="TimesNewRoman" fo:background-color="#ffffff" fo:color="#000000"/>
    </style:style>
    <style:style style:name="T150" style:family="text">
      <style:text-properties fo:font-size="14.00pt" fo:font-weight="normal" fo:font-family="Calibri" style:font-family-asian="Calibri" style:font-family-complex="Calibri" fo:background-color="#ffffff" fo:color="#000000"/>
    </style:style>
    <style:style style:name="T151" style:family="text">
      <style:text-properties fo:font-size="14.00pt" fo:font-weight="normal" fo:font-family="TimesNewRoman" style:font-family-asian="TimesNewRoman" style:font-family-complex="TimesNewRoman" fo:background-color="#ffffff" fo:color="#000000"/>
    </style:style>
    <style:style style:name="T152" style:family="text">
      <style:text-properties fo:font-size="14.00pt" fo:font-weight="normal" fo:font-family="Calibri" style:font-family-asian="Calibri" style:font-family-complex="Calibri" fo:background-color="#ffffff" fo:color="#000000"/>
    </style:style>
    <style:style style:name="T153" style:family="text">
      <style:text-properties fo:font-size="14.00pt" fo:font-weight="normal" fo:font-family="TimesNewRoman" style:font-family-asian="TimesNewRoman" style:font-family-complex="TimesNewRoman" fo:background-color="#ffffff" fo:color="#000000"/>
    </style:style>
    <style:style style:name="T154" style:family="text">
      <style:text-properties fo:font-size="14.00pt" fo:font-weight="normal" fo:font-family="Calibri" style:font-family-asian="Calibri" style:font-family-complex="Calibri" fo:background-color="#ffffff" fo:color="#000000"/>
    </style:style>
    <style:style style:name="T155" style:family="text">
      <style:text-properties fo:font-size="14.00pt" fo:font-weight="normal" fo:font-family="TimesNewRoman" style:font-family-asian="TimesNewRoman" style:font-family-complex="TimesNewRoman" fo:background-color="#ffffff" fo:color="#000000"/>
    </style:style>
    <style:style style:name="T156" style:family="text">
      <style:text-properties fo:font-size="14.00pt" fo:font-weight="normal" fo:font-family="Calibri" style:font-family-asian="Calibri" style:font-family-complex="Calibri" fo:background-color="#ffffff" fo:color="#000000"/>
    </style:style>
    <style:style style:name="T157" style:family="text">
      <style:text-properties fo:font-size="14.00pt" fo:font-weight="normal" fo:font-family="TimesNewRoman" style:font-family-asian="TimesNewRoman" style:font-family-complex="TimesNewRoman" fo:background-color="#ffffff" fo:color="#000000"/>
    </style:style>
    <style:style style:name="T158" style:family="text">
      <style:text-properties fo:font-size="14.00pt" fo:font-weight="normal" fo:font-family="Calibri" style:font-family-asian="Calibri" style:font-family-complex="Calibri" fo:background-color="#ffffff" fo:color="#000000"/>
    </style:style>
    <style:style style:name="T159" style:family="text">
      <style:text-properties fo:font-size="14.00pt" fo:font-weight="normal" fo:font-family="TimesNewRoman" style:font-family-asian="TimesNewRoman" style:font-family-complex="TimesNewRoman" fo:background-color="#ffffff" fo:color="#000000"/>
    </style:style>
    <style:style style:name="T160" style:family="text">
      <style:text-properties fo:font-size="14.00pt" fo:font-weight="normal" fo:font-family="Calibri" style:font-family-asian="Calibri" style:font-family-complex="Calibri" fo:background-color="#ffffff" fo:color="#000000"/>
    </style:style>
    <style:style style:name="T161" style:family="text">
      <style:text-properties fo:font-size="14.00pt" fo:font-weight="normal" fo:font-family="TimesNewRoman" style:font-family-asian="TimesNewRoman" style:font-family-complex="TimesNewRoman" fo:background-color="#ffffff" fo:color="#000000"/>
    </style:style>
    <style:style style:name="T162" style:family="text">
      <style:text-properties fo:font-size="14.00pt" fo:font-weight="normal" fo:font-family="Calibri" style:font-family-asian="Calibri" style:font-family-complex="Calibri" fo:background-color="#ffffff" fo:color="#000000"/>
    </style:style>
    <style:style style:name="T163" style:family="text">
      <style:text-properties fo:font-size="14.00pt" fo:font-weight="normal" fo:font-family="TimesNewRoman" style:font-family-asian="TimesNewRoman" style:font-family-complex="TimesNewRoman" fo:background-color="#ffffff" fo:color="#000000"/>
    </style:style>
    <style:style style:name="T164" style:family="text">
      <style:text-properties fo:font-size="14.00pt" fo:font-weight="normal" fo:font-family="Calibri" style:font-family-asian="Calibri" style:font-family-complex="Calibri" fo:background-color="#ffffff" fo:color="#000000"/>
    </style:style>
    <style:style style:name="T165" style:family="text">
      <style:text-properties fo:font-size="14.00pt" fo:font-weight="normal" fo:font-family="TimesNewRoman" style:font-family-asian="TimesNewRoman" style:font-family-complex="TimesNewRoman" fo:background-color="#ffffff" fo:color="#000000"/>
    </style:style>
    <style:style style:name="T166" style:family="text">
      <style:text-properties fo:font-size="14.00pt" fo:font-weight="normal" fo:font-family="Calibri" style:font-family-asian="Calibri" style:font-family-complex="Calibri" fo:background-color="#ffffff" fo:color="#000000"/>
    </style:style>
    <style:style style:name="T167" style:family="text">
      <style:text-properties fo:font-size="14.00pt" fo:font-weight="normal" fo:font-family="TimesNewRoman" style:font-family-asian="TimesNewRoman" style:font-family-complex="TimesNewRoman" fo:background-color="#ffffff" fo:color="#000000"/>
    </style:style>
    <style:style style:name="T168" style:family="text">
      <style:text-properties fo:font-size="14.00pt" fo:font-weight="normal" fo:font-family="Calibri" style:font-family-asian="Calibri" style:font-family-complex="Calibri" fo:background-color="#ffffff" fo:color="#000000"/>
    </style:style>
    <style:style style:name="T169" style:family="text">
      <style:text-properties fo:font-size="14.00pt" fo:font-weight="normal" fo:font-family="TimesNewRoman" style:font-family-asian="TimesNewRoman" style:font-family-complex="TimesNewRoman" fo:background-color="#ffffff" fo:color="#000000"/>
    </style:style>
    <style:style style:name="T170" style:family="text">
      <style:text-properties fo:font-size="14.00pt" fo:font-weight="normal" fo:font-family="Calibri" style:font-family-asian="Calibri" style:font-family-complex="Calibri" fo:background-color="#ffffff" fo:color="#000000"/>
    </style:style>
    <style:style style:name="T171" style:family="text">
      <style:text-properties fo:font-size="14.00pt" fo:font-weight="normal" fo:font-family="TimesNewRoman" style:font-family-asian="TimesNewRoman" style:font-family-complex="TimesNewRoman" fo:background-color="#ffffff" fo:color="#000000"/>
    </style:style>
    <style:style style:name="T172" style:family="text">
      <style:text-properties fo:font-size="14.00pt" fo:font-weight="normal" fo:font-family="Calibri" style:font-family-asian="Calibri" style:font-family-complex="Calibri" fo:background-color="#ffffff" fo:color="#000000"/>
    </style:style>
    <style:style style:name="T173" style:family="text">
      <style:text-properties fo:font-size="14.00pt" fo:font-weight="normal" fo:font-family="TimesNewRoman" style:font-family-asian="TimesNewRoman" style:font-family-complex="TimesNewRoman" fo:background-color="#ffffff" fo:color="#000000"/>
    </style:style>
    <style:style style:name="T174" style:family="text">
      <style:text-properties fo:font-size="14.00pt" fo:font-weight="normal" fo:font-family="Calibri" style:font-family-asian="Calibri" style:font-family-complex="Calibri" fo:background-color="#ffffff" fo:color="#000000"/>
    </style:style>
    <style:style style:name="T175" style:family="text">
      <style:text-properties fo:font-size="14.00pt" fo:font-weight="normal" fo:font-family="TimesNewRoman" style:font-family-asian="TimesNewRoman" style:font-family-complex="TimesNewRoman" fo:background-color="#ffffff" fo:color="#000000"/>
    </style:style>
    <style:style style:name="T176" style:family="text">
      <style:text-properties fo:font-size="14.00pt" fo:font-weight="normal" fo:font-family="Calibri" style:font-family-asian="Calibri" style:font-family-complex="Calibri" fo:background-color="#ffffff" fo:color="#000000"/>
    </style:style>
    <style:style style:name="T177" style:family="text">
      <style:text-properties fo:font-size="14.00pt" fo:font-weight="normal" fo:font-family="TimesNewRoman" style:font-family-asian="TimesNewRoman" style:font-family-complex="TimesNewRoman" fo:background-color="#ffffff" fo:color="#000000"/>
    </style:style>
    <style:style style:name="T178" style:family="text">
      <style:text-properties fo:font-size="14.00pt" fo:font-weight="normal" fo:font-family="Calibri" style:font-family-asian="Calibri" style:font-family-complex="Calibri" fo:background-color="#ffffff" fo:color="#000000"/>
    </style:style>
    <style:style style:name="T179" style:family="text">
      <style:text-properties fo:font-size="14.00pt" fo:font-weight="normal" fo:font-family="TimesNewRoman" style:font-family-asian="TimesNewRoman" style:font-family-complex="TimesNewRoman" fo:background-color="#ffffff" fo:color="#000000"/>
    </style:style>
    <style:style style:name="T180" style:family="text">
      <style:text-properties fo:font-size="14.00pt" fo:font-weight="normal" fo:font-family="TimesNewRoman" style:font-family-asian="TimesNewRoman" style:font-family-complex="TimesNewRoman" fo:background-color="#ffffff" fo:color="#000000"/>
    </style:style>
    <style:style style:name="T181" style:family="text">
      <style:text-properties fo:font-size="14.00pt" fo:font-weight="normal" fo:font-family="Calibri" style:font-family-asian="Calibri" style:font-family-complex="Calibri" fo:background-color="#ffffff" fo:color="#000000"/>
    </style:style>
    <style:style style:name="T182" style:family="text">
      <style:text-properties fo:font-size="14.00pt" fo:font-weight="normal" fo:font-family="TimesNewRoman" style:font-family-asian="TimesNewRoman" style:font-family-complex="TimesNewRoman" fo:background-color="#ffffff" fo:color="#000000"/>
    </style:style>
    <style:style style:name="T183" style:family="text">
      <style:text-properties fo:font-size="14.00pt" fo:font-weight="normal" fo:font-family="Calibri" style:font-family-asian="Calibri" style:font-family-complex="Calibri" fo:background-color="#ffffff" fo:color="#000000"/>
    </style:style>
    <style:style style:name="T184" style:family="text">
      <style:text-properties fo:font-size="14.00pt" fo:font-weight="normal" fo:font-family="TimesNewRoman" style:font-family-asian="TimesNewRoman" style:font-family-complex="TimesNewRoman" fo:background-color="#ffffff" fo:color="#000000"/>
    </style:style>
    <style:style style:name="T185" style:family="text">
      <style:text-properties fo:font-size="14.00pt" fo:font-weight="normal" fo:font-family="Calibri" style:font-family-asian="Calibri" style:font-family-complex="Calibri" fo:background-color="#ffffff" fo:color="#000000"/>
    </style:style>
    <style:style style:name="T186" style:family="text">
      <style:text-properties fo:font-size="14.00pt" fo:font-weight="normal" fo:font-family="TimesNewRoman" style:font-family-asian="TimesNewRoman" style:font-family-complex="TimesNewRoman" fo:background-color="#ffffff" fo:color="#000000"/>
    </style:style>
    <style:style style:name="T187" style:family="text">
      <style:text-properties fo:font-size="14.00pt" fo:font-weight="normal" fo:font-family="Calibri" style:font-family-asian="Calibri" style:font-family-complex="Calibri" fo:background-color="#ffffff" fo:color="#000000"/>
    </style:style>
    <style:style style:name="T188" style:family="text">
      <style:text-properties fo:font-size="14.00pt" fo:font-weight="normal" fo:font-family="TimesNewRoman" style:font-family-asian="TimesNewRoman" style:font-family-complex="TimesNewRoman" fo:background-color="#ffffff" fo:color="#000000"/>
    </style:style>
    <style:style style:name="T189" style:family="text">
      <style:text-properties fo:font-size="14.00pt" fo:font-weight="normal" fo:font-family="Calibri" style:font-family-asian="Calibri" style:font-family-complex="Calibri" fo:background-color="#ffffff" fo:color="#000000"/>
    </style:style>
    <style:style style:name="T190" style:family="text">
      <style:text-properties fo:font-size="14.00pt" fo:font-weight="normal" fo:font-family="TimesNewRoman" style:font-family-asian="TimesNewRoman" style:font-family-complex="TimesNewRoman" fo:background-color="#ffffff" fo:color="#000000"/>
    </style:style>
    <style:style style:name="T191" style:family="text">
      <style:text-properties fo:font-size="14.00pt" fo:font-weight="normal" fo:font-family="Calibri" style:font-family-asian="Calibri" style:font-family-complex="Calibri" fo:background-color="#ffffff" fo:color="#000000"/>
    </style:style>
    <style:style style:name="T192" style:family="text">
      <style:text-properties fo:font-size="14.00pt" fo:font-weight="normal" fo:font-family="TimesNewRoman" style:font-family-asian="TimesNewRoman" style:font-family-complex="TimesNewRoman" fo:background-color="#ffffff" fo:color="#000000"/>
    </style:style>
    <style:style style:name="T193" style:family="text">
      <style:text-properties fo:font-size="14.00pt" fo:font-weight="normal" fo:font-family="Calibri" style:font-family-asian="Calibri" style:font-family-complex="Calibri" fo:background-color="#ffffff" fo:color="#000000"/>
    </style:style>
    <style:style style:name="T194" style:family="text">
      <style:text-properties fo:font-size="14.00pt" fo:font-weight="normal" fo:font-family="TimesNewRoman" style:font-family-asian="TimesNewRoman" style:font-family-complex="TimesNewRoman" fo:background-color="#ffffff" fo:color="#000000"/>
    </style:style>
    <style:style style:name="T195" style:family="text">
      <style:text-properties fo:font-size="14.00pt" fo:font-weight="normal" fo:font-family="Calibri" style:font-family-asian="Calibri" style:font-family-complex="Calibri" fo:background-color="#ffffff" fo:color="#000000"/>
    </style:style>
    <style:style style:name="T196" style:family="text">
      <style:text-properties fo:font-size="14.00pt" fo:font-weight="normal" fo:font-family="TimesNewRoman" style:font-family-asian="TimesNewRoman" style:font-family-complex="TimesNewRoman" fo:background-color="#ffffff" fo:color="#000000"/>
    </style:style>
    <style:style style:name="T197" style:family="text">
      <style:text-properties fo:font-size="14.00pt" fo:font-weight="normal" fo:font-family="Calibri" style:font-family-asian="Calibri" style:font-family-complex="Calibri" fo:background-color="#ffffff" fo:color="#000000"/>
    </style:style>
    <style:style style:name="T198" style:family="text">
      <style:text-properties fo:font-size="14.00pt" fo:font-weight="normal" fo:font-family="TimesNewRoman" style:font-family-asian="TimesNewRoman" style:font-family-complex="TimesNewRoman" fo:background-color="#ffffff" fo:color="#000000"/>
    </style:style>
    <style:style style:name="T199" style:family="text">
      <style:text-properties fo:font-size="14.00pt" fo:font-weight="normal" fo:font-family="Calibri" style:font-family-asian="Calibri" style:font-family-complex="Calibri" fo:background-color="#ffffff" fo:color="#000000"/>
    </style:style>
    <style:style style:name="T200" style:family="text">
      <style:text-properties fo:font-size="14.00pt" fo:font-weight="normal" fo:font-family="TimesNewRoman" style:font-family-asian="TimesNewRoman" style:font-family-complex="TimesNewRoman" fo:background-color="#ffffff" fo:color="#000000"/>
    </style:style>
    <style:style style:name="T201" style:family="text">
      <style:text-properties fo:font-size="14.00pt" fo:font-weight="normal" fo:font-family="Calibri" style:font-family-asian="Calibri" style:font-family-complex="Calibri" fo:background-color="#ffffff" fo:color="#000000"/>
    </style:style>
    <style:style style:name="T202" style:family="text">
      <style:text-properties fo:font-size="14.00pt" fo:font-weight="normal" fo:font-family="TimesNewRoman" style:font-family-asian="TimesNewRoman" style:font-family-complex="TimesNewRoman" fo:background-color="#ffffff" fo:color="#000000"/>
    </style:style>
    <style:style style:name="T203" style:family="text">
      <style:text-properties fo:font-size="14.00pt" fo:font-weight="normal" fo:font-family="Calibri" style:font-family-asian="Calibri" style:font-family-complex="Calibri" fo:background-color="#ffffff" fo:color="#000000"/>
    </style:style>
    <style:style style:name="T204" style:family="text">
      <style:text-properties fo:font-size="14.00pt" fo:font-weight="normal" fo:font-family="TimesNewRoman" style:font-family-asian="TimesNewRoman" style:font-family-complex="TimesNewRoman" fo:background-color="#ffffff" fo:color="#000000"/>
    </style:style>
    <style:style style:name="T205" style:family="text">
      <style:text-properties fo:font-size="14.00pt" fo:font-weight="normal" fo:font-family="Calibri" style:font-family-asian="Calibri" style:font-family-complex="Calibri" fo:background-color="#ffffff" fo:color="#000000"/>
    </style:style>
    <style:style style:name="T206" style:family="text">
      <style:text-properties fo:font-size="14.00pt" fo:font-weight="normal" fo:font-family="TimesNewRoman" style:font-family-asian="TimesNewRoman" style:font-family-complex="TimesNewRoman" fo:background-color="#ffffff" fo:color="#000000"/>
    </style:style>
    <style:style style:name="T207" style:family="text">
      <style:text-properties fo:font-size="14.00pt" fo:font-weight="normal" fo:font-family="Calibri" style:font-family-asian="Calibri" style:font-family-complex="Calibri" fo:background-color="#ffffff" fo:color="#000000"/>
    </style:style>
    <style:style style:name="T208" style:family="text">
      <style:text-properties fo:font-size="14.00pt" fo:font-weight="normal" fo:font-family="TimesNewRoman" style:font-family-asian="TimesNewRoman" style:font-family-complex="TimesNewRoman" fo:background-color="#ffffff" fo:color="#000000"/>
    </style:style>
    <style:style style:name="T209" style:family="text">
      <style:text-properties fo:font-size="14.00pt" fo:font-weight="normal" fo:font-family="Calibri" style:font-family-asian="Calibri" style:font-family-complex="Calibri" fo:background-color="#ffffff" fo:color="#000000"/>
    </style:style>
    <style:style style:name="T210" style:family="text">
      <style:text-properties fo:font-size="14.00pt" fo:font-weight="normal" fo:font-family="TimesNewRoman" style:font-family-asian="TimesNewRoman" style:font-family-complex="TimesNewRoman" fo:background-color="#ffffff" fo:color="#000000"/>
    </style:style>
    <style:style style:name="T211" style:family="text">
      <style:text-properties fo:font-size="14.00pt" fo:font-weight="normal" fo:font-family="Calibri" style:font-family-asian="Calibri" style:font-family-complex="Calibri" fo:background-color="#ffffff" fo:color="#000000"/>
    </style:style>
    <style:style style:name="T212" style:family="text">
      <style:text-properties fo:font-size="14.00pt" fo:font-weight="normal" fo:font-family="TimesNewRoman" style:font-family-asian="TimesNewRoman" style:font-family-complex="TimesNewRoman" fo:background-color="#ffffff" fo:color="#000000"/>
    </style:style>
    <style:style style:name="T213" style:family="text">
      <style:text-properties fo:font-size="14.00pt" fo:font-weight="normal" fo:font-family="Calibri" style:font-family-asian="Calibri" style:font-family-complex="Calibri" fo:background-color="#ffffff" fo:color="#000000"/>
    </style:style>
    <style:style style:name="T214" style:family="text">
      <style:text-properties fo:font-size="14.00pt" fo:font-weight="normal" fo:font-family="TimesNewRoman" style:font-family-asian="TimesNewRoman" style:font-family-complex="TimesNewRoman" fo:background-color="#ffffff" fo:color="#000000"/>
    </style:style>
    <style:style style:name="T215" style:family="text">
      <style:text-properties fo:font-size="14.00pt" fo:font-weight="normal" fo:font-family="Calibri" style:font-family-asian="Calibri" style:font-family-complex="Calibri" fo:background-color="#ffffff" fo:color="#000000"/>
    </style:style>
    <style:style style:name="T216" style:family="text">
      <style:text-properties fo:font-size="14.00pt" fo:font-weight="normal" fo:font-family="TimesNewRoman" style:font-family-asian="TimesNewRoman" style:font-family-complex="TimesNewRoman" fo:background-color="#ffffff" fo:color="#000000"/>
    </style:style>
    <style:style style:name="T217" style:family="text">
      <style:text-properties fo:font-size="14.00pt" fo:font-weight="normal" fo:font-family="Calibri" style:font-family-asian="Calibri" style:font-family-complex="Calibri" fo:background-color="#ffffff" fo:color="#000000"/>
    </style:style>
    <style:style style:name="T218" style:family="text">
      <style:text-properties fo:font-size="14.00pt" fo:font-weight="normal" fo:font-family="TimesNewRoman" style:font-family-asian="TimesNewRoman" style:font-family-complex="TimesNewRoman" fo:background-color="#ffffff" fo:color="#000000"/>
    </style:style>
    <style:style style:name="T219" style:family="text">
      <style:text-properties fo:font-size="14.00pt" fo:font-weight="normal" fo:font-family="Calibri" style:font-family-asian="Calibri" style:font-family-complex="Calibri" fo:background-color="#ffffff" fo:color="#000000"/>
    </style:style>
    <style:style style:name="T220" style:family="text">
      <style:text-properties fo:font-size="14.00pt" fo:font-weight="normal" fo:font-family="TimesNewRoman" style:font-family-asian="TimesNewRoman" style:font-family-complex="TimesNewRoman" fo:background-color="#ffffff" fo:color="#000000"/>
    </style:style>
    <style:style style:name="T221" style:family="text">
      <style:text-properties fo:font-size="14.00pt" fo:font-weight="normal" fo:font-family="Calibri" style:font-family-asian="Calibri" style:font-family-complex="Calibri" fo:background-color="#ffffff" fo:color="#000000"/>
    </style:style>
    <style:style style:name="T222" style:family="text">
      <style:text-properties fo:font-size="14.00pt" fo:font-weight="normal" fo:font-family="TimesNewRoman" style:font-family-asian="TimesNewRoman" style:font-family-complex="TimesNewRoman" fo:background-color="#ffffff" fo:color="#000000"/>
    </style:style>
    <style:style style:name="T223" style:family="text">
      <style:text-properties fo:font-size="14.00pt" fo:font-weight="normal" fo:font-family="Calibri" style:font-family-asian="Calibri" style:font-family-complex="Calibri" fo:background-color="#ffffff" fo:color="#000000"/>
    </style:style>
    <style:style style:name="T224" style:family="text">
      <style:text-properties fo:font-size="14.00pt" fo:font-weight="normal" fo:font-family="TimesNewRoman" style:font-family-asian="TimesNewRoman" style:font-family-complex="TimesNewRoman" fo:background-color="#ffffff" fo:color="#000000"/>
    </style:style>
    <style:style style:name="T225" style:family="text">
      <style:text-properties fo:font-size="14.00pt" fo:font-weight="normal" fo:font-family="Calibri" style:font-family-asian="Calibri" style:font-family-complex="Calibri" fo:background-color="#ffffff" fo:color="#000000"/>
    </style:style>
    <style:style style:name="T226" style:family="text">
      <style:text-properties fo:font-size="14.00pt" fo:font-weight="normal" fo:font-family="TimesNewRoman" style:font-family-asian="TimesNewRoman" style:font-family-complex="TimesNewRoman" fo:background-color="#ffffff" fo:color="#000000"/>
    </style:style>
    <style:style style:name="T227" style:family="text">
      <style:text-properties fo:font-size="14.00pt" fo:font-weight="normal" fo:font-family="Calibri" style:font-family-asian="Calibri" style:font-family-complex="Calibri" fo:background-color="#ffffff" fo:color="#000000"/>
    </style:style>
    <style:style style:name="T228" style:family="text">
      <style:text-properties fo:font-size="14.00pt" fo:font-weight="normal" fo:font-family="TimesNewRoman" style:font-family-asian="TimesNewRoman" style:font-family-complex="TimesNewRoman" fo:background-color="#ffffff" fo:color="#000000"/>
    </style:style>
    <style:style style:name="T229" style:family="text">
      <style:text-properties fo:font-size="14.00pt" fo:font-weight="normal" fo:font-family="Calibri" style:font-family-asian="Calibri" style:font-family-complex="Calibri" fo:background-color="#ffffff" fo:color="#000000"/>
    </style:style>
    <style:style style:name="T230" style:family="text">
      <style:text-properties fo:font-size="14.00pt" fo:font-weight="normal" fo:font-family="TimesNewRoman" style:font-family-asian="TimesNewRoman" style:font-family-complex="TimesNewRoman" fo:background-color="#ffffff" fo:color="#000000"/>
    </style:style>
    <style:style style:name="T231" style:family="text">
      <style:text-properties fo:font-size="14.00pt" fo:font-weight="normal" fo:font-family="Calibri" style:font-family-asian="Calibri" style:font-family-complex="Calibri" fo:background-color="#ffffff" fo:color="#000000"/>
    </style:style>
    <style:style style:name="T232" style:family="text">
      <style:text-properties fo:font-size="14.00pt" fo:font-weight="normal" fo:font-family="TimesNewRoman" style:font-family-asian="TimesNewRoman" style:font-family-complex="TimesNewRoman" fo:background-color="#ffffff" fo:color="#000000"/>
    </style:style>
    <style:style style:name="T233" style:family="text">
      <style:text-properties fo:font-size="14.00pt" fo:font-weight="normal" fo:font-family="Calibri" style:font-family-asian="Calibri" style:font-family-complex="Calibri" fo:background-color="#ffffff" fo:color="#000000"/>
    </style:style>
    <style:style style:name="T234" style:family="text">
      <style:text-properties fo:font-size="14.00pt" fo:font-weight="normal" fo:font-family="TimesNewRoman" style:font-family-asian="TimesNewRoman" style:font-family-complex="TimesNewRoman" fo:background-color="#ffffff" fo:color="#000000"/>
    </style:style>
    <style:style style:name="T235" style:family="text">
      <style:text-properties fo:font-size="14.00pt" fo:font-weight="normal" fo:font-family="Calibri" style:font-family-asian="Calibri" style:font-family-complex="Calibri" fo:background-color="#ffffff" fo:color="#000000"/>
    </style:style>
    <style:style style:name="T236" style:family="text">
      <style:text-properties fo:font-size="14.00pt" fo:font-weight="normal" fo:font-family="TimesNewRoman" style:font-family-asian="TimesNewRoman" style:font-family-complex="TimesNewRoman" fo:background-color="#ffffff" fo:color="#000000"/>
    </style:style>
    <style:style style:name="T237" style:family="text">
      <style:text-properties fo:font-size="14.00pt" fo:font-weight="normal" fo:font-family="Calibri" style:font-family-asian="Calibri" style:font-family-complex="Calibri" fo:background-color="#ffffff" fo:color="#000000"/>
    </style:style>
    <style:style style:name="T238" style:family="text">
      <style:text-properties fo:font-size="14.00pt" fo:font-weight="normal" fo:font-family="TimesNewRoman" style:font-family-asian="TimesNewRoman" style:font-family-complex="TimesNewRoman" fo:background-color="#ffffff" fo:color="#000000"/>
    </style:style>
    <style:style style:name="T239" style:family="text">
      <style:text-properties fo:font-size="14.00pt" fo:font-weight="normal" fo:font-family="Calibri" style:font-family-asian="Calibri" style:font-family-complex="Calibri" fo:background-color="#ffffff" fo:color="#000000"/>
    </style:style>
    <style:style style:name="T240" style:family="text">
      <style:text-properties fo:font-size="14.00pt" fo:font-weight="normal" fo:font-family="TimesNewRoman" style:font-family-asian="TimesNewRoman" style:font-family-complex="TimesNewRoman" fo:background-color="#ffffff" fo:color="#000000"/>
    </style:style>
    <style:style style:name="T241" style:family="text">
      <style:text-properties fo:font-size="14.00pt" fo:font-weight="normal" fo:font-family="Calibri" style:font-family-asian="Calibri" style:font-family-complex="Calibri" fo:background-color="#ffffff" fo:color="#000000"/>
    </style:style>
    <style:style style:name="T242" style:family="text">
      <style:text-properties fo:font-size="14.00pt" fo:font-weight="normal" fo:font-family="TimesNewRoman" style:font-family-asian="TimesNewRoman" style:font-family-complex="TimesNewRoman" fo:background-color="#ffffff" fo:color="#000000"/>
    </style:style>
    <style:style style:name="T243" style:family="text">
      <style:text-properties fo:font-size="14.00pt" fo:font-weight="normal" fo:font-family="Calibri" style:font-family-asian="Calibri" style:font-family-complex="Calibri" fo:background-color="#ffffff" fo:color="#000000"/>
    </style:style>
    <style:style style:name="T244" style:family="text">
      <style:text-properties fo:font-size="14.00pt" fo:font-weight="normal" fo:font-family="TimesNewRoman" style:font-family-asian="TimesNewRoman" style:font-family-complex="TimesNewRoman" fo:background-color="#ffffff" fo:color="#000000"/>
    </style:style>
    <style:style style:name="T245" style:family="text">
      <style:text-properties fo:font-size="14.00pt" fo:font-weight="normal" fo:font-family="Calibri" style:font-family-asian="Calibri" style:font-family-complex="Calibri" fo:background-color="#ffffff" fo:color="#000000"/>
    </style:style>
    <style:style style:name="T246" style:family="text">
      <style:text-properties fo:font-size="14.00pt" fo:font-weight="normal" fo:font-family="TimesNewRoman" style:font-family-asian="TimesNewRoman" style:font-family-complex="TimesNewRoman" fo:background-color="#ffffff" fo:color="#000000"/>
    </style:style>
    <style:style style:name="T247" style:family="text">
      <style:text-properties fo:font-size="14.00pt" fo:font-weight="normal" fo:font-family="Calibri" style:font-family-asian="Calibri" style:font-family-complex="Calibri" fo:background-color="#ffffff" fo:color="#000000"/>
    </style:style>
    <style:style style:name="T248" style:family="text">
      <style:text-properties fo:font-size="14.00pt" fo:font-weight="normal" fo:font-family="TimesNewRoman" style:font-family-asian="TimesNewRoman" style:font-family-complex="TimesNewRoman" fo:background-color="#ffffff" fo:color="#000000"/>
    </style:style>
    <style:style style:name="T249" style:family="text">
      <style:text-properties fo:font-size="14.00pt" fo:font-weight="normal" fo:font-family="Calibri" style:font-family-asian="Calibri" style:font-family-complex="Calibri" fo:background-color="#ffffff" fo:color="#000000"/>
    </style:style>
    <style:style style:name="T250" style:family="text">
      <style:text-properties fo:font-size="14.00pt" fo:font-weight="normal" fo:font-family="TimesNewRoman" style:font-family-asian="TimesNewRoman" style:font-family-complex="TimesNewRoman" fo:background-color="#ffffff" fo:color="#000000"/>
    </style:style>
    <style:style style:name="T251" style:family="text">
      <style:text-properties fo:font-size="14.00pt" fo:font-weight="normal" fo:font-family="Calibri" style:font-family-asian="Calibri" style:font-family-complex="Calibri" fo:background-color="#ffffff" fo:color="#000000"/>
    </style:style>
    <style:style style:name="T252" style:family="text">
      <style:text-properties fo:font-size="14.00pt" fo:font-weight="normal" fo:font-family="TimesNewRoman" style:font-family-asian="TimesNewRoman" style:font-family-complex="TimesNewRoman" fo:background-color="#ffffff" fo:color="#000000"/>
    </style:style>
    <style:style style:name="T253" style:family="text">
      <style:text-properties fo:font-size="14.00pt" fo:font-weight="normal" fo:font-family="Calibri" style:font-family-asian="Calibri" style:font-family-complex="Calibri" fo:background-color="#ffffff" fo:color="#000000"/>
    </style:style>
    <style:style style:name="T254" style:family="text">
      <style:text-properties fo:font-size="14.00pt" fo:font-weight="normal" fo:font-family="TimesNewRoman" style:font-family-asian="TimesNewRoman" style:font-family-complex="TimesNewRoman" fo:background-color="#ffffff" fo:color="#000000"/>
    </style:style>
    <style:style style:name="T255" style:family="text">
      <style:text-properties fo:font-size="14.00pt" fo:font-weight="normal" fo:font-family="Calibri" style:font-family-asian="Calibri" style:font-family-complex="Calibri" fo:background-color="#ffffff" fo:color="#000000"/>
    </style:style>
    <style:style style:name="T256" style:family="text">
      <style:text-properties fo:font-size="14.00pt" fo:font-weight="normal" fo:font-family="TimesNewRoman" style:font-family-asian="TimesNewRoman" style:font-family-complex="TimesNewRoman" fo:background-color="#ffffff" fo:color="#000000"/>
    </style:style>
    <style:style style:name="T257" style:family="text">
      <style:text-properties fo:font-size="14.00pt" fo:font-weight="normal" fo:font-family="Calibri" style:font-family-asian="Calibri" style:font-family-complex="Calibri" fo:background-color="#ffffff" fo:color="#000000"/>
    </style:style>
    <style:style style:name="T258" style:family="text">
      <style:text-properties fo:font-size="14.00pt" fo:font-weight="normal" fo:font-family="TimesNewRoman" style:font-family-asian="TimesNewRoman" style:font-family-complex="TimesNewRoman" fo:background-color="#ffffff" fo:color="#000000"/>
    </style:style>
    <style:style style:name="T259" style:family="text">
      <style:text-properties fo:font-size="14.00pt" fo:font-weight="normal" fo:font-family="Calibri" style:font-family-asian="Calibri" style:font-family-complex="Calibri" fo:background-color="#ffffff" fo:color="#000000"/>
    </style:style>
    <style:style style:name="T260" style:family="text">
      <style:text-properties fo:font-size="14.00pt" fo:font-weight="normal" fo:font-family="TimesNewRoman" style:font-family-asian="TimesNewRoman" style:font-family-complex="TimesNewRoman" fo:background-color="#ffffff" fo:color="#000000"/>
    </style:style>
    <style:style style:name="T261" style:family="text">
      <style:text-properties fo:font-size="14.00pt" fo:font-weight="normal" fo:font-family="Calibri" style:font-family-asian="Calibri" style:font-family-complex="Calibri" fo:background-color="#ffffff" fo:color="#000000"/>
    </style:style>
    <style:style style:name="T262" style:family="text">
      <style:text-properties fo:font-size="14.00pt" fo:font-weight="normal" fo:font-family="TimesNewRoman" style:font-family-asian="TimesNewRoman" style:font-family-complex="TimesNewRoman" fo:background-color="#ffffff" fo:color="#000000"/>
    </style:style>
    <style:style style:name="T263" style:family="text">
      <style:text-properties fo:font-size="14.00pt" fo:font-weight="normal" fo:font-family="Calibri" style:font-family-asian="Calibri" style:font-family-complex="Calibri" fo:background-color="#ffffff" fo:color="#000000"/>
    </style:style>
    <style:style style:name="T264" style:family="text">
      <style:text-properties fo:font-size="14.00pt" fo:font-weight="normal" fo:font-family="TimesNewRoman" style:font-family-asian="TimesNewRoman" style:font-family-complex="TimesNewRoman" fo:background-color="#ffffff" fo:color="#000000"/>
    </style:style>
    <style:style style:name="T265" style:family="text">
      <style:text-properties fo:font-size="14.00pt" fo:font-weight="normal" fo:font-family="Calibri" style:font-family-asian="Calibri" style:font-family-complex="Calibri" fo:background-color="#ffffff" fo:color="#000000"/>
    </style:style>
    <style:style style:name="T266" style:family="text">
      <style:text-properties fo:font-size="14.00pt" fo:font-weight="normal" fo:font-family="TimesNewRoman" style:font-family-asian="TimesNewRoman" style:font-family-complex="TimesNewRoman" fo:background-color="#ffffff" fo:color="#000000"/>
    </style:style>
    <style:style style:name="T267" style:family="text">
      <style:text-properties fo:font-size="14.00pt" fo:font-weight="normal" fo:font-family="Calibri" style:font-family-asian="Calibri" style:font-family-complex="Calibri" fo:background-color="#ffffff" fo:color="#000000"/>
    </style:style>
    <style:style style:name="T268" style:family="text">
      <style:text-properties fo:font-size="14.00pt" fo:font-weight="normal" fo:font-family="TimesNewRoman" style:font-family-asian="TimesNewRoman" style:font-family-complex="TimesNewRoman" fo:background-color="#ffffff" fo:color="#000000"/>
    </style:style>
    <style:style style:name="T269" style:family="text">
      <style:text-properties fo:font-size="14.00pt" fo:font-weight="normal" fo:font-family="Calibri" style:font-family-asian="Calibri" style:font-family-complex="Calibri" fo:background-color="#ffffff" fo:color="#000000"/>
    </style:style>
    <style:style style:name="T270" style:family="text">
      <style:text-properties fo:font-size="14.00pt" fo:font-weight="normal" fo:font-family="TimesNewRoman" style:font-family-asian="TimesNewRoman" style:font-family-complex="TimesNewRoman" fo:background-color="#ffffff" fo:color="#000000"/>
    </style:style>
    <style:style style:name="T271" style:family="text">
      <style:text-properties fo:font-size="14.00pt" fo:font-weight="normal" fo:font-family="Calibri" style:font-family-asian="Calibri" style:font-family-complex="Calibri" fo:background-color="#ffffff" fo:color="#000000"/>
    </style:style>
    <style:style style:name="T272" style:family="text">
      <style:text-properties fo:font-size="14.00pt" fo:font-weight="normal" fo:font-family="TimesNewRoman" style:font-family-asian="TimesNewRoman" style:font-family-complex="TimesNewRoman" fo:background-color="#ffffff" fo:color="#000000"/>
    </style:style>
    <style:style style:name="T2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4" style:family="text">
      <style:text-properties fo:font-size="14.00pt" fo:font-weight="bold" fo:font-family="Calibri" style:font-family-asian="Calibri" style:font-family-complex="Calibri" fo:background-color="#ffffff" fo:color="#000000"/>
    </style:style>
    <style:style style:name="T275" style:family="text">
      <style:text-properties fo:font-size="14.00pt" fo:font-weight="bold" fo:font-family="TimesNewRoman" style:font-family-asian="TimesNewRoman" style:font-family-complex="TimesNewRoman" fo:background-color="#ffffff" fo:color="#000000"/>
    </style:style>
    <style:style style:name="T276" style:family="text">
      <style:text-properties fo:font-size="14.00pt" fo:font-weight="bold" fo:font-family="Calibri" style:font-family-asian="Calibri" style:font-family-complex="Calibri" fo:background-color="#ffffff" fo:color="#000000"/>
    </style:style>
    <style:style style:name="T277" style:family="text">
      <style:text-properties fo:font-size="14.00pt" fo:font-weight="bold" fo:font-family="TimesNewRoman" style:font-family-asian="TimesNewRoman" style:font-family-complex="TimesNewRoman" fo:background-color="#ffffff" fo:color="#000000"/>
    </style:style>
    <style:style style:name="T278" style:family="text">
      <style:text-properties fo:font-size="14.00pt" fo:font-weight="bold" fo:font-family="Calibri" style:font-family-asian="Calibri" style:font-family-complex="Calibri" fo:background-color="#ffffff" fo:color="#000000"/>
    </style:style>
    <style:style style:name="T279" style:family="text">
      <style:text-properties fo:font-size="14.00pt" fo:font-weight="bold" fo:font-family="TimesNewRoman" style:font-family-asian="TimesNewRoman" style:font-family-complex="TimesNewRoman" fo:background-color="#ffffff" fo:color="#000000"/>
    </style:style>
    <style:style style:name="T280" style:family="text">
      <style:text-properties fo:font-size="14.00pt" fo:font-weight="bold" fo:font-family="Calibri" style:font-family-asian="Calibri" style:font-family-complex="Calibri" fo:background-color="#ffffff" fo:color="#000000"/>
    </style:style>
    <style:style style:name="T281" style:family="text">
      <style:text-properties fo:font-size="14.00pt" fo:font-weight="normal" fo:font-family="TimesNewRoman" style:font-family-asian="TimesNewRoman" style:font-family-complex="TimesNewRoman" fo:background-color="#ffffff" fo:color="#000000"/>
    </style:style>
    <style:style style:name="T282" style:family="text">
      <style:text-properties fo:font-size="14.00pt" fo:font-weight="normal" fo:font-family="Calibri" style:font-family-asian="Calibri" style:font-family-complex="Calibri" fo:background-color="#ffffff" fo:color="#000000"/>
    </style:style>
    <style:style style:name="T283" style:family="text">
      <style:text-properties fo:font-size="14.00pt" fo:font-weight="normal" fo:font-family="TimesNewRoman" style:font-family-asian="TimesNewRoman" style:font-family-complex="TimesNewRoman" fo:background-color="#ffffff" fo:color="#000000"/>
    </style:style>
    <style:style style:name="T284" style:family="text">
      <style:text-properties fo:font-size="14.00pt" fo:font-weight="normal" fo:font-family="Calibri" style:font-family-asian="Calibri" style:font-family-complex="Calibri" fo:background-color="#ffffff" fo:color="#000000"/>
    </style:style>
    <style:style style:name="T285" style:family="text">
      <style:text-properties fo:font-size="14.00pt" fo:font-weight="normal" fo:font-family="TimesNewRoman" style:font-family-asian="TimesNewRoman" style:font-family-complex="TimesNewRoman" fo:background-color="#ffffff" fo:color="#000000"/>
    </style:style>
    <style:style style:name="T286" style:family="text">
      <style:text-properties fo:font-size="14.00pt" fo:font-weight="bold" fo:font-family="Calibri" style:font-family-asian="Calibri" style:font-family-complex="Calibri" fo:background-color="#ffffff" fo:color="#000000"/>
    </style:style>
    <style:style style:name="T287" style:family="text">
      <style:text-properties fo:font-size="14.00pt" fo:font-weight="bold" fo:font-family="TimesNewRoman" style:font-family-asian="TimesNewRoman" style:font-family-complex="TimesNewRoman" fo:background-color="#ffffff" fo:color="#000000"/>
    </style:style>
    <style:style style:name="T288" style:family="text">
      <style:text-properties fo:font-size="14.00pt" fo:font-weight="bold" fo:font-family="Calibri" style:font-family-asian="Calibri" style:font-family-complex="Calibri" fo:background-color="#ffffff" fo:color="#000000"/>
    </style:style>
    <style:style style:name="T289" style:family="text">
      <style:text-properties fo:font-size="14.00pt" fo:font-weight="bold" fo:font-family="TimesNewRoman" style:font-family-asian="TimesNewRoman" style:font-family-complex="TimesNewRoman" fo:background-color="#ffffff" fo:color="#000000"/>
    </style:style>
    <style:style style:name="T290" style:family="text">
      <style:text-properties fo:font-size="14.00pt" fo:font-weight="bold" fo:font-family="Calibri" style:font-family-asian="Calibri" style:font-family-complex="Calibri" fo:background-color="#ffffff" fo:color="#000000"/>
    </style:style>
    <style:style style:name="T291" style:family="text">
      <style:text-properties fo:font-size="14.00pt" fo:font-weight="bold" fo:font-family="TimesNewRoman" style:font-family-asian="TimesNewRoman" style:font-family-complex="TimesNewRoman" fo:background-color="#ffffff" fo:color="#000000"/>
    </style:style>
    <style:style style:name="T292" style:family="text">
      <style:text-properties fo:font-size="14.00pt" fo:font-weight="bold" fo:font-family="Calibri" style:font-family-asian="Calibri" style:font-family-complex="Calibri" fo:background-color="#ffffff" fo:color="#000000"/>
    </style:style>
    <style:style style:name="T293" style:family="text">
      <style:text-properties fo:font-size="14.00pt" fo:font-weight="bold" fo:font-family="TimesNewRoman" style:font-family-asian="TimesNewRoman" style:font-family-complex="TimesNewRoman" fo:background-color="#ffffff" fo:color="#000000"/>
    </style:style>
    <style:style style:name="T294" style:family="text">
      <style:text-properties fo:font-size="14.00pt" fo:font-weight="bold" fo:font-family="Calibri" style:font-family-asian="Calibri" style:font-family-complex="Calibri" fo:background-color="#ffffff" fo:color="#000000"/>
    </style:style>
    <style:style style:name="T295" style:family="text">
      <style:text-properties fo:font-size="14.00pt" fo:font-weight="bold" fo:font-family="TimesNewRoman" style:font-family-asian="TimesNewRoman" style:font-family-complex="TimesNewRoman" fo:background-color="#ffffff" fo:color="#000000"/>
    </style:style>
    <style:style style:name="T296" style:family="text">
      <style:text-properties fo:font-size="14.00pt" fo:font-weight="normal" fo:font-family="TimesNewRoman" style:font-family-asian="TimesNewRoman" style:font-family-complex="TimesNewRoman" fo:background-color="#ffffff" fo:color="#000000"/>
    </style:style>
    <style:style style:name="T297" style:family="text">
      <style:text-properties fo:font-size="14.00pt" fo:font-weight="normal" fo:font-family="Calibri" style:font-family-asian="Calibri" style:font-family-complex="Calibri" fo:background-color="#ffffff" fo:color="#000000"/>
    </style:style>
    <style:style style:name="T298" style:family="text">
      <style:text-properties fo:font-size="14.00pt" fo:font-weight="normal" fo:font-family="TimesNewRoman" style:font-family-asian="TimesNewRoman" style:font-family-complex="TimesNewRoman" fo:background-color="#ffffff" fo:color="#000000"/>
    </style:style>
    <style:style style:name="T299" style:family="text">
      <style:text-properties fo:font-size="14.00pt" fo:font-weight="normal" fo:font-family="Calibri" style:font-family-asian="Calibri" style:font-family-complex="Calibri" fo:background-color="#ffffff" fo:color="#000000"/>
    </style:style>
    <style:style style:name="T300" style:family="text">
      <style:text-properties fo:font-size="14.00pt" fo:font-weight="normal" fo:font-family="TimesNewRoman" style:font-family-asian="TimesNewRoman" style:font-family-complex="TimesNewRoman" fo:background-color="#ffffff" fo:color="#000000"/>
    </style:style>
    <style:style style:name="T301" style:family="text">
      <style:text-properties fo:font-size="14.00pt" fo:font-weight="bold" fo:font-family="Calibri" style:font-family-asian="Calibri" style:font-family-complex="Calibri" fo:background-color="#ffffff" fo:color="#000000"/>
    </style:style>
    <style:style style:name="T302" style:family="text">
      <style:text-properties fo:font-size="14.00pt" fo:font-weight="bold" fo:font-family="TimesNewRoman" style:font-family-asian="TimesNewRoman" style:font-family-complex="TimesNewRoman" fo:background-color="#ffffff" fo:color="#000000"/>
    </style:style>
    <style:style style:name="T303" style:family="text">
      <style:text-properties fo:font-size="14.00pt" fo:font-weight="bold" fo:font-family="Calibri" style:font-family-asian="Calibri" style:font-family-complex="Calibri" fo:background-color="#ffffff" fo:color="#000000"/>
    </style:style>
    <style:style style:name="T304" style:family="text">
      <style:text-properties fo:font-size="14.00pt" fo:font-weight="bold" fo:font-family="TimesNewRoman" style:font-family-asian="TimesNewRoman" style:font-family-complex="TimesNewRoman" fo:background-color="#ffffff" fo:color="#000000"/>
    </style:style>
    <style:style style:name="T305" style:family="text">
      <style:text-properties fo:font-size="14.00pt" fo:font-weight="bold" fo:font-family="Calibri" style:font-family-asian="Calibri" style:font-family-complex="Calibri" fo:background-color="#ffffff" fo:color="#000000"/>
    </style:style>
    <style:style style:name="T306" style:family="text">
      <style:text-properties fo:font-size="14.00pt" fo:font-weight="normal" fo:font-family="TimesNewRoman" style:font-family-asian="TimesNewRoman" style:font-family-complex="TimesNewRoman" fo:background-color="#ffffff" fo:color="#000000"/>
    </style:style>
    <style:style style:name="T307" style:family="text">
      <style:text-properties fo:font-size="14.00pt" fo:font-weight="normal" fo:font-family="Calibri" style:font-family-asian="Calibri" style:font-family-complex="Calibri" fo:background-color="#ffffff" fo:color="#000000"/>
    </style:style>
    <style:style style:name="T308" style:family="text">
      <style:text-properties fo:font-size="14.00pt" fo:font-weight="normal" fo:font-family="TimesNewRoman" style:font-family-asian="TimesNewRoman" style:font-family-complex="TimesNewRoman" fo:background-color="#ffffff" fo:color="#000000"/>
    </style:style>
    <style:style style:name="T309" style:family="text">
      <style:text-properties fo:font-size="14.00pt" fo:font-weight="normal" fo:font-family="Calibri" style:font-family-asian="Calibri" style:font-family-complex="Calibri" fo:background-color="#ffffff" fo:color="#000000"/>
    </style:style>
    <style:style style:name="T310" style:family="text">
      <style:text-properties fo:font-size="14.00pt" fo:font-weight="normal" fo:font-family="TimesNewRoman" style:font-family-asian="TimesNewRoman" style:font-family-complex="TimesNewRoman" fo:background-color="#ffffff" fo:color="#000000"/>
    </style:style>
    <style:style style:name="T311" style:family="text">
      <style:text-properties fo:font-size="14.00pt" fo:font-weight="bold" fo:font-family="Calibri" style:font-family-asian="Calibri" style:font-family-complex="Calibri" fo:background-color="#ffffff" fo:color="#000000"/>
    </style:style>
    <style:style style:name="T312" style:family="text">
      <style:text-properties fo:font-size="14.00pt" fo:font-weight="bold" fo:font-family="TimesNewRoman" style:font-family-asian="TimesNewRoman" style:font-family-complex="TimesNewRoman" fo:background-color="#ffffff" fo:color="#000000"/>
    </style:style>
    <style:style style:name="T313" style:family="text">
      <style:text-properties fo:font-size="14.00pt" fo:font-weight="bold" fo:font-family="Calibri" style:font-family-asian="Calibri" style:font-family-complex="Calibri" fo:background-color="#ffffff" fo:color="#000000"/>
    </style:style>
    <style:style style:name="T314" style:family="text">
      <style:text-properties fo:font-size="14.00pt" fo:font-weight="normal" fo:font-family="TimesNewRoman" style:font-family-asian="TimesNewRoman" style:font-family-complex="TimesNewRoman" fo:background-color="#ffffff" fo:color="#000000"/>
    </style:style>
    <style:style style:name="T315" style:family="text">
      <style:text-properties fo:font-size="14.00pt" fo:font-weight="normal" fo:font-family="Calibri" style:font-family-asian="Calibri" style:font-family-complex="Calibri" fo:background-color="#ffffff" fo:color="#000000"/>
    </style:style>
    <style:style style:name="T316" style:family="text">
      <style:text-properties fo:font-size="14.00pt" fo:font-weight="normal" fo:font-family="TimesNewRoman" style:font-family-asian="TimesNewRoman" style:font-family-complex="TimesNewRoman" fo:background-color="#ffffff" fo:color="#000000"/>
    </style:style>
    <style:style style:name="T317" style:family="text">
      <style:text-properties fo:font-size="14.00pt" fo:font-weight="normal" fo:font-family="Calibri" style:font-family-asian="Calibri" style:font-family-complex="Calibri" fo:background-color="#ffffff" fo:color="#000000"/>
    </style:style>
    <style:style style:name="T318" style:family="text">
      <style:text-properties fo:font-size="14.00pt" fo:font-weight="normal" fo:font-family="TimesNewRoman" style:font-family-asian="TimesNewRoman" style:font-family-complex="TimesNewRoman" fo:background-color="#ffffff" fo:color="#000000"/>
    </style:style>
    <style:style style:name="T319" style:family="text">
      <style:text-properties fo:font-size="14.00pt" fo:font-weight="bold" fo:font-family="Calibri" style:font-family-asian="Calibri" style:font-family-complex="Calibri" fo:background-color="transparent" fo:color="#000000"/>
    </style:style>
    <style:style style:name="T320" style:family="text">
      <style:text-properties fo:font-size="14.00pt" fo:font-weight="bold" fo:font-family="TimesNewRoman" style:font-family-asian="TimesNewRoman" style:font-family-complex="TimesNewRoman" fo:background-color="transparent" fo:color="#000000"/>
    </style:style>
    <style:style style:name="T321" style:family="text">
      <style:text-properties fo:font-size="14.00pt" fo:font-weight="bold" fo:font-family="'Segoe UI Symbol'" style:font-family-asian="'Segoe UI Symbol'" style:font-family-complex="'Segoe UI Symbol'" fo:background-color="transparent" fo:color="#000000"/>
    </style:style>
    <style:style style:name="T322" style:family="text">
      <style:text-properties fo:font-size="14.00pt" fo:font-weight="bold" fo:font-family="TimesNewRoman" style:font-family-asian="TimesNewRoman" style:font-family-complex="TimesNewRoman" fo:background-color="transparent" fo:color="#000000"/>
    </style:style>
    <style:style style:name="T323" style:family="text">
      <style:text-properties fo:font-size="14.00pt" fo:font-weight="normal" fo:font-family="Calibri" style:font-family-asian="Calibri" style:font-family-complex="Calibri" fo:background-color="transparent" fo:color="#000000"/>
    </style:style>
    <style:style style:name="T324" style:family="text">
      <style:text-properties fo:font-size="14.00pt" fo:font-weight="normal" fo:font-family="TimesNewRoman" style:font-family-asian="TimesNewRoman" style:font-family-complex="TimesNewRoman" fo:background-color="transparent" fo:color="#000000"/>
    </style:style>
    <style:style style:name="T325" style:family="text">
      <style:text-properties fo:font-size="14.00pt" fo:font-weight="normal" fo:font-family="Calibri" style:font-family-asian="Calibri" style:font-family-complex="Calibri" fo:background-color="transparent" fo:color="#000000"/>
    </style:style>
    <style:style style:name="T326" style:family="text">
      <style:text-properties fo:font-size="14.00pt" fo:font-weight="normal" fo:font-family="Calibri" style:font-family-asian="Calibri" style:font-family-complex="Calibri" fo:background-color="transparent" fo:color="#000000"/>
    </style:style>
    <style:style style:name="T327" style:family="text">
      <style:text-properties fo:font-size="14.00pt" fo:font-weight="normal" fo:font-family="TimesNewRoman" style:font-family-asian="TimesNewRoman" style:font-family-complex="TimesNewRoman" fo:background-color="transparent" fo:color="#000000"/>
    </style:style>
    <style:style style:name="T328" style:family="text">
      <style:text-properties fo:font-size="14.00pt" fo:font-weight="normal" fo:font-family="Calibri" style:font-family-asian="Calibri" style:font-family-complex="Calibri" fo:background-color="transparent" fo:color="#000000"/>
    </style:style>
    <style:style style:name="T329" style:family="text">
      <style:text-properties fo:font-size="14.00pt" fo:font-weight="normal" fo:font-family="TimesNewRoman" style:font-family-asian="TimesNewRoman" style:font-family-complex="TimesNewRoman" fo:background-color="transparent" fo:color="#000000"/>
    </style:style>
    <style:style style:name="T330" style:family="text">
      <style:text-properties fo:font-size="14.00pt" fo:font-weight="normal" fo:font-family="Calibri" style:font-family-asian="Calibri" style:font-family-complex="Calibri" fo:background-color="transparent" fo:color="#000000"/>
    </style:style>
    <style:style style:name="T331" style:family="text">
      <style:text-properties fo:font-size="14.00pt" fo:font-weight="normal" fo:font-family="Calibri" style:font-family-asian="Calibri" style:font-family-complex="Calibri" fo:background-color="transparent" fo:color="#000000"/>
    </style:style>
    <style:style style:name="T332" style:family="text">
      <style:text-properties fo:font-size="14.00pt" fo:font-weight="normal" fo:font-family="TimesNewRoman" style:font-family-asian="TimesNewRoman" style:font-family-complex="TimesNewRoman" fo:background-color="transparent" fo:color="#000000"/>
    </style:style>
    <style:style style:name="T333" style:family="text">
      <style:text-properties fo:font-size="14.00pt" fo:font-weight="normal" fo:font-family="Calibri" style:font-family-asian="Calibri" style:font-family-complex="Calibri" fo:background-color="transparent" fo:color="#000000"/>
    </style:style>
    <style:style style:name="T334" style:family="text">
      <style:text-properties fo:font-size="14.00pt" fo:font-weight="normal" fo:font-family="TimesNewRoman" style:font-family-asian="TimesNewRoman" style:font-family-complex="TimesNewRoman" fo:background-color="transparent" fo:color="#000000"/>
    </style:style>
    <style:style style:name="T335" style:family="text">
      <style:text-properties fo:font-size="14.00pt" fo:font-weight="normal" fo:font-family="Calibri" style:font-family-asian="Calibri" style:font-family-complex="Calibri" fo:background-color="transparent" fo:color="#000000"/>
    </style:style>
    <style:style style:name="T336" style:family="text">
      <style:text-properties fo:font-size="14.00pt" fo:font-weight="normal" fo:font-family="TimesNewRoman" style:font-family-asian="TimesNewRoman" style:font-family-complex="TimesNewRoman" fo:background-color="transparent" fo:color="#000000"/>
    </style:style>
    <style:style style:name="T337" style:family="text">
      <style:text-properties fo:font-size="14.00pt" fo:font-weight="normal" fo:font-family="Calibri" style:font-family-asian="Calibri" style:font-family-complex="Calibri" fo:background-color="transparent" fo:color="#000000"/>
    </style:style>
    <style:style style:name="T338" style:family="text">
      <style:text-properties fo:font-size="14.00pt" fo:font-weight="normal" fo:font-family="TimesNewRoman" style:font-family-asian="TimesNewRoman" style:font-family-complex="TimesNewRoman" fo:background-color="transparent" fo:color="#000000"/>
    </style:style>
    <style:style style:name="T339" style:family="text">
      <style:text-properties fo:font-size="14.00pt" fo:font-weight="normal" fo:font-family="Calibri" style:font-family-asian="Calibri" style:font-family-complex="Calibri" fo:background-color="transparent" fo:color="#000000"/>
    </style:style>
    <style:style style:name="T3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1" style:family="text">
      <style:text-properties fo:font-size="14.00pt" fo:font-weight="bold" fo:font-family="'Times New Roman'" style:font-family-asian="'Times New Roman'" style:font-family-complex="'Times New Roman'" fo:background-color="#ffffff" fo:color="#000000"/>
    </style:style>
    <style:style style:name="T342" style:family="text">
      <style:text-properties fo:font-size="14.00pt" fo:font-weight="normal" fo:font-family="'Times New Roman'" style:font-family-asian="'Times New Roman'" style:font-family-complex="'Times New Roman'" fo:background-color="#ffffff" fo:color="#000000"/>
    </style:style>
    <style:style style:name="T343" style:family="text">
      <style:text-properties fo:font-size="14.00pt" fo:font-weight="bold" fo:font-family="'Times New Roman'" style:font-family-asian="'Times New Roman'" style:font-family-complex="'Times New Roman'" fo:background-color="#ffffff" fo:color="#000000"/>
    </style:style>
    <style:style style:name="T3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5" style:family="text">
      <style:text-properties fo:font-size="14.00pt" fo:font-weight="normal" fo:font-family="'Times New Roman'" style:font-family-asian="'Times New Roman'" style:font-family-complex="'Times New Roman'" fo:background-color="#ffffff" fo:color="#000000"/>
    </style:style>
    <style:style style:name="T3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7" style:family="text">
      <style:text-properties fo:font-size="11.00pt" fo:font-weight="normal" fo:font-family="Calibri" style:font-family-asian="Calibri" style:font-family-complex="Calibri" fo:background-color="#ffffff" fo:color="#000000"/>
    </style:style>
    <style:style style:name="T3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9" style:family="text">
      <style:text-properties fo:font-size="9.75pt" fo:font-weight="normal" fo:font-family="Calibri" style:font-family-asian="Calibri" style:font-family-complex="Calibri" fo:background-color="#ffffff" fo:color="#000000"/>
    </style:style>
    <style:style style:name="T350" style:family="text">
      <style:text-properties fo:font-size="9.75pt" fo:font-weight="normal" fo:font-family="Calibri" style:font-family-asian="Calibri" style:font-family-complex="Calibri" fo:background-color="#ffffff" fo:color="#000000"/>
    </style:style>
    <style:style style:name="T351" style:family="text">
      <style:text-properties fo:font-size="9.75pt" fo:font-weight="normal" fo:font-family="Calibri" style:font-family-asian="Calibri" style:font-family-complex="Calibri" fo:background-color="#ffffff" fo:color="#000000"/>
    </style:style>
    <style:style style:name="T3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3" style:family="text">
      <style:text-properties fo:font-size="11.00pt" fo:font-weight="normal" fo:font-family="Calibri" style:font-family-asian="Calibri" style:font-family-complex="Calibri" fo:background-color="#ffffff" fo:color="#000000"/>
    </style:style>
    <style:style style:name="T3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5" style:family="text">
      <style:text-properties fo:font-size="9.75pt" fo:font-weight="normal" fo:font-family="Calibri" style:font-family-asian="Calibri" style:font-family-complex="Calibri" fo:background-color="#ffffff" fo:color="#000000"/>
    </style:style>
    <style:style style:name="T356" style:family="text">
      <style:text-properties fo:font-size="9.75pt" fo:font-weight="normal" fo:font-family="Calibri" style:font-family-asian="Calibri" style:font-family-complex="Calibri" fo:background-color="#ffffff" fo:color="#000000"/>
    </style:style>
    <style:style style:name="T357" style:family="text">
      <style:text-properties fo:font-size="9.75pt" fo:font-weight="normal" fo:font-family="Calibri" style:font-family-asian="Calibri" style:font-family-complex="Calibri" fo:background-color="#ffffff" fo:color="#000000"/>
    </style:style>
    <style:style style:name="T3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9" style:family="text">
      <style:text-properties fo:font-size="11.00pt" fo:font-weight="normal" fo:font-family="Calibri" style:font-family-asian="Calibri" style:font-family-complex="Calibri" fo:background-color="#ffffff" fo:color="#000000"/>
    </style:style>
    <style:style style:name="T3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1" style:family="text">
      <style:text-properties fo:font-size="11.00pt" fo:font-weight="normal" fo:font-family="Calibri" style:font-family-asian="Calibri" style:font-family-complex="Calibri" fo:background-color="#ffffff" fo:color="#000000"/>
    </style:style>
    <style:style style:name="T362" style:family="text">
      <style:text-properties fo:font-size="9.75pt" fo:font-weight="normal" fo:font-family="Calibri" style:font-family-asian="Calibri" style:font-family-complex="Calibri" fo:background-color="#ffffff" fo:color="#000000"/>
    </style:style>
    <style:style style:name="T363" style:family="text">
      <style:text-properties fo:font-size="9.75pt" fo:font-weight="normal" fo:font-family="Calibri" style:font-family-asian="Calibri" style:font-family-complex="Calibri" fo:background-color="#ffffff" fo:color="#000000"/>
    </style:style>
    <style:style style:name="T364" style:family="text">
      <style:text-properties fo:font-size="9.75pt" fo:font-weight="normal" fo:font-family="Calibri" style:font-family-asian="Calibri" style:font-family-complex="Calibri" fo:background-color="#ffffff" fo:color="#000000"/>
    </style:style>
    <style:style style:name="T3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6" style:family="text">
      <style:text-properties fo:font-size="11.00pt" fo:font-weight="normal" fo:font-family="Calibri" style:font-family-asian="Calibri" style:font-family-complex="Calibri" fo:background-color="#ffffff" fo:color="#000000"/>
    </style:style>
    <style:style style:name="T3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8" style:family="text">
      <style:text-properties fo:font-size="11.00pt" fo:font-weight="normal" fo:font-family="Calibri" style:font-family-asian="Calibri" style:font-family-complex="Calibri" fo:background-color="#ffffff" fo:color="#000000"/>
    </style:style>
    <style:style style:name="T369" style:family="text">
      <style:text-properties fo:font-size="9.75pt" fo:font-weight="normal" fo:font-family="Calibri" style:font-family-asian="Calibri" style:font-family-complex="Calibri" fo:background-color="#ffffff" fo:color="#000000"/>
    </style:style>
    <style:style style:name="T370" style:family="text">
      <style:text-properties fo:font-size="9.75pt" fo:font-weight="normal" fo:font-family="Calibri" style:font-family-asian="Calibri" style:font-family-complex="Calibri" fo:background-color="#ffffff" fo:color="#000000"/>
    </style:style>
    <style:style style:name="T3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2" style:family="text">
      <style:text-properties fo:font-size="11.00pt" fo:font-weight="normal" fo:font-family="Calibri" style:font-family-asian="Calibri" style:font-family-complex="Calibri" fo:background-color="#ffffff" fo:color="#000000"/>
    </style:style>
    <style:style style:name="T3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4" style:family="text">
      <style:text-properties fo:font-size="11.00pt" fo:font-weight="normal" fo:font-family="Calibri" style:font-family-asian="Calibri" style:font-family-complex="Calibri" fo:background-color="#ffffff" fo:color="#000000"/>
    </style:style>
    <style:style style:name="T3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6" style:family="text">
      <style:text-properties fo:font-size="11.00pt" fo:font-weight="normal" fo:font-family="Calibri" style:font-family-asian="Calibri" style:font-family-complex="Calibri" fo:background-color="#ffffff" fo:color="#000000"/>
    </style:style>
    <style:style style:name="T3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8" style:family="text">
      <style:text-properties fo:font-size="11.00pt" fo:font-weight="normal" fo:font-family="Calibri" style:font-family-asian="Calibri" style:font-family-complex="Calibri" fo:background-color="#ffffff" fo:color="#000000"/>
    </style:style>
    <style:style style:name="T379" style:family="text">
      <style:text-properties fo:font-size="11.00pt" fo:font-weight="normal" fo:font-family="Calibri" style:font-family-asian="Calibri" style:font-family-complex="Calibri" fo:background-color="#ffffff" fo:color="#000000"/>
    </style:style>
    <style:style style:name="T3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1" style:family="text">
      <style:text-properties fo:font-size="11.00pt" fo:font-weight="normal" fo:font-family="Calibri" style:font-family-asian="Calibri" style:font-family-complex="Calibri" fo:background-color="#ffffff" fo:color="#000000"/>
    </style:style>
    <style:style style:name="T3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3" style:family="text">
      <style:text-properties fo:font-size="11.00pt" fo:font-weight="normal" fo:font-family="Calibri" style:font-family-asian="Calibri" style:font-family-complex="Calibri" fo:background-color="#ffffff" fo:color="#000000"/>
    </style:style>
    <style:style style:name="T384" style:family="text">
      <style:text-properties fo:font-size="9.75pt" fo:font-weight="normal" fo:font-family="Calibri" style:font-family-asian="Calibri" style:font-family-complex="Calibri" fo:background-color="#ffffff" fo:color="#000000"/>
    </style:style>
    <style:style style:name="T385" style:family="text">
      <style:text-properties fo:font-size="9.75pt" fo:font-weight="normal" fo:font-family="Calibri" style:font-family-asian="Calibri" style:font-family-complex="Calibri" fo:background-color="#ffffff" fo:color="#000000"/>
    </style:style>
    <style:style style:name="T3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7" style:family="text">
      <style:text-properties fo:font-size="11.00pt" fo:font-weight="normal" fo:font-family="Calibri" style:font-family-asian="Calibri" style:font-family-complex="Calibri" fo:background-color="#ffffff" fo:color="#000000"/>
    </style:style>
    <style:style style:name="T3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9" style:family="text">
      <style:text-properties fo:font-size="11.00pt" fo:font-weight="normal" fo:font-family="Calibri" style:font-family-asian="Calibri" style:font-family-complex="Calibri" fo:background-color="#ffffff" fo:color="#000000"/>
    </style:style>
    <style:style style:name="T390" style:family="text">
      <style:text-properties fo:font-size="11.00pt" fo:font-weight="normal" fo:font-family="Calibri" style:font-family-asian="Calibri" style:font-family-complex="Calibri" fo:background-color="#ffffff" fo:color="#000000"/>
    </style:style>
    <style:style style:name="T391" style:family="text">
      <style:text-properties fo:font-size="11.00pt" fo:font-weight="normal" fo:font-family="Calibri" style:font-family-asian="Calibri" style:font-family-complex="Calibri" fo:background-color="#ffffff" fo:color="#000000"/>
    </style:style>
    <style:style style:name="T39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3" style:family="text">
      <style:text-properties fo:font-size="11.00pt" fo:font-weight="normal" fo:font-family="Calibri" style:font-family-asian="Calibri" style:font-family-complex="Calibri" fo:background-color="#ffffff" fo:color="#000000"/>
    </style:style>
    <style:style style:name="T3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5" style:family="text">
      <style:text-properties fo:font-size="11.00pt" fo:font-weight="normal" fo:font-family="Calibri" style:font-family-asian="Calibri" style:font-family-complex="Calibri" fo:background-color="#ffffff" fo:color="#000000"/>
    </style:style>
    <style:style style:name="T39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7" style:family="text">
      <style:text-properties fo:font-size="11.00pt" fo:font-weight="normal" fo:font-family="Calibri" style:font-family-asian="Calibri" style:font-family-complex="Calibri" fo:background-color="#ffffff" fo:color="#000000"/>
    </style:style>
    <style:style style:name="T39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9" style:family="text">
      <style:text-properties fo:font-size="11.00pt" fo:font-weight="normal" fo:font-family="Calibri" style:font-family-asian="Calibri" style:font-family-complex="Calibri" fo:background-color="#ffffff" fo:color="#000000"/>
    </style:style>
    <style:style style:name="T40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1" style:family="text">
      <style:text-properties fo:font-size="11.00pt" fo:font-weight="normal" fo:font-family="Calibri" style:font-family-asian="Calibri" style:font-family-complex="Calibri" fo:background-color="#ffffff" fo:color="#000000"/>
    </style:style>
    <style:style style:name="T40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3" style:family="text">
      <style:text-properties fo:font-size="11.00pt" fo:font-weight="normal" fo:font-family="Calibri" style:font-family-asian="Calibri" style:font-family-complex="Calibri" fo:background-color="#ffffff" fo:color="#000000"/>
    </style:style>
    <style:style style:name="T404" style:family="text">
      <style:text-properties fo:font-size="11.00pt" fo:font-weight="normal" fo:font-family="Calibri" style:font-family-asian="Calibri" style:font-family-complex="Calibri" fo:background-color="#ffffff" fo:color="#000000"/>
    </style:style>
    <style:style style:name="T4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6" style:family="text">
      <style:text-properties fo:font-size="11.00pt" fo:font-weight="normal" fo:font-family="Calibri" style:font-family-asian="Calibri" style:font-family-complex="Calibri" fo:background-color="#ffffff" fo:color="#000000"/>
    </style:style>
    <style:style style:name="T4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8" style:family="text">
      <style:text-properties fo:font-size="9.75pt" fo:font-weight="normal" fo:font-family="Calibri" style:font-family-asian="Calibri" style:font-family-complex="Calibri" fo:background-color="#ffffff" fo:color="#000000"/>
    </style:style>
    <style:style style:name="T409" style:family="text">
      <style:text-properties fo:font-size="9.75pt" fo:font-weight="normal" fo:font-family="Calibri" style:font-family-asian="Calibri" style:font-family-complex="Calibri" fo:background-color="#ffffff" fo:color="#000000"/>
    </style:style>
    <style:style style:name="T4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1" style:family="text">
      <style:text-properties fo:font-size="11.00pt" fo:font-weight="normal" fo:font-family="Calibri" style:font-family-asian="Calibri" style:font-family-complex="Calibri" fo:background-color="#ffffff" fo:color="#000000"/>
    </style:style>
    <style:style style:name="T4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3" style:family="text">
      <style:text-properties fo:font-size="11.00pt" fo:font-weight="normal" fo:font-family="Calibri" style:font-family-asian="Calibri" style:font-family-complex="Calibri" fo:background-color="#ffffff" fo:color="#000000"/>
    </style:style>
    <style:style style:name="T4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5" style:family="text">
      <style:text-properties fo:font-size="14.00pt" fo:font-weight="bold" fo:font-family="'Times New Roman'" style:font-family-asian="'Times New Roman'" style:font-family-complex="'Times New Roman'" fo:background-color="#ffffff" fo:color="#000000"/>
    </style:style>
    <style:style style:name="T416" style:family="text">
      <style:text-properties fo:font-size="14.00pt" fo:font-weight="bold" fo:font-family="'Times New Roman'" style:font-family-asian="'Times New Roman'" style:font-family-complex="'Times New Roman'" fo:background-color="#ffffff" fo:color="#000000"/>
    </style:style>
    <style:style style:name="T417" style:family="text">
      <style:text-properties fo:font-size="10.50pt" fo:font-weight="normal" fo:font-family="Calibri" style:font-family-asian="Calibri" style:font-family-complex="Calibri" fo:background-color="#ffffff" fo:color="#000000"/>
    </style:style>
    <style:style style:name="T4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9" style:family="text">
      <style:text-properties fo:font-size="10.50pt" fo:font-weight="normal" fo:font-family="Calibri" style:font-family-asian="Calibri" style:font-family-complex="Calibri" fo:background-color="#ffffff" fo:color="#000000"/>
    </style:style>
    <style:style style:name="T4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1" style:family="text">
      <style:text-properties fo:font-size="10.50pt" fo:font-weight="normal" fo:font-family="Calibri" style:font-family-asian="Calibri" style:font-family-complex="Calibri" fo:background-color="#ffffff" fo:color="#000000"/>
    </style:style>
    <style:style style:name="T4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3" style:family="text">
      <style:text-properties fo:font-size="10.50pt" fo:font-weight="normal" fo:font-family="Calibri" style:font-family-asian="Calibri" style:font-family-complex="Calibri" fo:background-color="#ffffff" fo:color="#000000"/>
    </style:style>
    <style:style style:name="T4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5" style:family="text">
      <style:text-properties fo:font-size="10.50pt" fo:font-weight="normal" fo:font-family="Calibri" style:font-family-asian="Calibri" style:font-family-complex="Calibri" fo:background-color="#ffffff" fo:color="#000000"/>
    </style:style>
    <style:style style:name="T4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7" style:family="text">
      <style:text-properties fo:font-size="10.50pt" fo:font-weight="normal" fo:font-family="Calibri" style:font-family-asian="Calibri" style:font-family-complex="Calibri" fo:background-color="#ffffff" fo:color="#000000"/>
    </style:style>
    <style:style style:name="T4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9" style:family="text">
      <style:text-properties fo:font-size="10.50pt" fo:font-weight="normal" fo:font-family="Calibri" style:font-family-asian="Calibri" style:font-family-complex="Calibri" fo:background-color="#ffffff" fo:color="#000000"/>
    </style:style>
    <style:style style:name="T4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1" style:family="text">
      <style:text-properties fo:font-size="14.00pt" fo:font-weight="bold" fo:font-family="'Times New Roman'" style:font-family-asian="'Times New Roman'" style:font-family-complex="'Times New Roman'" fo:background-color="#ffffff" fo:color="#000000"/>
    </style:style>
    <style:style style:name="T432" style:family="text">
      <style:text-properties fo:font-size="10.50pt" fo:font-weight="normal" fo:font-family="Calibri" style:font-family-asian="Calibri" style:font-family-complex="Calibri" fo:background-color="#ffffff" fo:color="#000000"/>
    </style:style>
    <style:style style:name="T4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4" style:family="text">
      <style:text-properties fo:font-size="10.50pt" fo:font-weight="normal" fo:font-family="Calibri" style:font-family-asian="Calibri" style:font-family-complex="Calibri" fo:background-color="#ffffff" fo:color="#000000"/>
    </style:style>
    <style:style style:name="T4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6" style:family="text">
      <style:text-properties fo:font-size="10.50pt" fo:font-weight="normal" fo:font-family="Calibri" style:font-family-asian="Calibri" style:font-family-complex="Calibri" fo:background-color="#ffffff" fo:color="#000000"/>
    </style:style>
    <style:style style:name="T4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8" style:family="text">
      <style:text-properties fo:font-size="10.50pt" fo:font-weight="normal" fo:font-family="Calibri" style:font-family-asian="Calibri" style:font-family-complex="Calibri" fo:background-color="#ffffff" fo:color="#000000"/>
    </style:style>
    <style:style style:name="T4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0" style:family="text">
      <style:text-properties fo:font-size="10.50pt" fo:font-weight="normal" fo:font-family="Calibri" style:font-family-asian="Calibri" style:font-family-complex="Calibri" fo:background-color="#ffffff" fo:color="#000000"/>
    </style:style>
    <style:style style:name="T4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2" style:family="text">
      <style:text-properties fo:font-size="10.50pt" fo:font-weight="normal" fo:font-family="Calibri" style:font-family-asian="Calibri" style:font-family-complex="Calibri" fo:background-color="#ffffff" fo:color="#000000"/>
    </style:style>
    <style:style style:name="T4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4" style:family="text">
      <style:text-properties fo:font-size="10.50pt" fo:font-weight="normal" fo:font-family="Calibri" style:font-family-asian="Calibri" style:font-family-complex="Calibri" fo:background-color="#ffffff" fo:color="#000000"/>
    </style:style>
    <style:style style:name="T4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6" style:family="text">
      <style:text-properties fo:font-size="14.00pt" fo:font-weight="bold" fo:font-family="'Times New Roman'" style:font-family-asian="'Times New Roman'" style:font-family-complex="'Times New Roman'" fo:background-color="#ffffff" fo:color="#000000"/>
    </style:style>
    <style:style style:name="T447" style:family="text">
      <style:text-properties fo:font-size="14.00pt" fo:font-weight="normal" fo:font-family="'Times New Roman'" style:font-family-asian="'Times New Roman'" style:font-family-complex="'Times New Roman'" fo:background-color="#ffffff" fo:color="#000000"/>
    </style:style>
    <style:style style:name="T4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9" style:family="text">
      <style:text-properties fo:font-size="14.00pt" fo:font-weight="bold" fo:font-family="'Times New Roman'" style:font-family-asian="'Times New Roman'" style:font-family-complex="'Times New Roman'" fo:background-color="#ffffff" fo:color="#000000"/>
    </style:style>
    <style:style style:name="T4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1" style:family="text">
      <style:text-properties fo:font-size="14.00pt" fo:font-weight="bold" fo:font-family="'Times New Roman'" style:font-family-asian="'Times New Roman'" style:font-family-complex="'Times New Roman'" fo:background-color="#ffffff" fo:color="#000000"/>
    </style:style>
    <style:style style:name="T4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3" style:family="text">
      <style:text-properties fo:font-size="14.00pt" fo:font-weight="bold" fo:font-family="'Times New Roman'" style:font-family-asian="'Times New Roman'" style:font-family-complex="'Times New Roman'" fo:background-color="#ffffff" fo:color="#000000"/>
    </style:style>
    <style:style style:name="T4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5" style:family="text">
      <style:text-properties fo:font-size="14.00pt" fo:font-weight="normal" fo:font-family="'Times New Roman'" style:font-family-asian="'Times New Roman'" style:font-family-complex="'Times New Roman'" fo:background-color="#ffffff" fo:color="#000000"/>
    </style:style>
    <style:style style:name="T456" style:family="text">
      <style:text-properties fo:font-size="14.00pt" fo:font-weight="normal" fo:font-family="'Times New Roman'" style:font-family-asian="'Times New Roman'" style:font-family-complex="'Times New Roman'" fo:background-color="#ffffff" fo:color="#000000"/>
    </style:style>
    <style:style style:name="P1" style:family="paragraph">
      <style:paragraph-properties fo:line-height="105.00%" fo:text-align="center" fo:margin-bottom="8.00pt"/>
    </style:style>
    <style:style style:name="P2" style:family="paragraph">
      <style:paragraph-properties fo:line-height="105.00%" fo:text-align="left" fo:margin-bottom="8.00pt"/>
    </style:style>
    <style:style style:name="P3" style:family="paragraph">
      <style:paragraph-properties fo:line-height="105.00%" fo:text-align="center" fo:margin-bottom="8.00pt"/>
    </style:style>
    <style:style style:name="P4" style:family="paragraph">
      <style:paragraph-properties fo:line-height="100.00%" fo:text-align="right"/>
    </style:style>
    <style:style style:name="P5" style:family="paragraph">
      <style:paragraph-properties fo:line-height="100.00%" fo:text-align="right" fo:margin-left="283.20pt" fo:text-indent="35.40pt"/>
    </style:style>
    <style:style style:name="P6" style:family="paragraph">
      <style:paragraph-properties fo:line-height="100.00%" fo:text-align="right"/>
    </style:style>
    <style:style style:name="P7" style:family="paragraph">
      <style:paragraph-properties fo:line-height="100.00%" fo:text-align="right" fo:margin-left="283.20pt" fo:text-indent="35.40pt"/>
    </style:style>
    <style:style style:name="P8" style:family="paragraph">
      <style:paragraph-properties fo:line-height="100.00%" fo:text-align="right"/>
    </style:style>
    <style:style style:name="P9" style:family="paragraph">
      <style:paragraph-properties fo:line-height="100.00%" fo:text-align="center"/>
    </style:style>
    <style:style style:name="P10" style:family="paragraph">
      <style:paragraph-properties fo:line-height="105.00%" fo:text-align="center" fo:margin-bottom="8.00pt"/>
    </style:style>
    <text:list-style style:name="L11">
      <text:list-level-style-bullet text:level="1" text:bullet-char="•">
        <style:list-level-properties text:space-before="36.00pt" text:min-label-width="18.00pt"/>
        <style:text-properties fo:font-family="Symbol"/>
      </text:list-level-style-bullet>
    </text:list-style>
    <style:style style:name="P11" style:family="paragraph">
      <style:paragraph-properties fo:line-height="105.00%" fo:text-align="left" fo:margin-left="-18.00pt" fo:text-indent="18.00pt" fo:margin-bottom="8.00pt"/>
    </style:style>
    <style:style style:name="P12" style:family="paragraph">
      <style:paragraph-properties fo:line-height="105.00%" fo:text-align="left" fo:margin-bottom="8.00pt"/>
    </style:style>
    <style:style style:name="P13" style:family="paragraph">
      <style:paragraph-properties fo:line-height="105.00%" fo:text-align="center" fo:margin-bottom="8.00pt"/>
    </style:style>
    <style:style style:name="P14" style:family="paragraph">
      <style:paragraph-properties fo:line-height="105.00%" fo:text-align="left" fo:margin-bottom="8.00pt"/>
    </style:style>
    <style:style style:name="P15" style:family="paragraph">
      <style:paragraph-properties fo:line-height="105.00%" fo:text-align="center" fo:margin-bottom="8.00pt"/>
    </style:style>
    <style:style style:name="P16" style:family="paragraph">
      <style:paragraph-properties fo:line-height="105.00%" fo:text-align="left" fo:margin-top="10.00pt"/>
    </style:style>
    <style:style style:name="P17" style:family="paragraph">
      <style:paragraph-properties fo:line-height="100.00%" fo:text-align="left"/>
    </style:style>
    <text:list-style style:name="L18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18" style:family="paragraph">
      <style:paragraph-properties fo:line-height="100.00%" fo:text-align="left" fo:margin-left="-18.00pt" fo:text-indent="18.00pt"/>
    </style:style>
    <style:style style:name="P19" style:family="paragraph">
      <style:paragraph-properties fo:line-height="105.00%" fo:text-align="left" fo:margin-top="10.00pt"/>
    </style:style>
    <style:style style:name="P20" style:family="paragraph">
      <style:paragraph-properties fo:line-height="100.00%" fo:text-align="left"/>
    </style:style>
    <style:style style:name="P21" style:family="paragraph">
      <style:paragraph-properties fo:line-height="100.00%" fo:text-align="left"/>
    </style:style>
    <text:list-style style:name="L22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22" style:family="paragraph">
      <style:paragraph-properties fo:line-height="150.00%" fo:text-align="left" fo:margin-left="-18.00pt" fo:text-indent="18.00pt">
        <style:tab-stops>
          <style:tab-stop style:position="170.55pt"/>
        </style:tab-stops>
      </style:paragraph-properties>
    </style:style>
    <style:style style:name="P23" style:family="paragraph">
      <style:paragraph-properties fo:line-height="150.00%" fo:text-align="left" fo:margin-left="17.00pt" fo:text-indent="-19.85pt">
        <style:tab-stops>
          <style:tab-stop style:position="41.25pt"/>
          <style:tab-stop style:position="170.55pt"/>
        </style:tab-stops>
      </style:paragraph-properties>
    </style:style>
    <style:style style:name="P24" style:family="paragraph">
      <style:paragraph-properties fo:line-height="150.00%" fo:text-align="left">
        <style:tab-stops>
          <style:tab-stop style:position="170.55pt"/>
        </style:tab-stops>
      </style:paragraph-properties>
    </style:style>
    <style:style style:name="P25" style:family="paragraph">
      <style:paragraph-properties fo:line-height="150.00%" fo:text-align="center">
        <style:tab-stops>
          <style:tab-stop style:position="177.65pt"/>
        </style:tab-stops>
      </style:paragraph-properties>
    </style:style>
    <style:style style:name="P26" style:family="paragraph">
      <style:paragraph-properties fo:line-height="100.00%" fo:text-align="left">
        <style:tab-stops>
          <style:tab-stop style:position="177.65pt"/>
        </style:tab-stops>
      </style:paragraph-properties>
    </style:style>
    <style:style style:name="P27" style:family="paragraph">
      <style:paragraph-properties fo:line-height="150.00%" fo:text-align="center">
        <style:tab-stops>
          <style:tab-stop style:position="177.65pt"/>
        </style:tab-stops>
      </style:paragraph-properties>
    </style:style>
    <style:style style:name="P28" style:family="paragraph">
      <style:paragraph-properties fo:line-height="150.00%" fo:text-align="left" fo:margin-left="-42.55pt" fo:text-indent="53.45pt">
        <style:tab-stops>
          <style:tab-stop style:position="177.65pt"/>
        </style:tab-stops>
      </style:paragraph-properties>
    </style:style>
    <style:style style:name="P29" style:family="paragraph">
      <style:paragraph-properties fo:line-height="150.00%" fo:text-align="left">
        <style:tab-stops>
          <style:tab-stop style:position="177.65pt"/>
        </style:tab-stops>
      </style:paragraph-properties>
    </style:style>
    <style:style style:name="P30" style:family="paragraph">
      <style:paragraph-properties fo:line-height="100.00%" fo:text-align="justify" fo:margin-left="2.75pt" fo:text-indent="-2.75pt">
        <style:tab-stops>
          <style:tab-stop style:position="231.10pt"/>
          <style:tab-stop style:position="3286.90pt" style:type="center"/>
        </style:tab-stops>
      </style:paragraph-properties>
    </style:style>
    <style:style style:name="P31" style:family="paragraph">
      <style:paragraph-properties fo:line-height="100.00%" fo:text-align="left"/>
    </style:style>
    <style:style style:name="P32" style:family="paragraph">
      <style:paragraph-properties fo:line-height="100.00%" fo:text-align="justify" fo:margin-left="2.75pt" fo:text-indent="-2.75pt">
        <style:tab-stops>
          <style:tab-stop style:position="231.10pt"/>
          <style:tab-stop style:position="3286.90pt" style:type="center"/>
        </style:tab-stops>
      </style:paragraph-properties>
    </style:style>
    <style:style style:name="P33" style:family="paragraph">
      <style:paragraph-properties fo:line-height="100.00%" fo:text-align="justify" fo:margin-left="2.75pt" fo:text-indent="-2.75pt">
        <style:tab-stops>
          <style:tab-stop style:position="231.10pt"/>
          <style:tab-stop style:position="3286.90pt" style:type="center"/>
        </style:tab-stops>
      </style:paragraph-properties>
    </style:style>
    <style:style style:name="P34" style:family="paragraph">
      <style:paragraph-properties fo:line-height="100.00%" fo:text-align="left"/>
    </style:style>
    <style:style style:name="P35" style:family="paragraph">
      <style:paragraph-properties fo:line-height="100.00%" fo:text-align="justify" fo:margin-left="2.75pt" fo:text-indent="-2.75pt">
        <style:tab-stops>
          <style:tab-stop style:position="231.10pt"/>
          <style:tab-stop style:position="3286.90pt" style:type="center"/>
        </style:tab-stops>
      </style:paragraph-properties>
    </style:style>
    <style:style style:name="P36" style:family="paragraph">
      <style:paragraph-properties fo:line-height="100.00%" fo:text-align="left"/>
    </style:style>
    <style:style style:name="P37" style:family="paragraph">
      <style:paragraph-properties fo:line-height="100.00%" fo:text-align="justify" fo:margin-left="2.75pt" fo:text-indent="-2.75pt">
        <style:tab-stops>
          <style:tab-stop style:position="231.10pt"/>
          <style:tab-stop style:position="3286.90pt" style:type="center"/>
        </style:tab-stops>
      </style:paragraph-properties>
    </style:style>
    <style:style style:name="P38" style:family="paragraph">
      <style:paragraph-properties fo:line-height="100.00%" fo:text-align="left"/>
    </style:style>
    <style:style style:name="P39" style:family="paragraph">
      <style:paragraph-properties fo:line-height="100.00%" fo:text-align="justify" fo:margin-left="2.75pt" fo:text-indent="-2.75pt">
        <style:tab-stops>
          <style:tab-stop style:position="231.10pt"/>
          <style:tab-stop style:position="3286.90pt" style:type="center"/>
        </style:tab-stops>
      </style:paragraph-properties>
    </style:style>
    <style:style style:name="P40" style:family="paragraph">
      <style:paragraph-properties fo:line-height="100.00%" fo:text-align="left"/>
    </style:style>
    <style:style style:name="P41" style:family="paragraph">
      <style:paragraph-properties fo:line-height="100.00%" fo:text-align="justify" fo:margin-left="2.75pt" fo:text-indent="-2.75pt">
        <style:tab-stops>
          <style:tab-stop style:position="231.10pt"/>
          <style:tab-stop style:position="3286.90pt" style:type="center"/>
        </style:tab-stops>
      </style:paragraph-properties>
    </style:style>
    <style:style style:name="P42" style:family="paragraph">
      <style:paragraph-properties fo:line-height="100.00%" fo:text-align="left"/>
    </style:style>
    <style:style style:name="P43" style:family="paragraph">
      <style:paragraph-properties fo:line-height="100.00%" fo:text-align="justify" fo:margin-left="2.75pt" fo:text-indent="-2.75pt">
        <style:tab-stops>
          <style:tab-stop style:position="231.10pt"/>
          <style:tab-stop style:position="3286.90pt" style:type="center"/>
        </style:tab-stops>
      </style:paragraph-properties>
    </style:style>
    <style:style style:name="P44" style:family="paragraph">
      <style:paragraph-properties fo:line-height="100.00%" fo:text-align="left"/>
    </style:style>
    <style:style style:name="P45" style:family="paragraph">
      <style:paragraph-properties fo:line-height="100.00%" fo:text-align="justify" fo:margin-left="2.75pt" fo:text-indent="-2.75pt">
        <style:tab-stops>
          <style:tab-stop style:position="231.10pt"/>
          <style:tab-stop style:position="3286.90pt" style:type="center"/>
        </style:tab-stops>
      </style:paragraph-properties>
    </style:style>
    <style:style style:name="P46" style:family="paragraph">
      <style:paragraph-properties fo:line-height="100.00%" fo:text-align="left"/>
    </style:style>
    <style:style style:name="P47" style:family="paragraph">
      <style:paragraph-properties fo:line-height="100.00%" fo:text-align="justify" fo:margin-left="2.75pt" fo:text-indent="-2.75pt">
        <style:tab-stops>
          <style:tab-stop style:position="231.10pt"/>
          <style:tab-stop style:position="3286.90pt" style:type="center"/>
        </style:tab-stops>
      </style:paragraph-properties>
    </style:style>
    <style:style style:name="P48" style:family="paragraph">
      <style:paragraph-properties fo:line-height="100.00%" fo:text-align="left"/>
    </style:style>
    <style:style style:name="P49" style:family="paragraph">
      <style:paragraph-properties fo:line-height="100.00%" fo:text-align="justify" fo:margin-left="2.75pt" fo:text-indent="-2.75pt">
        <style:tab-stops>
          <style:tab-stop style:position="231.10pt"/>
          <style:tab-stop style:position="3286.90pt" style:type="center"/>
        </style:tab-stops>
      </style:paragraph-properties>
    </style:style>
    <style:style style:name="P50" style:family="paragraph">
      <style:paragraph-properties fo:line-height="100.00%" fo:text-align="left"/>
    </style:style>
    <style:style style:name="P51" style:family="paragraph">
      <style:paragraph-properties fo:line-height="100.00%" fo:text-align="justify" fo:margin-left="2.75pt" fo:text-indent="-2.75pt">
        <style:tab-stops>
          <style:tab-stop style:position="231.10pt"/>
          <style:tab-stop style:position="3286.90pt" style:type="center"/>
        </style:tab-stops>
      </style:paragraph-properties>
    </style:style>
    <style:style style:name="P52" style:family="paragraph">
      <style:paragraph-properties fo:line-height="100.00%" fo:text-align="left"/>
    </style:style>
    <style:style style:name="P53" style:family="paragraph">
      <style:paragraph-properties fo:line-height="100.00%" fo:text-align="justify" fo:margin-left="2.75pt" fo:text-indent="-2.75pt">
        <style:tab-stops>
          <style:tab-stop style:position="231.10pt"/>
          <style:tab-stop style:position="3286.90pt" style:type="center"/>
        </style:tab-stops>
      </style:paragraph-properties>
    </style:style>
    <style:style style:name="P54" style:family="paragraph">
      <style:paragraph-properties fo:line-height="100.00%" fo:text-align="left"/>
    </style:style>
    <style:style style:name="P55" style:family="paragraph">
      <style:paragraph-properties fo:line-height="100.00%" fo:text-align="justify" fo:margin-left="2.75pt" fo:text-indent="-2.75pt">
        <style:tab-stops>
          <style:tab-stop style:position="231.10pt"/>
          <style:tab-stop style:position="3286.90pt" style:type="center"/>
        </style:tab-stops>
      </style:paragraph-properties>
    </style:style>
    <style:style style:name="P56" style:family="paragraph">
      <style:paragraph-properties fo:line-height="100.00%" fo:text-align="left"/>
    </style:style>
    <style:style style:name="P57" style:family="paragraph">
      <style:paragraph-properties fo:line-height="100.00%" fo:text-align="justify" fo:margin-left="2.75pt" fo:text-indent="-2.75pt">
        <style:tab-stops>
          <style:tab-stop style:position="231.10pt"/>
          <style:tab-stop style:position="3286.90pt" style:type="center"/>
        </style:tab-stops>
      </style:paragraph-properties>
    </style:style>
    <style:style style:name="P58" style:family="paragraph">
      <style:paragraph-properties fo:line-height="150.00%" fo:text-align="left">
        <style:tab-stops>
          <style:tab-stop style:position="177.65pt"/>
        </style:tab-stops>
      </style:paragraph-properties>
    </style:style>
    <style:style style:name="P59" style:family="paragraph">
      <style:paragraph-properties fo:line-height="150.00%" fo:text-align="justify" fo:margin-left="-42.55pt" fo:text-indent="53.45pt">
        <style:tab-stops>
          <style:tab-stop style:position="177.65pt"/>
        </style:tab-stops>
      </style:paragraph-properties>
    </style:style>
    <style:style style:name="P60" style:family="paragraph">
      <style:paragraph-properties fo:line-height="150.00%" fo:text-align="left">
        <style:tab-stops>
          <style:tab-stop style:position="177.65pt"/>
        </style:tab-stops>
      </style:paragraph-properties>
    </style:style>
    <style:style style:name="P61" style:family="paragraph">
      <style:paragraph-properties fo:line-height="150.00%" fo:text-align="center">
        <style:tab-stops>
          <style:tab-stop style:position="177.65pt"/>
        </style:tab-stops>
      </style:paragraph-properties>
    </style:style>
    <style:style style:name="P62" style:family="paragraph">
      <style:paragraph-properties fo:line-height="150.00%" fo:text-align="left">
        <style:tab-stops>
          <style:tab-stop style:position="177.65pt"/>
        </style:tab-stops>
      </style:paragraph-properties>
    </style:style>
    <style:style style:name="P63" style:family="paragraph">
      <style:paragraph-properties fo:line-height="100.00%" fo:text-align="left"/>
    </style:style>
    <style:style style:name="P64" style:family="paragraph">
      <style:paragraph-properties fo:line-height="150.00%" fo:text-align="left">
        <style:tab-stops>
          <style:tab-stop style:position="177.65pt"/>
        </style:tab-stops>
      </style:paragraph-properties>
    </style:style>
    <style:style style:name="P65" style:family="paragraph">
      <style:paragraph-properties fo:line-height="100.00%" fo:text-align="left"/>
    </style:style>
    <style:style style:name="P66" style:family="paragraph">
      <style:paragraph-properties fo:line-height="150.00%" fo:text-align="left">
        <style:tab-stops>
          <style:tab-stop style:position="177.65pt"/>
        </style:tab-stops>
      </style:paragraph-properties>
    </style:style>
    <style:style style:name="P67" style:family="paragraph">
      <style:paragraph-properties fo:line-height="105.00%" fo:text-align="left"/>
    </style:style>
    <style:style style:name="P68" style:family="paragraph">
      <style:paragraph-properties fo:line-height="105.00%" fo:text-align="left" fo:margin-bottom="8.00pt"/>
    </style:style>
    <style:style style:name="P69" style:family="paragraph">
      <style:paragraph-properties fo:line-height="105.00%" fo:text-align="center" fo:margin-bottom="8.00pt"/>
    </style:style>
    <style:style style:name="P70" style:family="paragraph">
      <style:paragraph-properties fo:line-height="105.00%" fo:text-align="left" fo:margin-bottom="8.00pt"/>
    </style:style>
    <style:style style:name="P71" style:family="paragraph">
      <style:paragraph-properties fo:line-height="105.00%" fo:text-align="center" fo:margin-bottom="8.00pt"/>
    </style:style>
    <style:style style:name="P72" style:family="paragraph">
      <style:paragraph-properties fo:line-height="105.00%" fo:text-align="left"/>
    </style:style>
    <style:style style:name="P73" style:family="paragraph">
      <style:paragraph-properties fo:line-height="150.00%" fo:text-align="center" fo:margin-bottom="8.00pt"/>
    </style:style>
    <style:style style:name="P74" style:family="paragraph">
      <style:paragraph-properties fo:line-height="150.00%" fo:text-align="left" fo:margin-bottom="8.00pt"/>
    </style:style>
    <style:style style:name="P75" style:family="paragraph">
      <style:paragraph-properties fo:line-height="100.00%" fo:text-align="left" fo:margin-bottom="8.00pt"/>
    </style:style>
    <style:style style:name="P76" style:family="paragraph">
      <style:paragraph-properties fo:line-height="100.00%" fo:text-align="justify" fo:margin-bottom="8.00pt"/>
    </style:style>
    <style:style style:name="TableColumn0100" style:family="table-column">
      <style:table-column-properties style:column-width="3.247917in"/>
    </style:style>
    <style:style style:name="TableColumn0101" style:family="table-column">
      <style:table-column-properties style:column-width="3.248611in"/>
    </style:style>
    <style:style style:name="Table01" style:family="table">
      <style:table-properties style:width="6.496528in" fo:margin-left="0.000000in" style:writing-mode="lr" table:align="left" style:may-break-between-rows="true"/>
    </style:style>
    <style:style style:name="TableRow0100" style:family="table-row">
      <style:table-row-properties/>
    </style:style>
    <style:style style:name="TableCell0100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0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101" style:family="table-row">
      <style:table-row-properties/>
    </style:style>
    <style:style style:name="TableCell0101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1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102" style:family="table-row">
      <style:table-row-properties/>
    </style:style>
    <style:style style:name="TableCell0102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2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103" style:family="table-row">
      <style:table-row-properties/>
    </style:style>
    <style:style style:name="TableCell0103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3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104" style:family="table-row">
      <style:table-row-properties/>
    </style:style>
    <style:style style:name="TableCell0104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4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105" style:family="table-row">
      <style:table-row-properties/>
    </style:style>
    <style:style style:name="TableCell0105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5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106" style:family="table-row">
      <style:table-row-properties/>
    </style:style>
    <style:style style:name="TableCell0106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6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107" style:family="table-row">
      <style:table-row-properties/>
    </style:style>
    <style:style style:name="TableCell0107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7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108" style:family="table-row">
      <style:table-row-properties/>
    </style:style>
    <style:style style:name="TableCell0108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8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109" style:family="table-row">
      <style:table-row-properties/>
    </style:style>
    <style:style style:name="TableCell0109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9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110" style:family="table-row">
      <style:table-row-properties/>
    </style:style>
    <style:style style:name="TableCell0110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10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111" style:family="table-row">
      <style:table-row-properties/>
    </style:style>
    <style:style style:name="TableCell0111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11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112" style:family="table-row">
      <style:table-row-properties/>
    </style:style>
    <style:style style:name="TableCell0112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12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</office:automatic-styles>
  <office:body>
    <office:text>
      <text:p text:style-name="P1"><text:span text:style-name="T1">Московский Авиационный Институт</text:span></text:p>
      <text:p text:style-name="P1"><text:span text:style-name="T2">(</text:span><text:span text:style-name="T3">Национальный Исследовательский Университет)</text:span></text:p>
      <text:p text:style-name="P1"><text:span text:style-name="T3">Факультет информационных технологий и прикладной математики</text:span></text:p>
      <text:p text:style-name="P1"><text:span text:style-name="T3">Кафедра вычислительной математики и программирования</text:span></text:p>
      <text:p text:style-name="P1"><text:span text:style-name="T4"/></text:p>
      <text:p text:style-name="P1"><text:span text:style-name="T4"/></text:p>
      <text:p text:style-name="P1"><text:span text:style-name="T5">Лабораторная работа<text:s/></text:span><text:span text:style-name="T6">№</text:span><text:span text:style-name="T7">6<text:s/></text:span><text:span text:style-name="T8">по курсу</text:span></text:p>
      <text:p text:style-name="P1"><text:span text:style-name="T9">«</text:span><text:span text:style-name="T10">Операционные системы</text:span><text:span text:style-name="T11">»</text:span></text:p>
      <text:p text:style-name="P1"><text:span text:style-name="T12"/></text:p>
      <text:p text:style-name="P1"><text:span text:style-name="T12"/></text:p>
      <text:p text:style-name="P2"><text:span text:style-name="T12"/></text:p>
      <text:p text:style-name="P3"><text:span text:style-name="T12"/></text:p>
      <text:p text:style-name="P3"><text:span text:style-name="T12"/></text:p>
      <text:p text:style-name="P4"><text:span text:style-name="T12"/></text:p>
      <text:p text:style-name="P4"><text:span text:style-name="T12"/></text:p>
      <text:p text:style-name="P4"><text:span text:style-name="T12"/></text:p>
      <text:p text:style-name="P4"><text:span text:style-name="T12"/></text:p>
      <text:p text:style-name="P4"><text:span text:style-name="T12"/></text:p>
      <text:p text:style-name="P4"><text:span text:style-name="T12"/></text:p>
      <text:p text:style-name="P4"><text:span text:style-name="T12"/></text:p>
      <text:p text:style-name="P5"><text:span text:style-name="T12"/></text:p>
      <text:p text:style-name="P5"><text:span text:style-name="T12"/></text:p>
      <text:p text:style-name="P5"><text:span text:style-name="T12"/></text:p>
      <text:p text:style-name="P5"><text:span text:style-name="T12"/></text:p>
      <text:p text:style-name="P5"><text:span text:style-name="T12"/></text:p>
      <text:p text:style-name="P5"><text:span text:style-name="T12"/></text:p>
      <text:p text:style-name="P6"><text:span text:style-name="T13">Студент: Чубуков Андрей Владимирович</text:span></text:p>
      <text:p text:style-name="P7"><text:span text:style-name="T13">Группа: М8О-208Б-21</text:span></text:p>
      <text:p text:style-name="P7"><text:span text:style-name="T13">Вариант: 35</text:span></text:p>
      <text:p text:style-name="P8"><text:span text:style-name="T13">Преподаватель: Соколов Андрей Алексеевич</text:span></text:p>
      <text:p text:style-name="P8"><text:span text:style-name="T13">Оценка: ___________</text:span></text:p>
      <text:p text:style-name="P8"><text:span text:style-name="T13">Дата: ___________</text:span></text:p>
      <text:p text:style-name="P8"><text:span text:style-name="T13">Подпись: ___________</text:span></text:p>
      <text:p text:style-name="P9"><text:span text:style-name="T14"/></text:p>
      <text:p text:style-name="P9"><text:span text:style-name="T14"/></text:p>
      <text:p text:style-name="P9"><text:span text:style-name="T15">Москва, 2022</text:span></text:p>
      <text:p text:style-name="P10"><text:span text:style-name="T16">Содержание</text:span></text:p>
      <text:list text:style-name="L11">
        <text:list-item>
          <text:p text:style-name="P11"><text:span text:style-name="T17">Репозиторий</text:span></text:p>
        </text:list-item>
        <text:list-item>
          <text:p text:style-name="P11"><text:span text:style-name="T17">Постановка задачи</text:span></text:p>
        </text:list-item>
        <text:list-item>
          <text:p text:style-name="P11"><text:span text:style-name="T17">Общие сведения о программе</text:span></text:p>
        </text:list-item>
        <text:list-item>
          <text:p text:style-name="P11"><text:span text:style-name="T17">Общий метод и алгоритм решения</text:span></text:p>
        </text:list-item>
        <text:list-item>
          <text:p text:style-name="P11"><text:span text:style-name="T17">Исходный код</text:span></text:p>
        </text:list-item>
        <text:list-item>
          <text:p text:style-name="P11"><text:span text:style-name="T17">Сборка программы</text:span></text:p>
        </text:list-item>
        <text:list-item>
          <text:p text:style-name="P11"><text:span text:style-name="T17">Демонстрация работы программы</text:span></text:p>
        </text:list-item>
        <text:list-item>
          <text:p text:style-name="P11"><text:span text:style-name="T17">Выводы</text:span></text:p>
        </text:list-item>
      </text:list>
      <text:p text:style-name="P12"><text:span text:style-name="T18"/></text:p>
      <text:p text:style-name="P12"><text:span text:style-name="T18"/></text:p>
      <text:p text:style-name="P12"><text:span text:style-name="T18"/></text:p>
      <text:p text:style-name="P12"><text:span text:style-name="T18"/></text:p>
      <text:p text:style-name="P12"><text:span text:style-name="T18"/></text:p>
      <text:p text:style-name="P12"><text:span text:style-name="T18"/></text:p>
      <text:p text:style-name="P12"><text:span text:style-name="T18"/></text:p>
      <text:p text:style-name="P12"><text:span text:style-name="T18"/></text:p>
      <text:p text:style-name="P12"><text:span text:style-name="T18"/></text:p>
      <text:p text:style-name="P12"><text:span text:style-name="T18"/></text:p>
      <text:p text:style-name="P12"><text:span text:style-name="T18"/></text:p>
      <text:p text:style-name="P12"><text:span text:style-name="T18"/></text:p>
      <text:p text:style-name="P12"><text:span text:style-name="T18"/></text:p>
      <text:p text:style-name="P12"><text:span text:style-name="T18"/></text:p>
      <text:p text:style-name="P12"><text:span text:style-name="T18"/></text:p>
      <text:p text:style-name="P12"><text:span text:style-name="T18"/></text:p>
      <text:p text:style-name="P12"><text:span text:style-name="T18"/></text:p>
      <text:p text:style-name="P12"><text:span text:style-name="T18"/></text:p>
      <text:p text:style-name="P12"><text:span text:style-name="T18"/></text:p>
      <text:p text:style-name="P12"><text:span text:style-name="T18"/></text:p>
      <text:p text:style-name="P12"><text:span text:style-name="T18"/></text:p>
      <text:p text:style-name="P13"><text:span text:style-name="T19">Репозиторий</text:span></text:p>
      <text:p text:style-name="P14"><text:a xlink:href="https://github.com/Mrak0bEss/OS/tree/main/lab6"><text:span text:style-name="T20">https://github.com/Mrak0bEss/OS/tree/main/lab6</text:span></text:a><text:span text:style-name="T21"/></text:p>
      <text:p text:style-name="P14"><text:span text:style-name="T22"/></text:p>
      <text:p text:style-name="P15"><text:span text:style-name="T23">Постановка задачи</text:span></text:p>
      <text:p text:style-name="P16"><text:span text:style-name="T23">Цель работы</text:span></text:p>
      <text:p text:style-name="P17"><text:span text:style-name="T24">Целью</text:span><text:span text:style-name="T25"><text:s/></text:span><text:span text:style-name="T26">является</text:span><text:span text:style-name="T27"><text:s/></text:span><text:span text:style-name="T28">приобретение</text:span><text:span text:style-name="T29"><text:s/></text:span><text:span text:style-name="T30">практических</text:span><text:span text:style-name="T31"><text:s/></text:span><text:span text:style-name="T32">навыков</text:span><text:span text:style-name="T33"><text:s/></text:span><text:span text:style-name="T34">в</text:span><text:span text:style-name="T35">:</text:span></text:p>
      <text:list text:style-name="L18">
        <text:list-item>
          <text:p text:style-name="P18"><text:span text:style-name="T36"></text:span><text:span text:style-name="T37">Управлении</text:span><text:span text:style-name="T38"><text:s/></text:span><text:span text:style-name="T39">серверами</text:span><text:span text:style-name="T40"><text:s/></text:span><text:span text:style-name="T41">сообщений</text:span><text:span text:style-name="T42"><text:s/>(</text:span><text:span text:style-name="T43">№</text:span><text:span text:style-name="T44">6)</text:span></text:p>
        </text:list-item>
        <text:list-item>
          <text:p text:style-name="P18"><text:span text:style-name="T45"></text:span><text:span text:style-name="T46">Применение</text:span><text:span text:style-name="T47"><text:s/></text:span><text:span text:style-name="T48">отложенных</text:span><text:span text:style-name="T49"><text:s/></text:span><text:span text:style-name="T50">вычислений</text:span><text:span text:style-name="T51"><text:s/>(</text:span><text:span text:style-name="T52">№</text:span><text:span text:style-name="T53">7)</text:span></text:p>
        </text:list-item>
        <text:list-item>
          <text:p text:style-name="P18"><text:span text:style-name="T54"></text:span><text:span text:style-name="T55">Интеграция</text:span><text:span text:style-name="T56"><text:s/></text:span><text:span text:style-name="T57">программных</text:span><text:span text:style-name="T58"><text:s/></text:span><text:span text:style-name="T59">систем</text:span><text:span text:style-name="T60"><text:s/></text:span><text:span text:style-name="T61">друг</text:span><text:span text:style-name="T62"><text:s/></text:span><text:span text:style-name="T63">с</text:span><text:span text:style-name="T64"><text:s/></text:span><text:span text:style-name="T65">другом</text:span><text:span text:style-name="T66"><text:s/>(</text:span><text:span text:style-name="T67">№</text:span><text:span text:style-name="T68">8)</text:span></text:p>
        </text:list-item>
      </text:list>
      <text:p text:style-name="P19"><text:span text:style-name="T69">Задание</text:span></text:p>
      <text:p text:style-name="P20"><text:span text:style-name="T70">Реализовать</text:span><text:span text:style-name="T71"><text:s/></text:span><text:span text:style-name="T72">распределенную</text:span><text:span text:style-name="T73"><text:s/></text:span><text:span text:style-name="T74">систему</text:span><text:span text:style-name="T75"><text:s/></text:span><text:span text:style-name="T76">по</text:span><text:span text:style-name="T77"><text:s/></text:span><text:span text:style-name="T78">асинхронной</text:span><text:span text:style-name="T79"><text:s/></text:span><text:span text:style-name="T80">обработке</text:span><text:span text:style-name="T81"><text:s/></text:span><text:span text:style-name="T82">запросов</text:span><text:span text:style-name="T83">.<text:s/></text:span><text:span text:style-name="T84">В</text:span><text:span text:style-name="T85"><text:s/></text:span><text:span text:style-name="T86">данной</text:span><text:span text:style-name="T87"><text:s/></text:span><text:span text:style-name="T88">распределенной</text:span><text:span text:style-name="T89"><text:s/></text:span><text:span text:style-name="T90">системе</text:span><text:span text:style-name="T91"><text:s/></text:span><text:span text:style-name="T92">должно</text:span><text:span text:style-name="T93"><text:s/></text:span><text:span text:style-name="T94">существовать</text:span><text:span text:style-name="T95"><text:s/>2<text:s/></text:span><text:span text:style-name="T96">вида</text:span><text:span text:style-name="T97"><text:s/></text:span><text:span text:style-name="T98">узлов</text:span><text:span text:style-name="T99">:<text:s/></text:span><text:span text:style-name="T100">«</text:span><text:span text:style-name="T101">управляющий</text:span><text:span text:style-name="T102">»<text:s/></text:span><text:span text:style-name="T103">и</text:span><text:span text:style-name="T104"><text:s/></text:span><text:span text:style-name="T105">«</text:span><text:span text:style-name="T106">вычислительный</text:span><text:span text:style-name="T107">».<text:s/></text:span><text:span text:style-name="T108">Необходимо</text:span><text:span text:style-name="T109"><text:s/></text:span><text:span text:style-name="T110">объединить</text:span><text:span text:style-name="T111"><text:s/></text:span><text:span text:style-name="T112">данные</text:span><text:span text:style-name="T113"><text:s/></text:span><text:span text:style-name="T114">узлы</text:span><text:span text:style-name="T115"><text:s/></text:span><text:span text:style-name="T116">в</text:span><text:span text:style-name="T117"><text:s/></text:span><text:span text:style-name="T118">соответствии</text:span><text:span text:style-name="T119"><text:s/></text:span><text:span text:style-name="T120">с</text:span><text:span text:style-name="T121"><text:s/></text:span><text:span text:style-name="T122">той</text:span><text:span text:style-name="T123"><text:s/></text:span><text:span text:style-name="T124">топологией</text:span><text:span text:style-name="T125">,<text:s/></text:span><text:span text:style-name="T126">которая</text:span><text:span text:style-name="T127"><text:s/></text:span><text:span text:style-name="T128">определена</text:span><text:span text:style-name="T129"><text:s/></text:span><text:span text:style-name="T130">вариантом</text:span><text:span text:style-name="T131">.<text:s/></text:span><text:span text:style-name="T132">Связь</text:span><text:span text:style-name="T133"><text:s/></text:span><text:span text:style-name="T134">между</text:span><text:span text:style-name="T135"><text:s/></text:span><text:span text:style-name="T136">узлами</text:span><text:span text:style-name="T137"><text:s/></text:span><text:span text:style-name="T138">необходимо</text:span><text:span text:style-name="T139"><text:s/></text:span><text:span text:style-name="T140">осуществить</text:span><text:span text:style-name="T141"><text:s/></text:span><text:span text:style-name="T142">при</text:span><text:span text:style-name="T143"><text:s/></text:span><text:span text:style-name="T144">помощи</text:span><text:span text:style-name="T145"><text:s/></text:span><text:span text:style-name="T146">технологии</text:span><text:span text:style-name="T147"><text:s/></text:span><text:span text:style-name="T148">очередей</text:span><text:span text:style-name="T149"><text:s/></text:span><text:span text:style-name="T150">сообщений</text:span><text:span text:style-name="T151">.<text:s/></text:span><text:span text:style-name="T152">Также</text:span><text:span text:style-name="T153"><text:s/></text:span><text:span text:style-name="T154">в</text:span><text:span text:style-name="T155"><text:s/></text:span><text:span text:style-name="T156">данной</text:span><text:span text:style-name="T157"><text:s/></text:span><text:span text:style-name="T158">системе</text:span><text:span text:style-name="T159"><text:s/></text:span><text:span text:style-name="T160">необходимо</text:span><text:span text:style-name="T161"><text:s/></text:span><text:span text:style-name="T162">предусмотреть</text:span><text:span text:style-name="T163"><text:s/></text:span><text:span text:style-name="T164">проверку</text:span></text:p>
      <text:p text:style-name="P20"><text:span text:style-name="T164">доступности</text:span><text:span text:style-name="T165"><text:s/></text:span><text:span text:style-name="T166">узлов</text:span><text:span text:style-name="T167"><text:s/></text:span><text:span text:style-name="T168">в</text:span><text:span text:style-name="T169"><text:s/></text:span><text:span text:style-name="T170">соответствии</text:span><text:span text:style-name="T171"><text:s/></text:span><text:span text:style-name="T172">с</text:span><text:span text:style-name="T173"><text:s/></text:span><text:span text:style-name="T174">вариантом</text:span><text:span text:style-name="T175">.<text:s/></text:span><text:span text:style-name="T176">При</text:span><text:span text:style-name="T177"><text:s/></text:span><text:span text:style-name="T178">убийстве</text:span><text:span text:style-name="T179"><text:s/>(</text:span><text:span text:style-name="T180">«kill -9»)<text:s/></text:span><text:span text:style-name="T181">любого</text:span><text:span text:style-name="T182"><text:s/></text:span><text:span text:style-name="T183">вычислительного</text:span><text:span text:style-name="T184"><text:s/></text:span><text:span text:style-name="T185">узла</text:span><text:span text:style-name="T186"><text:s/></text:span><text:span text:style-name="T187">система</text:span><text:span text:style-name="T188"><text:s/></text:span><text:span text:style-name="T189">должна</text:span><text:span text:style-name="T190"><text:s/></text:span><text:span text:style-name="T191">пытаться</text:span><text:span text:style-name="T192"><text:s/></text:span><text:span text:style-name="T193">максимально</text:span><text:span text:style-name="T194"><text:s/></text:span><text:span text:style-name="T195">сохранять</text:span><text:span text:style-name="T196"><text:s/></text:span><text:span text:style-name="T197">свою</text:span><text:span text:style-name="T198"><text:s/></text:span><text:span text:style-name="T199">работоспособность</text:span><text:span text:style-name="T200">,<text:s/></text:span><text:span text:style-name="T201">а</text:span><text:span text:style-name="T202"><text:s/></text:span><text:span text:style-name="T203">именно</text:span><text:span text:style-name="T204"><text:s/></text:span><text:span text:style-name="T205">все</text:span><text:span text:style-name="T206"><text:s/></text:span><text:span text:style-name="T207">дочерние</text:span><text:span text:style-name="T208"><text:s/></text:span><text:span text:style-name="T209">узлы</text:span><text:span text:style-name="T210"><text:s/></text:span><text:span text:style-name="T211">убитого</text:span><text:span text:style-name="T212"><text:s/></text:span><text:span text:style-name="T213">узла</text:span><text:span text:style-name="T214"><text:s/></text:span><text:span text:style-name="T215">могут</text:span><text:span text:style-name="T216"><text:s/></text:span><text:span text:style-name="T217">стать</text:span><text:span text:style-name="T218"><text:s/></text:span><text:span text:style-name="T219">недоступными</text:span><text:span text:style-name="T220">,<text:s/></text:span><text:span text:style-name="T221">но</text:span><text:span text:style-name="T222"><text:s/></text:span><text:span text:style-name="T223">родительские</text:span><text:span text:style-name="T224"><text:s/></text:span><text:span text:style-name="T225">узлы</text:span><text:span text:style-name="T226"><text:s/></text:span><text:span text:style-name="T227">должны</text:span><text:span text:style-name="T228"><text:s/></text:span><text:span text:style-name="T229">сохранить</text:span><text:span text:style-name="T230"><text:s/></text:span><text:span text:style-name="T231">свою</text:span><text:span text:style-name="T232"><text:s/></text:span><text:span text:style-name="T233">работоспособность</text:span><text:span text:style-name="T234">.<text:s/></text:span><text:span text:style-name="T235">Управляющий</text:span><text:span text:style-name="T236"><text:s/></text:span><text:span text:style-name="T237">узел</text:span><text:span text:style-name="T238"><text:s/></text:span><text:span text:style-name="T239">отвечает</text:span><text:span text:style-name="T240"><text:s/></text:span><text:span text:style-name="T241">за</text:span><text:span text:style-name="T242"><text:s/></text:span><text:span text:style-name="T243">ввод</text:span><text:span text:style-name="T244"><text:s/></text:span><text:span text:style-name="T245">команд</text:span><text:span text:style-name="T246"><text:s/></text:span><text:span text:style-name="T247">от</text:span><text:span text:style-name="T248"><text:s/></text:span><text:span text:style-name="T249">пользователя</text:span><text:span text:style-name="T250"><text:s/></text:span><text:span text:style-name="T251">и</text:span><text:span text:style-name="T252"><text:s/></text:span><text:span text:style-name="T253">отправку</text:span><text:span text:style-name="T254"><text:s/></text:span><text:span text:style-name="T255">этих</text:span><text:span text:style-name="T256"><text:s/></text:span><text:span text:style-name="T257">команд</text:span><text:span text:style-name="T258"><text:s/></text:span><text:span text:style-name="T259">на</text:span><text:span text:style-name="T260"><text:s/></text:span><text:span text:style-name="T261">вычислительные</text:span><text:span text:style-name="T262"><text:s/></text:span><text:span text:style-name="T263">узлы</text:span><text:span text:style-name="T264">.<text:s/></text:span><text:span text:style-name="T265">Список</text:span><text:span text:style-name="T266"><text:s/></text:span><text:span text:style-name="T267">основных</text:span><text:span text:style-name="T268"><text:s/></text:span><text:span text:style-name="T269">поддерживаемых</text:span><text:span text:style-name="T270"><text:s/></text:span><text:span text:style-name="T271">команд</text:span><text:span text:style-name="T272">:</text:span></text:p>
      <text:p text:style-name="P21"><text:span text:style-name="T273"/></text:p>
      <text:list text:style-name="L22">
        <text:list-item>
          <text:p text:style-name="P22"><text:span text:style-name="T274">Создание</text:span><text:span text:style-name="T275"><text:s/></text:span><text:span text:style-name="T276">нового</text:span><text:span text:style-name="T277"><text:s/></text:span><text:span text:style-name="T278">вычислительного</text:span><text:span text:style-name="T279"><text:s/></text:span><text:span text:style-name="T280">узла</text:span><text:span text:style-name="T281"><text:s/>(</text:span><text:span text:style-name="T282">Формат</text:span><text:span text:style-name="T283"><text:s/></text:span><text:span text:style-name="T284">команды</text:span><text:span text:style-name="T285">: create id [parent])</text:span></text:p>
        </text:list-item>
        <text:list-item>
          <text:p text:style-name="P22"><text:span text:style-name="T286">Исполнение</text:span><text:span text:style-name="T287"><text:s/></text:span><text:span text:style-name="T288">команды</text:span><text:span text:style-name="T289"><text:s/></text:span><text:span text:style-name="T290">на</text:span><text:span text:style-name="T291"><text:s/></text:span><text:span text:style-name="T292">вычислительном</text:span><text:span text:style-name="T293"><text:s/></text:span><text:span text:style-name="T294">узле</text:span><text:span text:style-name="T295"><text:s/></text:span><text:span text:style-name="T296">(</text:span><text:span text:style-name="T297">Формат</text:span><text:span text:style-name="T298"><text:s/></text:span><text:span text:style-name="T299">команды</text:span><text:span text:style-name="T300">: exec id [params])</text:span></text:p>
        </text:list-item>
        <text:list-item>
          <text:p text:style-name="P22"><text:span text:style-name="T301">Проверка</text:span><text:span text:style-name="T302"><text:s/></text:span><text:span text:style-name="T303">доступности</text:span><text:span text:style-name="T304"><text:s/></text:span><text:span text:style-name="T305">узла</text:span><text:span text:style-name="T306"><text:s/>(</text:span><text:span text:style-name="T307">Формат</text:span><text:span text:style-name="T308"><text:s/></text:span><text:span text:style-name="T309">команды</text:span><text:span text:style-name="T310">: ping id)</text:span></text:p>
        </text:list-item>
        <text:list-item>
          <text:p text:style-name="P22"><text:span text:style-name="T311">Удаление</text:span><text:span text:style-name="T312"><text:s/></text:span><text:span text:style-name="T313">узла</text:span><text:span text:style-name="T314"><text:s/>(</text:span><text:span text:style-name="T315">Формат</text:span><text:span text:style-name="T316"><text:s/></text:span><text:span text:style-name="T317">команды</text:span><text:span text:style-name="T318"><text:s/>remove id)</text:span></text:p>
        </text:list-item>
      </text:list>
      <text:p text:style-name="P23"><text:span text:style-name="T319">Вариант</text:span><text:span text:style-name="T320"><text:s/></text:span><text:span text:style-name="T321">№</text:span><text:span text:style-name="T322">39:<text:s/></text:span><text:span text:style-name="T323">топология</text:span><text:span text:style-name="T324"><text:s/></text:span><text:span text:style-name="T325">—<text:s/></text:span><text:span text:style-name="T326">дерево</text:span><text:span text:style-name="T327">,<text:s/></text:span><text:span text:style-name="T328">команда</text:span><text:span text:style-name="T329"><text:s/></text:span><text:span text:style-name="T330">—<text:s/></text:span><text:span text:style-name="T331">сумма</text:span><text:span text:style-name="T332"><text:s/></text:span><text:span text:style-name="T333">чисел</text:span><text:span text:style-name="T334">,<text:s/></text:span><text:span text:style-name="T335">проверка</text:span><text:span text:style-name="T336"><text:s/></text:span><text:span text:style-name="T337">доступности</text:span><text:span text:style-name="T338"><text:s/></text:span><text:span text:style-name="T339">— ping id.</text:span></text:p>
      <text:p text:style-name="P23"><text:span text:style-name="T340"/></text:p>
      <text:p text:style-name="P23"><text:span text:style-name="T340"/></text:p>
      <text:p text:style-name="P24"><text:span text:style-name="T340"/></text:p>
      <text:p text:style-name="P25"><text:span text:style-name="T341">Общие сведения о программе</text:span></text:p>
      <text:p text:style-name="P26"><text:span text:style-name="T342">Связь между вычислительными узлами будем поддерживать с помощью ZMQ_PAIR. При инициализации установить время ожидания ZMQ_SNDTIMEO и ZMQ_RECVTIMEO, чтобы предусмотреть случай, когда дочерний процесс был убит.<text:s text:c="2"/>Вычислительные узлы обрабатывают каждое сообщение, которое посылается конкретно ему.<text:s text:c="2"/></text:span></text:p>
      <text:p text:style-name="P27"><text:span text:style-name="T343">Общий метод и алгоритм решения</text:span></text:p>
      <text:p text:style-name="P28"><text:span text:style-name="T344"/></text:p>
      <text:p text:style-name="P29"><text:span text:style-name="T345">Используемые методы системные вызовы:</text:span></text:p>
      <table:table table:style-name="Table01">
        <table:table-column table:style-name="TableColumn0100"/>
        <table:table-column table:style-name="TableColumn0101"/>
        <table:table-row table:style-name="TableRow0100">
          <table:table-cell table:style-name="TableCell010000">
            <text:p text:style-name="P31"><text:span text:style-name="T347">zmq_ctx_new()</text:span><text:span text:style-name="T348"/></text:p>
          </table:table-cell>
          <table:table-cell table:style-name="TableCell010001">
            <text:p text:style-name="P31"><text:span text:style-name="T349">Создаетновый</text:span><text:span text:style-name="T350">ØMQ<text:s/></text:span><text:span text:style-name="T351">контекст</text:span><text:span text:style-name="T352"/></text:p>
          </table:table-cell>
        </table:table-row>
        <table:table-row table:style-name="TableRow0101">
          <table:table-cell table:style-name="TableCell010100">
            <text:p text:style-name="P34"><text:span text:style-name="T353">void *zmq_socket (void *context, int type);</text:span><text:span text:style-name="T354"/></text:p>
          </table:table-cell>
          <table:table-cell table:style-name="TableCell010101">
            <text:p text:style-name="P34"><text:span text:style-name="T355">Создает</text:span><text:span text:style-name="T356">ØMQ<text:s/></text:span><text:span text:style-name="T357">сокет</text:span><text:span text:style-name="T358"/></text:p>
          </table:table-cell>
        </table:table-row>
        <table:table-row table:style-name="TableRow0102">
          <table:table-cell table:style-name="TableCell010200">
            <text:p text:style-name="P36"><text:span text:style-name="T359">int zmq_setsockopt (void *socket, int option_name, const void *option_value, size_t option_len);</text:span><text:span text:style-name="T360"/></text:p>
          </table:table-cell>
          <table:table-cell table:style-name="TableCell010201">
            <text:p text:style-name="P36"><text:span text:style-name="T361">Устанавливает<text:s/></text:span><text:span text:style-name="T362">опции<text:s/></text:span><text:span text:style-name="T363">ØMQ<text:s/></text:span><text:span text:style-name="T364">сокета</text:span><text:span text:style-name="T365"/></text:p>
          </table:table-cell>
        </table:table-row>
        <table:table-row table:style-name="TableRow0103">
          <table:table-cell table:style-name="TableCell010300">
            <text:p text:style-name="P38"><text:span text:style-name="T366">int zmq_msg_init (zmq_msg_t *msg);</text:span><text:span text:style-name="T367"/></text:p>
          </table:table-cell>
          <table:table-cell table:style-name="TableCell010301">
            <text:p text:style-name="P38"><text:span text:style-name="T368">Инициализирует пустое<text:s/></text:span><text:span text:style-name="T369">ØMQ</text:span><text:span text:style-name="T370">сообщение</text:span><text:span text:style-name="T371"/></text:p>
          </table:table-cell>
        </table:table-row>
        <table:table-row table:style-name="TableRow0104">
          <table:table-cell table:style-name="TableCell010400">
            <text:p text:style-name="P40"><text:span text:style-name="T372">int zmq_msg_recv (zmq_msg_t *msg, void *socket, int flags);</text:span><text:span text:style-name="T373"/></text:p>
          </table:table-cell>
          <table:table-cell table:style-name="TableCell010401">
            <text:p text:style-name="P40"><text:span text:style-name="T374">Получает часть сообщения из сокета</text:span><text:span text:style-name="T375"/></text:p>
          </table:table-cell>
        </table:table-row>
        <table:table-row table:style-name="TableRow0105">
          <table:table-cell table:style-name="TableCell010500">
            <text:p text:style-name="P42"><text:span text:style-name="T376">int zmq_msg_close (zmq_msg_t *msg);</text:span><text:span text:style-name="T377"/></text:p>
          </table:table-cell>
          <table:table-cell table:style-name="TableCell010501">
            <text:p text:style-name="P42"><text:span text:style-name="T378">Освобождаетсообщение<text:s/></text:span><text:span text:style-name="T379">ØMQ</text:span><text:span text:style-name="T380"/></text:p>
          </table:table-cell>
        </table:table-row>
        <table:table-row table:style-name="TableRow0106">
          <table:table-cell table:style-name="TableCell010600">
            <text:p text:style-name="P44"><text:span text:style-name="T381">int zmq_msg_init_size (zmq_msg_t *msg, size_t size);</text:span><text:span text:style-name="T382"/></text:p>
          </table:table-cell>
          <table:table-cell table:style-name="TableCell010601">
            <text:p text:style-name="P44"><text:span text:style-name="T383">Инициализирует<text:s/></text:span><text:span text:style-name="T384">ØMQ<text:s/></text:span><text:span text:style-name="T385">сообщение определенного размера</text:span><text:span text:style-name="T386"/></text:p>
          </table:table-cell>
        </table:table-row>
        <table:table-row table:style-name="TableRow0107">
          <table:table-cell table:style-name="TableCell010700">
            <text:p text:style-name="P46"><text:span text:style-name="T387">int zmq_msg_init_data (zmq_msg_t *msg, void *data, size_t size, zmq_free_fn *ffn, void *hint);</text:span><text:span text:style-name="T388"/></text:p>
          </table:table-cell>
          <table:table-cell table:style-name="TableCell010701">
            <text:p text:style-name="P46"><text:span text:style-name="T389">Инициализирует сообщение<text:s/></text:span><text:span text:style-name="T390">ØMQ<text:s/></text:span><text:span text:style-name="T391">из предоставленного буфера.</text:span><text:span text:style-name="T392"/></text:p>
          </table:table-cell>
        </table:table-row>
        <table:table-row table:style-name="TableRow0108">
          <table:table-cell table:style-name="TableCell010800">
            <text:p text:style-name="P48"><text:span text:style-name="T393">int zmq_msg_send (zmq_msg_t *msg, void *socket, int flags);</text:span><text:span text:style-name="T394"/></text:p>
          </table:table-cell>
          <table:table-cell table:style-name="TableCell010801">
            <text:p text:style-name="P48"><text:span text:style-name="T395">Отправляет часть сообщения на сокет</text:span><text:span text:style-name="T396"/></text:p>
          </table:table-cell>
        </table:table-row>
        <table:table-row table:style-name="TableRow0109">
          <table:table-cell table:style-name="TableCell010900">
            <text:p text:style-name="P50"><text:span text:style-name="T397">int zmq_bind (void *socket, const char *endpoint);</text:span><text:span text:style-name="T398"/></text:p>
          </table:table-cell>
          <table:table-cell table:style-name="TableCell010901">
            <text:p text:style-name="P50"><text:span text:style-name="T399">Принимает входящие соединения на сокет</text:span><text:span text:style-name="T400"/></text:p>
          </table:table-cell>
        </table:table-row>
        <table:table-row table:style-name="TableRow0110">
          <table:table-cell table:style-name="TableCell011000">
            <text:p text:style-name="P52"><text:span text:style-name="T401">int zmq_close (void * socket );</text:span><text:span text:style-name="T402"/></text:p>
          </table:table-cell>
          <table:table-cell table:style-name="TableCell011001">
            <text:p text:style-name="P52"><text:span text:style-name="T403">Закрывает сокет<text:s/></text:span><text:span text:style-name="T404">ØMQ</text:span><text:span text:style-name="T405"/></text:p>
          </table:table-cell>
        </table:table-row>
        <table:table-row table:style-name="TableRow0111">
          <table:table-cell table:style-name="TableCell011100">
            <text:p text:style-name="P54"><text:span text:style-name="T406">int zmq_ctx_term (void * context );</text:span><text:span text:style-name="T407"/></text:p>
          </table:table-cell>
          <table:table-cell table:style-name="TableCell011101">
            <text:p text:style-name="P54"><text:span text:style-name="T408">Уничтожает контекст<text:s/></text:span><text:span text:style-name="T409">ØMQ</text:span><text:span text:style-name="T410"/></text:p>
          </table:table-cell>
        </table:table-row>
        <table:table-row table:style-name="TableRow0112">
          <table:table-cell table:style-name="TableCell011200">
            <text:p text:style-name="P56"><text:span text:style-name="T411">assert(expr)</text:span><text:span text:style-name="T412"/></text:p>
          </table:table-cell>
          <table:table-cell table:style-name="TableCell011201">
            <text:p text:style-name="P56"><text:span text:style-name="T413">Прекращает работу программы при ложном утверждении</text:span><text:span text:style-name="T414"/></text:p>
          </table:table-cell>
        </table:table-row>
      </table:table>
      <text:p text:style-name="P58"><text:span text:style-name="T414"/></text:p>
      <text:p text:style-name="P59"><text:span text:style-name="T414"/></text:p>
      <text:p text:style-name="P60"><text:span text:style-name="T414"/></text:p>
      <text:p text:style-name="P61"><text:span text:style-name="T415">Исходный код</text:span></text:p>
      <text:p text:style-name="P62"><text:span text:style-name="T416">server.c</text:span></text:p>
      <text:p text:style-name="P62"><text:span text:style-name="T417">#include &lt;zmq.h&gt;</text:span></text:p>
      <text:p text:style-name="P63"><text:span text:style-name="T417">#include &lt;stdio.h&gt;</text:span></text:p>
      <text:p text:style-name="P63"><text:span text:style-name="T417">#include &lt;unistd.h&gt;</text:span></text:p>
      <text:p text:style-name="P63"><text:span text:style-name="T417">#include &lt;string.h&gt;</text:span></text:p>
      <text:p text:style-name="P63"><text:span text:style-name="T417">#include &lt;stdlib.h&gt;</text:span></text:p>
      <text:p text:style-name="P63"><text:span text:style-name="T417">#include &lt;stdbool.h&gt;</text:span></text:p>
      <text:p text:style-name="P63"><text:span text:style-name="T417">#include &lt;assert.h&gt;</text:span></text:p>
      <text:p text:style-name="P63"><text:span text:style-name="T417">#include &lt;signal.h&gt;</text:span></text:p>
      <text:p text:style-name="P63"><text:span text:style-name="T417">typedef struct</text:span></text:p>
      <text:p text:style-name="P63"><text:span text:style-name="T417">{</text:span></text:p>
      <text:p text:style-name="P63"><text:span text:style-name="T417">int key;</text:span></text:p>
      <text:p text:style-name="P63"><text:span text:style-name="T417">int id;</text:span></text:p>
      <text:p text:style-name="P63"><text:span text:style-name="T417">long long size;</text:span></text:p>
      <text:p text:style-name="P63"><text:span text:style-name="T417">} message_zmq;</text:span></text:p>
      <text:p text:style-name="P63"><text:span text:style-name="T418"/></text:p>
      <text:p text:style-name="P63"><text:span text:style-name="T419">enum Status{</text:span></text:p>
      <text:p text:style-name="P63"><text:span text:style-name="T419">CHECK,</text:span></text:p>
      <text:p text:style-name="P63"><text:span text:style-name="T419">PING,</text:span></text:p>
      <text:p text:style-name="P63"><text:span text:style-name="T419">CREATE,</text:span></text:p>
      <text:p text:style-name="P63"><text:span text:style-name="T419">REMOVE,</text:span></text:p>
      <text:p text:style-name="P63"><text:span text:style-name="T419">EXEC,</text:span></text:p>
      <text:p text:style-name="P63"><text:span text:style-name="T419">SUCCESS,</text:span></text:p>
      <text:p text:style-name="P63"><text:span text:style-name="T419">FAIL,</text:span></text:p>
      <text:p text:style-name="P63"><text:span text:style-name="T419">FAIL_PING,</text:span></text:p>
      <text:p text:style-name="P63"><text:span text:style-name="T419">FAIL_CREATE</text:span></text:p>
      <text:p text:style-name="P63"><text:span text:style-name="T419">};</text:span></text:p>
      <text:p text:style-name="P63"><text:span text:style-name="T419">int create_conn(int id, void * socket, void * context) {</text:span></text:p>
      <text:p text:style-name="P63"><text:span text:style-name="T419">int rc;</text:span></text:p>
      <text:p text:style-name="P63"><text:span text:style-name="T419">char path[40] = "tcp://*:";</text:span></text:p>
      <text:p text:style-name="P63"><text:span text:style-name="T419">int new_port = id + 5555;</text:span></text:p>
      <text:p text:style-name="P63"><text:span text:style-name="T419">char port[40];</text:span></text:p>
      <text:p text:style-name="P63"><text:span text:style-name="T419">sprintf(port, "%d", new_port);</text:span></text:p>
      <text:p text:style-name="P63"><text:span text:style-name="T419">strcat(path, port);</text:span></text:p>
      <text:p text:style-name="P63"><text:span text:style-name="T419">rc = zmq_bind(socket, path);</text:span></text:p>
      <text:p text:style-name="P63"><text:span text:style-name="T419">assert(rc == 0);</text:span></text:p>
      <text:p text:style-name="P63"><text:span text:style-name="T419">return 1;</text:span></text:p>
      <text:p text:style-name="P63"><text:span text:style-name="T419">}</text:span></text:p>
      <text:p text:style-name="P63"><text:span text:style-name="T419">int ping_send(void * socket, message_zmq * msg) {</text:span></text:p>
      <text:p text:style-name="P63"><text:span text:style-name="T419">int rc;</text:span></text:p>
      <text:p text:style-name="P63"><text:span text:style-name="T419">zmq_msg_t message;</text:span></text:p>
      <text:p text:style-name="P63"><text:span text:style-name="T419">zmq_msg_init(&amp;message);</text:span></text:p>
      <text:p text:style-name="P63"><text:span text:style-name="T419">rc = zmq_msg_init_size(&amp;message, sizeof(message_zmq));</text:span></text:p>
      <text:p text:style-name="P63"><text:span text:style-name="T419">assert(rc == 0);</text:span></text:p>
      <text:p text:style-name="P63"><text:span text:style-name="T419">rc = zmq_msg_init_data(&amp;message, msg, sizeof(message_zmq), NULL, NULL);</text:span></text:p>
      <text:p text:style-name="P63"><text:span text:style-name="T419">assert(rc == 0);</text:span></text:p>
      <text:p text:style-name="P63"><text:span text:style-name="T419">rc = zmq_msg_send(&amp;message, socket, 0);</text:span></text:p>
      <text:p text:style-name="P63"><text:span text:style-name="T419">if (rc == -1) {</text:span></text:p>
      <text:p text:style-name="P63"><text:span text:style-name="T419">zmq_msg_close(&amp;message);</text:span></text:p>
      <text:p text:style-name="P63"><text:span text:style-name="T419">printf("Error: sending timeout\n");</text:span></text:p>
      <text:p text:style-name="P63"><text:span text:style-name="T419">return 0;</text:span></text:p>
      <text:p text:style-name="P63"><text:span text:style-name="T419">}</text:span></text:p>
      <text:p text:style-name="P63"><text:span text:style-name="T419">return 1;</text:span></text:p>
      <text:p text:style-name="P63"><text:span text:style-name="T419">}</text:span></text:p>
      <text:p text:style-name="P63"><text:span text:style-name="T420"/></text:p>
      <text:p text:style-name="P63"><text:span text:style-name="T421">message_zmq * ping_receive(void * socket) {</text:span></text:p>
      <text:p text:style-name="P63"><text:span text:style-name="T421">int rc;</text:span></text:p>
      <text:p text:style-name="P63"><text:span text:style-name="T421">zmq_msg_t ans;</text:span></text:p>
      <text:p text:style-name="P63"><text:span text:style-name="T421">zmq_msg_init(&amp;ans);</text:span></text:p>
      <text:p text:style-name="P63"><text:span text:style-name="T421">rc = zmq_msg_recv(&amp;ans, socket, 0);</text:span></text:p>
      <text:p text:style-name="P63"><text:span text:style-name="T421">if (rc == -1) {</text:span></text:p>
      <text:p text:style-name="P63"><text:span text:style-name="T421">zmq_msg_close(&amp;ans);</text:span></text:p>
      <text:p text:style-name="P63"><text:span text:style-name="T421">printf("Error: receving timeout\n");</text:span></text:p>
      <text:p text:style-name="P63"><text:span text:style-name="T421">return NULL;</text:span></text:p>
      <text:p text:style-name="P63"><text:span text:style-name="T421">}</text:span></text:p>
      <text:p text:style-name="P63"><text:span text:style-name="T421">assert(rc == sizeof(message_zmq));</text:span></text:p>
      <text:p text:style-name="P63"><text:span text:style-name="T421">message_zmq * data = (message_zmq *)zmq_msg_data(&amp;ans);</text:span></text:p>
      <text:p text:style-name="P63"><text:span text:style-name="T421">rc = zmq_msg_close(&amp;ans);</text:span></text:p>
      <text:p text:style-name="P63"><text:span text:style-name="T421">assert(rc == 0);</text:span></text:p>
      <text:p text:style-name="P63"><text:span text:style-name="T421">return data;</text:span></text:p>
      <text:p text:style-name="P63"><text:span text:style-name="T421">}</text:span></text:p>
      <text:p text:style-name="P63"><text:span text:style-name="T421">void send_string(void *socket, const char *string) {</text:span></text:p>
      <text:p text:style-name="P63"><text:span text:style-name="T421">zmq_send(socket, strdup(string), strlen(string), 0);</text:span></text:p>
      <text:p text:style-name="P63"><text:span text:style-name="T421">}</text:span></text:p>
      <text:p text:style-name="P63"><text:span text:style-name="T421">char * recv_string (void *socket, long long size) {</text:span></text:p>
      <text:p text:style-name="P63"><text:span text:style-name="T421">char buffer[size];</text:span></text:p>
      <text:p text:style-name="P63"><text:span text:style-name="T421">zmq_recv (socket, buffer, size-1, 0);</text:span></text:p>
      <text:p text:style-name="P63"><text:span text:style-name="T421">buffer [size] = '\0';</text:span></text:p>
      <text:p text:style-name="P63"><text:span text:style-name="T421">return strdup (buffer);</text:span></text:p>
      <text:p text:style-name="P63"><text:span text:style-name="T421">}</text:span></text:p>
      <text:p text:style-name="P63"><text:span text:style-name="T422"/></text:p>
      <text:p text:style-name="P63"><text:span text:style-name="T423">int do_something = 1;</text:span></text:p>
      <text:p text:style-name="P63"><text:span text:style-name="T424"/></text:p>
      <text:p text:style-name="P63"><text:span text:style-name="T425">void sig_handler(int signum){</text:span></text:p>
      <text:p text:style-name="P63"><text:span text:style-name="T425">do_something = 0;</text:span></text:p>
      <text:p text:style-name="P63"><text:span text:style-name="T425">}</text:span></text:p>
      <text:p text:style-name="P63"><text:span text:style-name="T426"/></text:p>
      <text:p text:style-name="P63"><text:span text:style-name="T427">const int WAIT_TIME = 1000;</text:span></text:p>
      <text:p text:style-name="P63"><text:span text:style-name="T428"/></text:p>
      <text:p text:style-name="P63"><text:span text:style-name="T429">int main (int argc, char * argv[])</text:span></text:p>
      <text:p text:style-name="P63"><text:span text:style-name="T429">{ </text:span></text:p>
      <text:p text:style-name="P63"><text:span text:style-name="T429">int rc;</text:span></text:p>
      <text:p text:style-name="P63"><text:span text:style-name="T429">void *context = zmq_ctx_new();</text:span></text:p>
      <text:p text:style-name="P63"><text:span text:style-name="T429">void *socket = zmq_socket(context, ZMQ_PAIR);</text:span></text:p>
      <text:p text:style-name="P63"><text:span text:style-name="T429">assert(argc == 2);</text:span></text:p>
      <text:p text:style-name="P63"><text:span text:style-name="T429">int id = atoi(argv[1]);</text:span></text:p>
      <text:p text:style-name="P63"><text:span text:style-name="T429">int new_port = id + 5555;</text:span></text:p>
      <text:p text:style-name="P63"><text:span text:style-name="T429">char port[40];</text:span></text:p>
      <text:p text:style-name="P63"><text:span text:style-name="T429">sprintf(port, "%d", new_port);</text:span></text:p>
      <text:p text:style-name="P63"><text:span text:style-name="T429">char path[40] = "tcp://localhost:";</text:span></text:p>
      <text:p text:style-name="P63"><text:span text:style-name="T429">strcat(path, port);</text:span></text:p>
      <text:p text:style-name="P63"><text:span text:style-name="T429">rc = zmq_connect(socket, path);</text:span></text:p>
      <text:p text:style-name="P63"><text:span text:style-name="T429">assert(rc == 0);</text:span></text:p>
      <text:p text:style-name="P63"><text:span text:style-name="T429">void * right_context;</text:span></text:p>
      <text:p text:style-name="P63"><text:span text:style-name="T429">void * right_socket;</text:span></text:p>
      <text:p text:style-name="P63"><text:span text:style-name="T429">int right_tree = 0;</text:span></text:p>
      <text:p text:style-name="P63"><text:span text:style-name="T429">void * left_context;</text:span></text:p>
      <text:p text:style-name="P63"><text:span text:style-name="T429">void * left_socket;</text:span></text:p>
      <text:p text:style-name="P63"><text:span text:style-name="T429">int left_tree = 0;</text:span></text:p>
      <text:p text:style-name="P63"><text:span text:style-name="T429">while (do_something) {</text:span></text:p>
      <text:p text:style-name="P63"><text:span text:style-name="T429">message_zmq * data = ping_receive(socket);</text:span></text:p>
      <text:p text:style-name="P63"><text:span text:style-name="T429">if(data != NULL) {</text:span></text:p>
      <text:p text:style-name="P63"><text:span text:style-name="T429">int new_id = data-&gt;id;</text:span></text:p>
      <text:p text:style-name="P63"><text:span text:style-name="T429">int new_size = data-&gt;size;</text:span></text:p>
      <text:p text:style-name="P63"><text:span text:style-name="T429">if(data-&gt;key == CHECK) {</text:span></text:p>
      <text:p text:style-name="P63"><text:span text:style-name="T429">message_zmq answer = {SUCCESS, getpid()};</text:span></text:p>
      <text:p text:style-name="P63"><text:span text:style-name="T429">ping_send(socket, &amp;answer);</text:span></text:p>
      <text:p text:style-name="P63"><text:span text:style-name="T429">}</text:span></text:p>
      <text:p text:style-name="P63"><text:span text:style-name="T429">if(data-&gt;key == CREATE) {</text:span></text:p>
      <text:p text:style-name="P63"><text:span text:style-name="T429">if(new_id &lt; id) {</text:span></text:p>
      <text:p text:style-name="P63"><text:span text:style-name="T429">if(left_tree == 0) {</text:span></text:p>
      <text:p text:style-name="P63"><text:span text:style-name="T429">int rc;</text:span></text:p>
      <text:p text:style-name="P63"><text:span text:style-name="T429">left_context = zmq_ctx_new();</text:span></text:p>
      <text:p text:style-name="P63"><text:span text:style-name="T429">left_socket = zmq_socket(left_context, ZMQ_PAIR);</text:span></text:p>
      <text:p text:style-name="P63"><text:span text:style-name="T429">rc = zmq_setsockopt(left_socket, ZMQ_RCVTIMEO, &amp;WAIT_TIME, sizeof(int));</text:span></text:p>
      <text:p text:style-name="P63"><text:span text:style-name="T429">assert(rc == 0);</text:span></text:p>
      <text:p text:style-name="P63"><text:span text:style-name="T429">rc = zmq_setsockopt(left_socket, ZMQ_SNDTIMEO, &amp;WAIT_TIME, sizeof(int));</text:span></text:p>
      <text:p text:style-name="P63"><text:span text:style-name="T429">assert(rc == 0);</text:span></text:p>
      <text:p text:style-name="P63"><text:span text:style-name="T429">create_conn(new_id, left_socket, left_context);</text:span></text:p>
      <text:p text:style-name="P63"><text:span text:style-name="T429">char id_str[12];</text:span></text:p>
      <text:p text:style-name="P63"><text:span text:style-name="T429">sprintf(id_str, "%d", new_id);</text:span></text:p>
      <text:p text:style-name="P63"><text:span text:style-name="T429">if(fork() == 0) {</text:span></text:p>
      <text:p text:style-name="P63"><text:span text:style-name="T429">execlp("./server", "server", id_str, NULL);</text:span></text:p>
      <text:p text:style-name="P63"><text:span text:style-name="T429">perror("execlp");</text:span></text:p>
      <text:p text:style-name="P63"><text:span text:style-name="T429">exit(EXIT_FAILURE);</text:span></text:p>
      <text:p text:style-name="P63"><text:span text:style-name="T429">} else {</text:span></text:p>
      <text:p text:style-name="P63"><text:span text:style-name="T429">message_zmq reply = {CHECK, getpid()};</text:span></text:p>
      <text:p text:style-name="P63"><text:span text:style-name="T429">ping_send(left_socket, &amp;reply);</text:span></text:p>
      <text:p text:style-name="P63"><text:span text:style-name="T429">message_zmq * new_data = ping_receive(left_socket);</text:span></text:p>
      <text:p text:style-name="P63"><text:span text:style-name="T429">if(new_data != NULL) {</text:span></text:p>
      <text:p text:style-name="P63"><text:span text:style-name="T429">int pid = new_data-&gt;id;</text:span></text:p>
      <text:p text:style-name="P63"><text:span text:style-name="T429">if(new_data-&gt;key == SUCCESS) {</text:span></text:p>
      <text:p text:style-name="P63"><text:span text:style-name="T429">left_tree = new_id;</text:span></text:p>
      <text:p text:style-name="P63"><text:span text:style-name="T429">message_zmq new_reply = {SUCCESS, pid};</text:span></text:p>
      <text:p text:style-name="P63"><text:span text:style-name="T429">ping_send(socket, &amp;new_reply);</text:span></text:p>
      <text:p text:style-name="P63"><text:span text:style-name="T429">} else {</text:span></text:p>
      <text:p text:style-name="P63"><text:span text:style-name="T429">rc = zmq_close(left_socket);</text:span></text:p>
      <text:p text:style-name="P63"><text:span text:style-name="T429">assert(rc == 0);</text:span></text:p>
      <text:p text:style-name="P63"><text:span text:style-name="T429">rc = zmq_ctx_destroy(left_context);</text:span></text:p>
      <text:p text:style-name="P63"><text:span text:style-name="T429">assert(rc == 0);</text:span></text:p>
      <text:p text:style-name="P63"><text:span text:style-name="T429">message_zmq new_reply = {FAIL_CREATE, pid};</text:span></text:p>
      <text:p text:style-name="P63"><text:span text:style-name="T429">ping_send(socket, &amp;new_reply);</text:span></text:p>
      <text:p text:style-name="P63"><text:span text:style-name="T429">}</text:span></text:p>
      <text:p text:style-name="P63"><text:span text:style-name="T429">} else {</text:span></text:p>
      <text:p text:style-name="P63"><text:span text:style-name="T429">message_zmq new_reply = {FAIL_PING, new_id};</text:span></text:p>
      <text:p text:style-name="P63"><text:span text:style-name="T429">ping_send(socket, &amp;new_reply);</text:span></text:p>
      <text:p text:style-name="P63"><text:span text:style-name="T429">}</text:span></text:p>
      <text:p text:style-name="P63"><text:span text:style-name="T429">}</text:span></text:p>
      <text:p text:style-name="P63"><text:span text:style-name="T429">} </text:span></text:p>
      <text:p text:style-name="P63"><text:span text:style-name="T429">else {</text:span></text:p>
      <text:p text:style-name="P63"><text:span text:style-name="T429">message_zmq reply = {CREATE, new_id};</text:span></text:p>
      <text:p text:style-name="P63"><text:span text:style-name="T429">ping_send(left_socket, &amp;reply);</text:span></text:p>
      <text:p text:style-name="P63"><text:span text:style-name="T429">message_zmq * new_data = ping_receive(left_socket);</text:span></text:p>
      <text:p text:style-name="P63"><text:span text:style-name="T429">if(new_data != NULL) {</text:span></text:p>
      <text:p text:style-name="P63"><text:span text:style-name="T429">message_zmq msg = *new_data;</text:span></text:p>
      <text:p text:style-name="P63"><text:span text:style-name="T429">ping_send(socket, &amp;msg);</text:span></text:p>
      <text:p text:style-name="P63"><text:span text:style-name="T429">} else {</text:span></text:p>
      <text:p text:style-name="P63"><text:span text:style-name="T429">message_zmq new_reply = {FAIL_PING, new_id};</text:span></text:p>
      <text:p text:style-name="P63"><text:span text:style-name="T429">ping_send(socket, &amp;new_reply);</text:span></text:p>
      <text:p text:style-name="P63"><text:span text:style-name="T429">}</text:span></text:p>
      <text:p text:style-name="P63"><text:span text:style-name="T429">}</text:span></text:p>
      <text:p text:style-name="P63"><text:span text:style-name="T429">} else if(new_id == id) {</text:span></text:p>
      <text:p text:style-name="P63"><text:span text:style-name="T429">message_zmq reply = {FAIL, getpid()};</text:span></text:p>
      <text:p text:style-name="P63"><text:span text:style-name="T429">ping_send(socket, &amp;reply);</text:span></text:p>
      <text:p text:style-name="P63"><text:span text:style-name="T429">} else {</text:span></text:p>
      <text:p text:style-name="P63"><text:span text:style-name="T429">if(right_tree == 0) {</text:span></text:p>
      <text:p text:style-name="P63"><text:span text:style-name="T429">int rc;</text:span></text:p>
      <text:p text:style-name="P63"><text:span text:style-name="T429">right_context = zmq_ctx_new();</text:span></text:p>
      <text:p text:style-name="P63"><text:span text:style-name="T429">right_socket = zmq_socket(right_context, ZMQ_PAIR);</text:span></text:p>
      <text:p text:style-name="P63"><text:span text:style-name="T429">rc = zmq_setsockopt(right_socket, ZMQ_RCVTIMEO, &amp;WAIT_TIME, sizeof(int));</text:span></text:p>
      <text:p text:style-name="P63"><text:span text:style-name="T429">assert(rc == 0);</text:span></text:p>
      <text:p text:style-name="P63"><text:span text:style-name="T429">rc = zmq_setsockopt(right_socket, ZMQ_SNDTIMEO, &amp;WAIT_TIME, sizeof(int));</text:span></text:p>
      <text:p text:style-name="P63"><text:span text:style-name="T429">assert(rc == 0);</text:span></text:p>
      <text:p text:style-name="P63"><text:span text:style-name="T429">create_conn(new_id, right_socket, right_context);</text:span></text:p>
      <text:p text:style-name="P63"><text:span text:style-name="T429">char id_str[10];</text:span></text:p>
      <text:p text:style-name="P63"><text:span text:style-name="T429">sprintf(id_str, "%d", new_id);</text:span></text:p>
      <text:p text:style-name="P63"><text:span text:style-name="T429">if(fork() == 0) {</text:span></text:p>
      <text:p text:style-name="P63"><text:span text:style-name="T429">execlp("./server", "server", id_str, NULL);</text:span></text:p>
      <text:p text:style-name="P63"><text:span text:style-name="T429">perror("execlp");</text:span></text:p>
      <text:p text:style-name="P63"><text:span text:style-name="T429">exit(EXIT_FAILURE);</text:span></text:p>
      <text:p text:style-name="P63"><text:span text:style-name="T429">} else {</text:span></text:p>
      <text:p text:style-name="P63"><text:span text:style-name="T429">message_zmq reply = {CHECK, getpid()};</text:span></text:p>
      <text:p text:style-name="P63"><text:span text:style-name="T429">ping_send(right_socket, &amp;reply);</text:span></text:p>
      <text:p text:style-name="P63"><text:span text:style-name="T429">message_zmq * new_data = ping_receive(right_socket);</text:span></text:p>
      <text:p text:style-name="P63"><text:span text:style-name="T429">if(new_data != NULL) {</text:span></text:p>
      <text:p text:style-name="P63"><text:span text:style-name="T429">int pid = new_data-&gt;id;</text:span></text:p>
      <text:p text:style-name="P63"><text:span text:style-name="T429">if(new_data-&gt;key == SUCCESS) {</text:span></text:p>
      <text:p text:style-name="P63"><text:span text:style-name="T429">right_tree = new_id;</text:span></text:p>
      <text:p text:style-name="P63"><text:span text:style-name="T429">message_zmq new_reply = {SUCCESS, pid};</text:span></text:p>
      <text:p text:style-name="P63"><text:span text:style-name="T429">ping_send(socket, &amp;new_reply);</text:span></text:p>
      <text:p text:style-name="P63"><text:span text:style-name="T429">} else {</text:span></text:p>
      <text:p text:style-name="P63"><text:span text:style-name="T429">rc = zmq_close(right_socket);</text:span></text:p>
      <text:p text:style-name="P63"><text:span text:style-name="T429">assert(rc == 0);</text:span></text:p>
      <text:p text:style-name="P63"><text:span text:style-name="T429">rc = zmq_ctx_destroy(right_context);</text:span></text:p>
      <text:p text:style-name="P63"><text:span text:style-name="T429">assert(rc == 0);</text:span></text:p>
      <text:p text:style-name="P63"><text:span text:style-name="T429">message_zmq new_reply = {FAIL_CREATE, pid};</text:span></text:p>
      <text:p text:style-name="P63"><text:span text:style-name="T429">ping_send(socket, &amp;new_reply);</text:span></text:p>
      <text:p text:style-name="P63"><text:span text:style-name="T429">}</text:span></text:p>
      <text:p text:style-name="P63"><text:span text:style-name="T429">}</text:span></text:p>
      <text:p text:style-name="P63"><text:span text:style-name="T429">else {</text:span></text:p>
      <text:p text:style-name="P63"><text:span text:style-name="T429">message_zmq new_reply = {FAIL_PING, new_id};</text:span></text:p>
      <text:p text:style-name="P63"><text:span text:style-name="T429">ping_send(socket, &amp;new_reply);</text:span></text:p>
      <text:p text:style-name="P63"><text:span text:style-name="T429">}</text:span></text:p>
      <text:p text:style-name="P63"><text:span text:style-name="T429">}</text:span></text:p>
      <text:p text:style-name="P63"><text:span text:style-name="T429">} </text:span></text:p>
      <text:p text:style-name="P63"><text:span text:style-name="T429">else {</text:span></text:p>
      <text:p text:style-name="P63"><text:span text:style-name="T429">message_zmq reply = {CREATE, new_id};</text:span></text:p>
      <text:p text:style-name="P63"><text:span text:style-name="T429">ping_send(right_socket, &amp;reply);</text:span></text:p>
      <text:p text:style-name="P63"><text:span text:style-name="T429">message_zmq * new_data = ping_receive(right_socket);</text:span></text:p>
      <text:p text:style-name="P63"><text:span text:style-name="T429">if(new_data != NULL) {</text:span></text:p>
      <text:p text:style-name="P63"><text:span text:style-name="T429">message_zmq msg = *new_data;</text:span></text:p>
      <text:p text:style-name="P63"><text:span text:style-name="T429">ping_send(socket, &amp;msg);</text:span></text:p>
      <text:p text:style-name="P63"><text:span text:style-name="T429">} else {</text:span></text:p>
      <text:p text:style-name="P63"><text:span text:style-name="T429">message_zmq new_reply = {FAIL_PING, new_id};</text:span></text:p>
      <text:p text:style-name="P63"><text:span text:style-name="T429">ping_send(socket, &amp;new_reply);</text:span></text:p>
      <text:p text:style-name="P63"><text:span text:style-name="T429">}</text:span></text:p>
      <text:p text:style-name="P63"><text:span text:style-name="T429">}</text:span></text:p>
      <text:p text:style-name="P63"><text:span text:style-name="T429">}</text:span></text:p>
      <text:p text:style-name="P63"><text:span text:style-name="T429">}</text:span></text:p>
      <text:p text:style-name="P63"><text:span text:style-name="T429">if(data-&gt;key == REMOVE) {</text:span></text:p>
      <text:p text:style-name="P63"><text:span text:style-name="T429">if(new_id &lt; id) {</text:span></text:p>
      <text:p text:style-name="P63"><text:span text:style-name="T429">if(left_tree == 0) {</text:span></text:p>
      <text:p text:style-name="P63"><text:span text:style-name="T429">message_zmq reply = {FAIL, getpid()};</text:span></text:p>
      <text:p text:style-name="P63"><text:span text:style-name="T429">ping_send(socket, &amp;reply);</text:span></text:p>
      <text:p text:style-name="P63"><text:span text:style-name="T429">}</text:span></text:p>
      <text:p text:style-name="P63"><text:span text:style-name="T429">else if(left_tree == new_id) {</text:span></text:p>
      <text:p text:style-name="P63"><text:span text:style-name="T429">message_zmq reply = {REMOVE, left_tree};</text:span></text:p>
      <text:p text:style-name="P63"><text:span text:style-name="T429">ping_send(left_socket, &amp;reply);</text:span></text:p>
      <text:p text:style-name="P63"><text:span text:style-name="T429">message_zmq * new_data = ping_receive(left_socket);</text:span></text:p>
      <text:p text:style-name="P63"><text:span text:style-name="T429">if(new_data != NULL) {</text:span></text:p>
      <text:p text:style-name="P63"><text:span text:style-name="T429">if(new_data-&gt;key == SUCCESS) {</text:span></text:p>
      <text:p text:style-name="P63"><text:span text:style-name="T429">message_zmq msg = *new_data;</text:span></text:p>
      <text:p text:style-name="P63"><text:span text:style-name="T429">ping_send(socket, &amp;msg);</text:span></text:p>
      <text:p text:style-name="P63"><text:span text:style-name="T429">left_tree = 0;</text:span></text:p>
      <text:p text:style-name="P63"><text:span text:style-name="T429">rc = zmq_close(left_socket);</text:span></text:p>
      <text:p text:style-name="P63"><text:span text:style-name="T429">assert(rc == 0);</text:span></text:p>
      <text:p text:style-name="P63"><text:span text:style-name="T429">rc = zmq_ctx_destroy(left_context);</text:span></text:p>
      <text:p text:style-name="P63"><text:span text:style-name="T429">assert(rc == 0);</text:span></text:p>
      <text:p text:style-name="P63"><text:span text:style-name="T429">} else {</text:span></text:p>
      <text:p text:style-name="P63"><text:span text:style-name="T429">message_zmq msg = *new_data;</text:span></text:p>
      <text:p text:style-name="P63"><text:span text:style-name="T429">ping_send(socket, &amp;msg);</text:span></text:p>
      <text:p text:style-name="P63"><text:span text:style-name="T429">}</text:span></text:p>
      <text:p text:style-name="P63"><text:span text:style-name="T429">}</text:span></text:p>
      <text:p text:style-name="P63"><text:span text:style-name="T429">else {</text:span></text:p>
      <text:p text:style-name="P63"><text:span text:style-name="T429">message_zmq new_reply = {FAIL_PING, new_id};</text:span></text:p>
      <text:p text:style-name="P63"><text:span text:style-name="T429">ping_send(socket, &amp;new_reply);</text:span></text:p>
      <text:p text:style-name="P63"><text:span text:style-name="T429">}</text:span></text:p>
      <text:p text:style-name="P63"><text:span text:style-name="T429">}</text:span></text:p>
      <text:p text:style-name="P63"><text:span text:style-name="T429">else {</text:span></text:p>
      <text:p text:style-name="P63"><text:span text:style-name="T429">message_zmq reply = {REMOVE, new_id};</text:span></text:p>
      <text:p text:style-name="P63"><text:span text:style-name="T429">ping_send(left_socket, &amp;reply);</text:span></text:p>
      <text:p text:style-name="P63"><text:span text:style-name="T429">message_zmq * new_data = ping_receive(left_socket);</text:span></text:p>
      <text:p text:style-name="P63"><text:span text:style-name="T429">if(new_data != NULL) {</text:span></text:p>
      <text:p text:style-name="P63"><text:span text:style-name="T429">message_zmq msg = *new_data;</text:span></text:p>
      <text:p text:style-name="P63"><text:span text:style-name="T429">ping_send(socket, &amp;msg);</text:span></text:p>
      <text:p text:style-name="P63"><text:span text:style-name="T429">} else {</text:span></text:p>
      <text:p text:style-name="P63"><text:span text:style-name="T429">message_zmq new_reply = {FAIL_PING, new_id};</text:span></text:p>
      <text:p text:style-name="P63"><text:span text:style-name="T429">ping_send(socket, &amp;new_reply);</text:span></text:p>
      <text:p text:style-name="P63"><text:span text:style-name="T429">}</text:span></text:p>
      <text:p text:style-name="P63"><text:span text:style-name="T429">}</text:span></text:p>
      <text:p text:style-name="P63"><text:span text:style-name="T429">} </text:span></text:p>
      <text:p text:style-name="P63"><text:span text:style-name="T429">else if(new_id == id) {</text:span></text:p>
      <text:p text:style-name="P63"><text:span text:style-name="T429">if(left_tree != 0) {</text:span></text:p>
      <text:p text:style-name="P63"><text:span text:style-name="T429">message_zmq reply = {REMOVE, left_tree};</text:span></text:p>
      <text:p text:style-name="P63"><text:span text:style-name="T429">ping_send(left_socket, &amp;reply);</text:span></text:p>
      <text:p text:style-name="P63"><text:span text:style-name="T429">message_zmq * new_data = ping_receive(left_socket);</text:span></text:p>
      <text:p text:style-name="P63"><text:span text:style-name="T429">if(new_data != NULL) {</text:span></text:p>
      <text:p text:style-name="P63"><text:span text:style-name="T429">message_zmq msg = *new_data;</text:span></text:p>
      <text:p text:style-name="P63"><text:span text:style-name="T429">ping_send(socket, &amp;msg);</text:span></text:p>
      <text:p text:style-name="P63"><text:span text:style-name="T429">} else {</text:span></text:p>
      <text:p text:style-name="P63"><text:span text:style-name="T429">message_zmq new_reply = {FAIL_PING, new_id};</text:span></text:p>
      <text:p text:style-name="P63"><text:span text:style-name="T429">ping_send(socket, &amp;new_reply);</text:span></text:p>
      <text:p text:style-name="P63"><text:span text:style-name="T429">}</text:span></text:p>
      <text:p text:style-name="P63"><text:span text:style-name="T429">}</text:span></text:p>
      <text:p text:style-name="P63"><text:span text:style-name="T429">if(right_tree != 0) {</text:span></text:p>
      <text:p text:style-name="P63"><text:span text:style-name="T429">message_zmq reply = {REMOVE, right_tree};</text:span></text:p>
      <text:p text:style-name="P63"><text:span text:style-name="T429">ping_send(right_socket, &amp;reply);</text:span></text:p>
      <text:p text:style-name="P63"><text:span text:style-name="T429">message_zmq * new_data = ping_receive(right_socket);</text:span></text:p>
      <text:p text:style-name="P63"><text:span text:style-name="T429">if(new_data != NULL) {</text:span></text:p>
      <text:p text:style-name="P63"><text:span text:style-name="T429">message_zmq msg = *new_data;</text:span></text:p>
      <text:p text:style-name="P63"><text:span text:style-name="T429">ping_send(socket, &amp;msg);</text:span></text:p>
      <text:p text:style-name="P63"><text:span text:style-name="T429">} else {</text:span></text:p>
      <text:p text:style-name="P63"><text:span text:style-name="T429">message_zmq new_reply = {FAIL_PING, new_id};</text:span></text:p>
      <text:p text:style-name="P63"><text:span text:style-name="T429">ping_send(socket, &amp;new_reply);</text:span></text:p>
      <text:p text:style-name="P63"><text:span text:style-name="T429">}</text:span></text:p>
      <text:p text:style-name="P63"><text:span text:style-name="T429">}</text:span></text:p>
      <text:p text:style-name="P63"><text:span text:style-name="T429">do_something = 0;</text:span></text:p>
      <text:p text:style-name="P63"><text:span text:style-name="T429">message_zmq reply = {SUCCESS, getpid()};</text:span></text:p>
      <text:p text:style-name="P63"><text:span text:style-name="T429">ping_send(socket, &amp;reply);</text:span></text:p>
      <text:p text:style-name="P63"><text:span text:style-name="T429">}</text:span></text:p>
      <text:p text:style-name="P63"><text:span text:style-name="T429">else {</text:span></text:p>
      <text:p text:style-name="P63"><text:span text:style-name="T429">if(right_tree == 0) {</text:span></text:p>
      <text:p text:style-name="P63"><text:span text:style-name="T429">message_zmq reply = {FAIL, getpid()};</text:span></text:p>
      <text:p text:style-name="P63"><text:span text:style-name="T429">ping_send(socket, &amp;reply);</text:span></text:p>
      <text:p text:style-name="P63"><text:span text:style-name="T429">}</text:span></text:p>
      <text:p text:style-name="P63"><text:span text:style-name="T429">else if(right_tree == new_id) {</text:span></text:p>
      <text:p text:style-name="P63"><text:span text:style-name="T429">message_zmq reply = {REMOVE, right_tree};</text:span></text:p>
      <text:p text:style-name="P63"><text:span text:style-name="T429">ping_send(right_socket, &amp;reply);</text:span></text:p>
      <text:p text:style-name="P63"><text:span text:style-name="T429">message_zmq * new_data = ping_receive(right_socket);</text:span></text:p>
      <text:p text:style-name="P63"><text:span text:style-name="T429">if(new_data != NULL) {</text:span></text:p>
      <text:p text:style-name="P63"><text:span text:style-name="T429">if(new_data-&gt;key == SUCCESS) {</text:span></text:p>
      <text:p text:style-name="P63"><text:span text:style-name="T429">message_zmq msg = *new_data;</text:span></text:p>
      <text:p text:style-name="P63"><text:span text:style-name="T429">ping_send(socket, &amp;msg);</text:span></text:p>
      <text:p text:style-name="P63"><text:span text:style-name="T429">right_tree = 0;</text:span></text:p>
      <text:p text:style-name="P63"><text:span text:style-name="T429">rc = zmq_close(right_socket);</text:span></text:p>
      <text:p text:style-name="P63"><text:span text:style-name="T429">assert(rc == 0);</text:span></text:p>
      <text:p text:style-name="P63"><text:span text:style-name="T429">rc = zmq_ctx_destroy(right_context);</text:span></text:p>
      <text:p text:style-name="P63"><text:span text:style-name="T429">assert(rc == 0);</text:span></text:p>
      <text:p text:style-name="P63"><text:span text:style-name="T429">} else {</text:span></text:p>
      <text:p text:style-name="P63"><text:span text:style-name="T429">message_zmq msg = *new_data;</text:span></text:p>
      <text:p text:style-name="P63"><text:span text:style-name="T429">ping_send(socket, &amp;msg);</text:span></text:p>
      <text:p text:style-name="P63"><text:span text:style-name="T429">}</text:span></text:p>
      <text:p text:style-name="P63"><text:span text:style-name="T429">}</text:span></text:p>
      <text:p text:style-name="P63"><text:span text:style-name="T429">else {</text:span></text:p>
      <text:p text:style-name="P63"><text:span text:style-name="T429">message_zmq new_reply = {FAIL_PING, new_id};</text:span></text:p>
      <text:p text:style-name="P63"><text:span text:style-name="T429">ping_send(socket, &amp;new_reply);</text:span></text:p>
      <text:p text:style-name="P63"><text:span text:style-name="T429">}</text:span></text:p>
      <text:p text:style-name="P63"><text:span text:style-name="T429">}</text:span></text:p>
      <text:p text:style-name="P63"><text:span text:style-name="T429">else {</text:span></text:p>
      <text:p text:style-name="P63"><text:span text:style-name="T429">message_zmq reply = {REMOVE, new_id};</text:span></text:p>
      <text:p text:style-name="P63"><text:span text:style-name="T429">ping_send(right_socket, &amp;reply);</text:span></text:p>
      <text:p text:style-name="P63"><text:span text:style-name="T429">message_zmq * new_data = ping_receive(right_socket);</text:span></text:p>
      <text:p text:style-name="P63"><text:span text:style-name="T429">if(new_data != NULL) {</text:span></text:p>
      <text:p text:style-name="P63"><text:span text:style-name="T429">message_zmq msg = *new_data;</text:span></text:p>
      <text:p text:style-name="P63"><text:span text:style-name="T429">ping_send(socket, &amp;msg);</text:span></text:p>
      <text:p text:style-name="P63"><text:span text:style-name="T429">} else {</text:span></text:p>
      <text:p text:style-name="P63"><text:span text:style-name="T429">message_zmq new_reply = {FAIL_PING, new_id};</text:span></text:p>
      <text:p text:style-name="P63"><text:span text:style-name="T429">ping_send(socket, &amp;new_reply);</text:span></text:p>
      <text:p text:style-name="P63"><text:span text:style-name="T429">}</text:span></text:p>
      <text:p text:style-name="P63"><text:span text:style-name="T429">}</text:span></text:p>
      <text:p text:style-name="P63"><text:span text:style-name="T429">}</text:span></text:p>
      <text:p text:style-name="P63"><text:span text:style-name="T429">}</text:span></text:p>
      <text:p text:style-name="P63"><text:span text:style-name="T429">if(data-&gt;key == PING) {</text:span></text:p>
      <text:p text:style-name="P63"><text:span text:style-name="T429">if(new_id &lt; id) {</text:span></text:p>
      <text:p text:style-name="P63"><text:span text:style-name="T429">if(left_tree == 0) {</text:span></text:p>
      <text:p text:style-name="P63"><text:span text:style-name="T429">message_zmq reply = {FAIL, 0};</text:span></text:p>
      <text:p text:style-name="P63"><text:span text:style-name="T429">ping_send(socket, &amp;reply);</text:span></text:p>
      <text:p text:style-name="P63"><text:span text:style-name="T429">}</text:span></text:p>
      <text:p text:style-name="P63"><text:span text:style-name="T429">else if(left_tree == new_id) {</text:span></text:p>
      <text:p text:style-name="P63"><text:span text:style-name="T429">message_zmq reply = {CHECK, new_id};</text:span></text:p>
      <text:p text:style-name="P63"><text:span text:style-name="T429">if(ping_send(left_socket, &amp;reply)) {</text:span></text:p>
      <text:p text:style-name="P63"><text:span text:style-name="T429">message_zmq * new_data = ping_receive(left_socket);</text:span></text:p>
      <text:p text:style-name="P63"><text:span text:style-name="T429">if(new_data != NULL) {</text:span></text:p>
      <text:p text:style-name="P63"><text:span text:style-name="T429">message_zmq msg = *new_data;</text:span></text:p>
      <text:p text:style-name="P63"><text:span text:style-name="T429">ping_send(socket, &amp;msg);</text:span></text:p>
      <text:p text:style-name="P63"><text:span text:style-name="T429">} else {</text:span></text:p>
      <text:p text:style-name="P63"><text:span text:style-name="T429">message_zmq new_data = {FAIL_PING, new_id};</text:span></text:p>
      <text:p text:style-name="P63"><text:span text:style-name="T429">ping_send(socket, &amp;new_data);</text:span></text:p>
      <text:p text:style-name="P63"><text:span text:style-name="T429">}</text:span></text:p>
      <text:p text:style-name="P63"><text:span text:style-name="T429">}</text:span></text:p>
      <text:p text:style-name="P63"><text:span text:style-name="T429">else {</text:span></text:p>
      <text:p text:style-name="P63"><text:span text:style-name="T429">message_zmq new_data = {FAIL_PING, new_id};</text:span></text:p>
      <text:p text:style-name="P63"><text:span text:style-name="T429">ping_send(socket, &amp;new_data);</text:span></text:p>
      <text:p text:style-name="P63"><text:span text:style-name="T429">}</text:span></text:p>
      <text:p text:style-name="P63"><text:span text:style-name="T429">}</text:span></text:p>
      <text:p text:style-name="P63"><text:span text:style-name="T429">else {</text:span></text:p>
      <text:p text:style-name="P63"><text:span text:style-name="T429">message_zmq reply = {PING, new_id};</text:span></text:p>
      <text:p text:style-name="P63"><text:span text:style-name="T429">ping_send(left_socket, &amp;reply);</text:span></text:p>
      <text:p text:style-name="P63"><text:span text:style-name="T429">message_zmq * new_data = ping_receive(left_socket);</text:span></text:p>
      <text:p text:style-name="P63"><text:span text:style-name="T429">if(new_data != NULL) {</text:span></text:p>
      <text:p text:style-name="P63"><text:span text:style-name="T429">message_zmq msg = *new_data;</text:span></text:p>
      <text:p text:style-name="P63"><text:span text:style-name="T429">ping_send(socket, &amp;msg);</text:span></text:p>
      <text:p text:style-name="P63"><text:span text:style-name="T429">} else {</text:span></text:p>
      <text:p text:style-name="P63"><text:span text:style-name="T429">message_zmq new_data = {FAIL_PING, new_id};</text:span></text:p>
      <text:p text:style-name="P63"><text:span text:style-name="T429">ping_send(socket, &amp;new_data);</text:span></text:p>
      <text:p text:style-name="P63"><text:span text:style-name="T429">}</text:span></text:p>
      <text:p text:style-name="P63"><text:span text:style-name="T429">}</text:span></text:p>
      <text:p text:style-name="P63"><text:span text:style-name="T429">} </text:span></text:p>
      <text:p text:style-name="P63"><text:span text:style-name="T429">else if(new_id == id) {</text:span></text:p>
      <text:p text:style-name="P63"><text:span text:style-name="T429">message_zmq reply = {SUCCESS, 1};</text:span></text:p>
      <text:p text:style-name="P63"><text:span text:style-name="T429">ping_send(socket, &amp;reply);</text:span></text:p>
      <text:p text:style-name="P63"><text:span text:style-name="T429">}</text:span></text:p>
      <text:p text:style-name="P63"><text:span text:style-name="T429">else {</text:span></text:p>
      <text:p text:style-name="P63"><text:span text:style-name="T429">if(right_tree == 0) {</text:span></text:p>
      <text:p text:style-name="P63"><text:span text:style-name="T429">message_zmq reply = {FAIL, 2};</text:span></text:p>
      <text:p text:style-name="P63"><text:span text:style-name="T429">ping_send(socket, &amp;reply);</text:span></text:p>
      <text:p text:style-name="P63"><text:span text:style-name="T429">}</text:span></text:p>
      <text:p text:style-name="P63"><text:span text:style-name="T429">else if(right_tree == new_id) {</text:span></text:p>
      <text:p text:style-name="P63"><text:span text:style-name="T429">message_zmq reply = {CHECK, new_id};</text:span></text:p>
      <text:p text:style-name="P63"><text:span text:style-name="T429">if(ping_send(right_socket, &amp;reply)) {</text:span></text:p>
      <text:p text:style-name="P63"><text:span text:style-name="T429">message_zmq * new_data = ping_receive(right_socket);</text:span></text:p>
      <text:p text:style-name="P63"><text:span text:style-name="T429">if(new_data != NULL) {</text:span></text:p>
      <text:p text:style-name="P63"><text:span text:style-name="T429">message_zmq msg = *new_data;</text:span></text:p>
      <text:p text:style-name="P63"><text:span text:style-name="T429">ping_send(socket, &amp;msg);</text:span></text:p>
      <text:p text:style-name="P63"><text:span text:style-name="T429">} else {</text:span></text:p>
      <text:p text:style-name="P63"><text:span text:style-name="T429">message_zmq new_data = {FAIL_PING, new_id};</text:span></text:p>
      <text:p text:style-name="P63"><text:span text:style-name="T429">ping_send(socket, &amp;new_data);</text:span></text:p>
      <text:p text:style-name="P63"><text:span text:style-name="T429">}</text:span></text:p>
      <text:p text:style-name="P63"><text:span text:style-name="T429">}</text:span></text:p>
      <text:p text:style-name="P63"><text:span text:style-name="T429">else {</text:span></text:p>
      <text:p text:style-name="P63"><text:span text:style-name="T429">message_zmq new_data = {FAIL_PING, new_id};</text:span></text:p>
      <text:p text:style-name="P63"><text:span text:style-name="T429">ping_send(socket, &amp;new_data);</text:span></text:p>
      <text:p text:style-name="P63"><text:span text:style-name="T429">}</text:span></text:p>
      <text:p text:style-name="P63"><text:span text:style-name="T429">}</text:span></text:p>
      <text:p text:style-name="P63"><text:span text:style-name="T429">else {</text:span></text:p>
      <text:p text:style-name="P63"><text:span text:style-name="T429">message_zmq reply = {PING, new_id};</text:span></text:p>
      <text:p text:style-name="P63"><text:span text:style-name="T429">ping_send(right_socket, &amp;reply);</text:span></text:p>
      <text:p text:style-name="P63"><text:span text:style-name="T429">message_zmq * new_data = ping_receive(right_socket);</text:span></text:p>
      <text:p text:style-name="P63"><text:span text:style-name="T429">if(new_data != NULL) {</text:span></text:p>
      <text:p text:style-name="P63"><text:span text:style-name="T429">message_zmq msg = *new_data;</text:span></text:p>
      <text:p text:style-name="P63"><text:span text:style-name="T429">ping_send(socket, &amp;msg);</text:span></text:p>
      <text:p text:style-name="P63"><text:span text:style-name="T429">} else {</text:span></text:p>
      <text:p text:style-name="P63"><text:span text:style-name="T429">message_zmq new_data = {FAIL_PING, new_id};</text:span></text:p>
      <text:p text:style-name="P63"><text:span text:style-name="T429">ping_send(socket, &amp;new_data);</text:span></text:p>
      <text:p text:style-name="P63"><text:span text:style-name="T429">}</text:span></text:p>
      <text:p text:style-name="P63"><text:span text:style-name="T429">}</text:span></text:p>
      <text:p text:style-name="P63"><text:span text:style-name="T429">}</text:span></text:p>
      <text:p text:style-name="P63"><text:span text:style-name="T429">}</text:span></text:p>
      <text:p text:style-name="P63"><text:span text:style-name="T429">if(data-&gt;key == EXEC) {</text:span></text:p>
      <text:p text:style-name="P63"><text:span text:style-name="T429">char * query = recv_string(socket, new_size);</text:span></text:p>
      <text:p text:style-name="P63"><text:span text:style-name="T429">if(new_id &lt; id) {</text:span></text:p>
      <text:p text:style-name="P63"><text:span text:style-name="T429">if(left_tree == 0) {</text:span></text:p>
      <text:p text:style-name="P63"><text:span text:style-name="T429">message_zmq reply = {FAIL, new_id};</text:span></text:p>
      <text:p text:style-name="P63"><text:span text:style-name="T429">ping_send(socket, &amp;reply);</text:span></text:p>
      <text:p text:style-name="P63"><text:span text:style-name="T429">}</text:span></text:p>
      <text:p text:style-name="P63"><text:span text:style-name="T429">else {</text:span></text:p>
      <text:p text:style-name="P63"><text:span text:style-name="T429">message_zmq reply = {EXEC, new_id, new_size};</text:span></text:p>
      <text:p text:style-name="P63"><text:span text:style-name="T429">ping_send(left_socket, &amp;reply);</text:span></text:p>
      <text:p text:style-name="P63"><text:span text:style-name="T429">send_string(left_socket, query);</text:span></text:p>
      <text:p text:style-name="P63"><text:span text:style-name="T429">message_zmq * new_data = ping_receive(left_socket);</text:span></text:p>
      <text:p text:style-name="P63"><text:span text:style-name="T429">if(new_data != NULL) {</text:span></text:p>
      <text:p text:style-name="P63"><text:span text:style-name="T429">message_zmq msg = *new_data;</text:span></text:p>
      <text:p text:style-name="P63"><text:span text:style-name="T429">ping_send(socket, &amp;msg);</text:span></text:p>
      <text:p text:style-name="P63"><text:span text:style-name="T429">} else {</text:span></text:p>
      <text:p text:style-name="P63"><text:span text:style-name="T429">message_zmq new_data = {FAIL_PING, new_id};</text:span></text:p>
      <text:p text:style-name="P63"><text:span text:style-name="T429">ping_send(socket, &amp;new_data);</text:span></text:p>
      <text:p text:style-name="P63"><text:span text:style-name="T429">}</text:span></text:p>
      <text:p text:style-name="P63"><text:span text:style-name="T429">}</text:span></text:p>
      <text:p text:style-name="P63"><text:span text:style-name="T429">} </text:span></text:p>
      <text:p text:style-name="P63"><text:span text:style-name="T429">else if(new_id == id) {</text:span></text:p>
      <text:p text:style-name="P63"><text:span text:style-name="T429">strtok(query, " ");</text:span></text:p>
      <text:p text:style-name="P63"><text:span text:style-name="T429">int n = atoi(query);</text:span></text:p>
      <text:p text:style-name="P63"><text:span text:style-name="T429">long long sum = 0;</text:span></text:p>
      <text:p text:style-name="P63"><text:span text:style-name="T429">for(int i = 0; i &lt; n; ++i) {</text:span></text:p>
      <text:p text:style-name="P63"><text:span text:style-name="T429">query = strtok(NULL, " ");</text:span></text:p>
      <text:p text:style-name="P63"><text:span text:style-name="T429">int a = atoi(query);</text:span></text:p>
      <text:p text:style-name="P63"><text:span text:style-name="T429">sum += a;</text:span></text:p>
      <text:p text:style-name="P63"><text:span text:style-name="T429">}</text:span></text:p>
      <text:p text:style-name="P63"><text:span text:style-name="T429">message_zmq reply = {SUCCESS, new_id, sum};</text:span></text:p>
      <text:p text:style-name="P63"><text:span text:style-name="T429">ping_send(socket, &amp;reply);</text:span></text:p>
      <text:p text:style-name="P63"><text:span text:style-name="T429">}</text:span></text:p>
      <text:p text:style-name="P63"><text:span text:style-name="T429">else {</text:span></text:p>
      <text:p text:style-name="P63"><text:span text:style-name="T429">if(right_tree == 0) {</text:span></text:p>
      <text:p text:style-name="P63"><text:span text:style-name="T429">message_zmq reply = {FAIL, new_id};</text:span></text:p>
      <text:p text:style-name="P63"><text:span text:style-name="T429">ping_send(socket, &amp;reply);</text:span></text:p>
      <text:p text:style-name="P63"><text:span text:style-name="T429">}</text:span></text:p>
      <text:p text:style-name="P63"><text:span text:style-name="T429">else {</text:span></text:p>
      <text:p text:style-name="P63"><text:span text:style-name="T429">message_zmq reply = {EXEC, new_id, new_size};</text:span></text:p>
      <text:p text:style-name="P63"><text:span text:style-name="T429">ping_send(right_socket, &amp;reply);</text:span></text:p>
      <text:p text:style-name="P63"><text:span text:style-name="T429">send_string(right_socket, query);</text:span></text:p>
      <text:p text:style-name="P63"><text:span text:style-name="T429">message_zmq * new_data = ping_receive(right_socket);</text:span></text:p>
      <text:p text:style-name="P63"><text:span text:style-name="T429">if(new_data != NULL) {</text:span></text:p>
      <text:p text:style-name="P63"><text:span text:style-name="T429">message_zmq msg = *new_data;</text:span></text:p>
      <text:p text:style-name="P63"><text:span text:style-name="T429">ping_send(socket, &amp;msg);</text:span></text:p>
      <text:p text:style-name="P63"><text:span text:style-name="T429">} else {</text:span></text:p>
      <text:p text:style-name="P63"><text:span text:style-name="T429">message_zmq new_data = {FAIL_PING, new_id};</text:span></text:p>
      <text:p text:style-name="P63"><text:span text:style-name="T429">ping_send(socket, &amp;new_data);</text:span></text:p>
      <text:p text:style-name="P63"><text:span text:style-name="T429">}</text:span></text:p>
      <text:p text:style-name="P63"><text:span text:style-name="T429">}</text:span></text:p>
      <text:p text:style-name="P63"><text:span text:style-name="T429">}</text:span></text:p>
      <text:p text:style-name="P63"><text:span text:style-name="T429">}</text:span></text:p>
      <text:p text:style-name="P63"><text:span text:style-name="T429">}</text:span></text:p>
      <text:p text:style-name="P63"><text:span text:style-name="T429">else {</text:span></text:p>
      <text:p text:style-name="P63"><text:span text:style-name="T429">message_zmq new_reply = {FAIL_PING, id};</text:span></text:p>
      <text:p text:style-name="P63"><text:span text:style-name="T429">ping_send(socket, &amp;new_reply);</text:span></text:p>
      <text:p text:style-name="P63"><text:span text:style-name="T429">}</text:span></text:p>
      <text:p text:style-name="P63"><text:span text:style-name="T429">}</text:span></text:p>
      <text:p text:style-name="P63"><text:span text:style-name="T429">rc = zmq_close(socket);</text:span></text:p>
      <text:p text:style-name="P63"><text:span text:style-name="T429">assert(rc == 0);</text:span></text:p>
      <text:p text:style-name="P63"><text:span text:style-name="T429">rc = zmq_ctx_destroy(context);</text:span></text:p>
      <text:p text:style-name="P63"><text:span text:style-name="T429">assert(rc == 0);</text:span></text:p>
      <text:p text:style-name="P63"><text:span text:style-name="T429">return 0;</text:span></text:p>
      <text:p text:style-name="P63"><text:span text:style-name="T429">}</text:span></text:p>
      <text:p text:style-name="P63"><text:span text:style-name="T430"/></text:p>
      <text:p text:style-name="P64"><text:span text:style-name="T431">client.c</text:span></text:p>
      <text:p text:style-name="P64"><text:span text:style-name="T432">#include &lt;zmq.h&gt;</text:span></text:p>
      <text:p text:style-name="P65"><text:span text:style-name="T432">#include &lt;string.h&gt;</text:span></text:p>
      <text:p text:style-name="P65"><text:span text:style-name="T432">#include &lt;stdio.h&gt;</text:span></text:p>
      <text:p text:style-name="P65"><text:span text:style-name="T432">#include &lt;unistd.h&gt;</text:span></text:p>
      <text:p text:style-name="P65"><text:span text:style-name="T432">#include &lt;stdlib.h&gt;</text:span></text:p>
      <text:p text:style-name="P65"><text:span text:style-name="T432">#include &lt;assert.h&gt;</text:span></text:p>
      <text:p text:style-name="P65"><text:span text:style-name="T432">#include &lt;signal.h&gt;</text:span></text:p>
      <text:p text:style-name="P65"><text:span text:style-name="T432">typedef struct</text:span></text:p>
      <text:p text:style-name="P65"><text:span text:style-name="T432">{</text:span></text:p>
      <text:p text:style-name="P65"><text:span text:style-name="T432">int key;</text:span></text:p>
      <text:p text:style-name="P65"><text:span text:style-name="T432">int id;</text:span></text:p>
      <text:p text:style-name="P65"><text:span text:style-name="T432">long long size;</text:span></text:p>
      <text:p text:style-name="P65"><text:span text:style-name="T432">} message_zmq;</text:span></text:p>
      <text:p text:style-name="P65"><text:span text:style-name="T433"/></text:p>
      <text:p text:style-name="P65"><text:span text:style-name="T434">enum Status{</text:span></text:p>
      <text:p text:style-name="P65"><text:span text:style-name="T434">CHECK,</text:span></text:p>
      <text:p text:style-name="P65"><text:span text:style-name="T434">PING,</text:span></text:p>
      <text:p text:style-name="P65"><text:span text:style-name="T434">CREATE,</text:span></text:p>
      <text:p text:style-name="P65"><text:span text:style-name="T434">REMOVE,</text:span></text:p>
      <text:p text:style-name="P65"><text:span text:style-name="T434">EXEC,</text:span></text:p>
      <text:p text:style-name="P65"><text:span text:style-name="T434">SUCCESS,</text:span></text:p>
      <text:p text:style-name="P65"><text:span text:style-name="T434">FAIL,</text:span></text:p>
      <text:p text:style-name="P65"><text:span text:style-name="T434">FAIL_PING,</text:span></text:p>
      <text:p text:style-name="P65"><text:span text:style-name="T434">FAIL_CREATE</text:span></text:p>
      <text:p text:style-name="P65"><text:span text:style-name="T434">};</text:span></text:p>
      <text:p text:style-name="P65"><text:span text:style-name="T434">int create_conn(int id, void * socket, void * context) {</text:span></text:p>
      <text:p text:style-name="P65"><text:span text:style-name="T434">int rc;</text:span></text:p>
      <text:p text:style-name="P65"><text:span text:style-name="T434">char path[40] = "tcp://*:";</text:span></text:p>
      <text:p text:style-name="P65"><text:span text:style-name="T434">int new_port = id + 5555;</text:span></text:p>
      <text:p text:style-name="P65"><text:span text:style-name="T434">char port[40];</text:span></text:p>
      <text:p text:style-name="P65"><text:span text:style-name="T434">sprintf(port, "%d", new_port);</text:span></text:p>
      <text:p text:style-name="P65"><text:span text:style-name="T434">strcat(path, port);</text:span></text:p>
      <text:p text:style-name="P65"><text:span text:style-name="T434">rc = zmq_bind(socket, path);</text:span></text:p>
      <text:p text:style-name="P65"><text:span text:style-name="T434">assert(rc == 0);</text:span></text:p>
      <text:p text:style-name="P65"><text:span text:style-name="T434">return 1;</text:span></text:p>
      <text:p text:style-name="P65"><text:span text:style-name="T434">}</text:span></text:p>
      <text:p text:style-name="P65"><text:span text:style-name="T434">int ping_send(void * socket, message_zmq * msg) {</text:span></text:p>
      <text:p text:style-name="P65"><text:span text:style-name="T434">int rc;</text:span></text:p>
      <text:p text:style-name="P65"><text:span text:style-name="T434">zmq_msg_t message;</text:span></text:p>
      <text:p text:style-name="P65"><text:span text:style-name="T434">zmq_msg_init(&amp;message);</text:span></text:p>
      <text:p text:style-name="P65"><text:span text:style-name="T434">rc = zmq_msg_init_size(&amp;message, sizeof(message_zmq));</text:span></text:p>
      <text:p text:style-name="P65"><text:span text:style-name="T434">assert(rc == 0);</text:span></text:p>
      <text:p text:style-name="P65"><text:span text:style-name="T434">rc = zmq_msg_init_data(&amp;message, msg, sizeof(message_zmq), NULL, NULL);</text:span></text:p>
      <text:p text:style-name="P65"><text:span text:style-name="T434">assert(rc == 0);</text:span></text:p>
      <text:p text:style-name="P65"><text:span text:style-name="T434">rc = zmq_msg_send(&amp;message, socket, 0);</text:span></text:p>
      <text:p text:style-name="P65"><text:span text:style-name="T434">if (rc == -1) {</text:span></text:p>
      <text:p text:style-name="P65"><text:span text:style-name="T434">zmq_msg_close(&amp;message);</text:span></text:p>
      <text:p text:style-name="P65"><text:span text:style-name="T434">printf("Error: sending timeout\n");</text:span></text:p>
      <text:p text:style-name="P65"><text:span text:style-name="T434">return 0;</text:span></text:p>
      <text:p text:style-name="P65"><text:span text:style-name="T434">}</text:span></text:p>
      <text:p text:style-name="P65"><text:span text:style-name="T434">return 1;</text:span></text:p>
      <text:p text:style-name="P65"><text:span text:style-name="T434">}</text:span></text:p>
      <text:p text:style-name="P65"><text:span text:style-name="T435"/></text:p>
      <text:p text:style-name="P65"><text:span text:style-name="T436">message_zmq * ping_receive(void * socket) {</text:span></text:p>
      <text:p text:style-name="P65"><text:span text:style-name="T436">int rc;</text:span></text:p>
      <text:p text:style-name="P65"><text:span text:style-name="T436">zmq_msg_t ans;</text:span></text:p>
      <text:p text:style-name="P65"><text:span text:style-name="T436">zmq_msg_init(&amp;ans);</text:span></text:p>
      <text:p text:style-name="P65"><text:span text:style-name="T436">rc = zmq_msg_recv(&amp;ans, socket, 0);</text:span></text:p>
      <text:p text:style-name="P65"><text:span text:style-name="T436">if (rc == -1) {</text:span></text:p>
      <text:p text:style-name="P65"><text:span text:style-name="T436">zmq_msg_close(&amp;ans);</text:span></text:p>
      <text:p text:style-name="P65"><text:span text:style-name="T436">printf("Error: receving timeout\n");</text:span></text:p>
      <text:p text:style-name="P65"><text:span text:style-name="T436">return NULL;</text:span></text:p>
      <text:p text:style-name="P65"><text:span text:style-name="T436">}</text:span></text:p>
      <text:p text:style-name="P65"><text:span text:style-name="T436">assert(rc == sizeof(message_zmq));</text:span></text:p>
      <text:p text:style-name="P65"><text:span text:style-name="T436">message_zmq * data = (message_zmq *)zmq_msg_data(&amp;ans);</text:span></text:p>
      <text:p text:style-name="P65"><text:span text:style-name="T436">rc = zmq_msg_close(&amp;ans);</text:span></text:p>
      <text:p text:style-name="P65"><text:span text:style-name="T436">assert(rc == 0);</text:span></text:p>
      <text:p text:style-name="P65"><text:span text:style-name="T436">return data;</text:span></text:p>
      <text:p text:style-name="P65"><text:span text:style-name="T436">}</text:span></text:p>
      <text:p text:style-name="P65"><text:span text:style-name="T436">void send_string(void *socket, const char *string) {</text:span></text:p>
      <text:p text:style-name="P65"><text:span text:style-name="T436">zmq_send(socket, strdup(string), strlen(string), 0);</text:span></text:p>
      <text:p text:style-name="P65"><text:span text:style-name="T436">}</text:span></text:p>
      <text:p text:style-name="P65"><text:span text:style-name="T436">char * recv_string (void *socket, long long size) {</text:span></text:p>
      <text:p text:style-name="P65"><text:span text:style-name="T436">char buffer[size];</text:span></text:p>
      <text:p text:style-name="P65"><text:span text:style-name="T436">zmq_recv (socket, buffer, size-1, 0);</text:span></text:p>
      <text:p text:style-name="P65"><text:span text:style-name="T436">buffer [size] = '\0';</text:span></text:p>
      <text:p text:style-name="P65"><text:span text:style-name="T436">return strdup (buffer);</text:span></text:p>
      <text:p text:style-name="P65"><text:span text:style-name="T436">}</text:span></text:p>
      <text:p text:style-name="P65"><text:span text:style-name="T437"/></text:p>
      <text:p text:style-name="P65"><text:span text:style-name="T438">const int WAIT_TIME = 1000;</text:span></text:p>
      <text:p text:style-name="P65"><text:span text:style-name="T439"/></text:p>
      <text:p text:style-name="P65"><text:span text:style-name="T440">int process = 1;</text:span></text:p>
      <text:p text:style-name="P65"><text:span text:style-name="T440">int sig = 0;</text:span></text:p>
      <text:p text:style-name="P65"><text:span text:style-name="T440">int children = 0;</text:span></text:p>
      <text:p text:style-name="P65"><text:span text:style-name="T440">void * context;</text:span></text:p>
      <text:p text:style-name="P65"><text:span text:style-name="T440">void * socket;</text:span></text:p>
      <text:p text:style-name="P65"><text:span text:style-name="T441"/></text:p>
      <text:p text:style-name="P65"><text:span text:style-name="T442">void sig_handler(int signum){</text:span></text:p>
      <text:p text:style-name="P65"><text:span text:style-name="T442">process = 0;</text:span></text:p>
      <text:p text:style-name="P65"><text:span text:style-name="T442">sig = 1;</text:span></text:p>
      <text:p text:style-name="P65"><text:span text:style-name="T442">}</text:span></text:p>
      <text:p text:style-name="P65"><text:span text:style-name="T443"/></text:p>
      <text:p text:style-name="P65"><text:span text:style-name="T444">int main (int argc, char * argv[])</text:span></text:p>
      <text:p text:style-name="P65"><text:span text:style-name="T444">{</text:span></text:p>
      <text:p text:style-name="P65"><text:span text:style-name="T444">signal(SIGINT, sig_handler);</text:span></text:p>
      <text:p text:style-name="P65"><text:span text:style-name="T444">char * s = NULL;</text:span></text:p>
      <text:p text:style-name="P65"><text:span text:style-name="T444">size_t len = 0;</text:span></text:p>
      <text:p text:style-name="P65"><text:span text:style-name="T444">while(process) {</text:span></text:p>
      <text:p text:style-name="P65"><text:span text:style-name="T444">getline(&amp;s, &amp;len, stdin);</text:span></text:p>
      <text:p text:style-name="P65"><text:span text:style-name="T444">strtok(s, " ");</text:span></text:p>
      <text:p text:style-name="P65"><text:span text:style-name="T444">if(!strcmp(s,"create")) {</text:span></text:p>
      <text:p text:style-name="P65"><text:span text:style-name="T444">s = strtok(NULL, " ");</text:span></text:p>
      <text:p text:style-name="P65"><text:span text:style-name="T444">int id = atoi(s);</text:span></text:p>
      <text:p text:style-name="P65"><text:span text:style-name="T444">if(children == 0) {</text:span></text:p>
      <text:p text:style-name="P65"><text:span text:style-name="T444">int rc;</text:span></text:p>
      <text:p text:style-name="P65"><text:span text:style-name="T444">context = zmq_ctx_new();</text:span></text:p>
      <text:p text:style-name="P65"><text:span text:style-name="T444">socket = zmq_socket(context, ZMQ_PAIR);</text:span></text:p>
      <text:p text:style-name="P65"><text:span text:style-name="T444">rc = zmq_setsockopt(socket, ZMQ_RCVTIMEO, &amp;WAIT_TIME, sizeof(int));</text:span></text:p>
      <text:p text:style-name="P65"><text:span text:style-name="T444">assert(rc == 0);</text:span></text:p>
      <text:p text:style-name="P65"><text:span text:style-name="T444">rc = zmq_setsockopt(socket, ZMQ_SNDTIMEO, &amp;WAIT_TIME, sizeof(int));</text:span></text:p>
      <text:p text:style-name="P65"><text:span text:style-name="T444">assert(rc == 0);</text:span></text:p>
      <text:p text:style-name="P65"><text:span text:style-name="T444">create_conn(id, socket, context);</text:span></text:p>
      <text:p text:style-name="P65"><text:span text:style-name="T444">char id_str[10];</text:span></text:p>
      <text:p text:style-name="P65"><text:span text:style-name="T444">sprintf(id_str, "%d", id);</text:span></text:p>
      <text:p text:style-name="P65"><text:span text:style-name="T444">if(fork() == 0) {</text:span></text:p>
      <text:p text:style-name="P65"><text:span text:style-name="T444">execlp("./server", "server", id_str, NULL);</text:span></text:p>
      <text:p text:style-name="P65"><text:span text:style-name="T444">perror("execlp");</text:span></text:p>
      <text:p text:style-name="P65"><text:span text:style-name="T444">exit(EXIT_FAILURE);</text:span></text:p>
      <text:p text:style-name="P65"><text:span text:style-name="T444">} else {</text:span></text:p>
      <text:p text:style-name="P65"><text:span text:style-name="T444">message_zmq reply = {CHECK, 0};</text:span></text:p>
      <text:p text:style-name="P65"><text:span text:style-name="T444">ping_send(socket, &amp;reply);</text:span></text:p>
      <text:p text:style-name="P65"><text:span text:style-name="T444">message_zmq * data = ping_receive(socket);</text:span></text:p>
      <text:p text:style-name="P65"><text:span text:style-name="T444">if(data-&gt;key == SUCCESS) {</text:span></text:p>
      <text:p text:style-name="P65"><text:span text:style-name="T444">printf("OK:%d\n", data-&gt;id);</text:span></text:p>
      <text:p text:style-name="P65"><text:span text:style-name="T444">children = id;</text:span></text:p>
      <text:p text:style-name="P65"><text:span text:style-name="T444">}</text:span></text:p>
      <text:p text:style-name="P65"><text:span text:style-name="T444">if(data-&gt;key == FAIL_CREATE){</text:span></text:p>
      <text:p text:style-name="P65"><text:span text:style-name="T444">printf("Error: Port is busy\n");</text:span></text:p>
      <text:p text:style-name="P65"><text:span text:style-name="T444">rc = zmq_close(socket);</text:span></text:p>
      <text:p text:style-name="P65"><text:span text:style-name="T444">assert(rc == 0);</text:span></text:p>
      <text:p text:style-name="P65"><text:span text:style-name="T444">rc = zmq_ctx_destroy(context);</text:span></text:p>
      <text:p text:style-name="P65"><text:span text:style-name="T444">assert(rc == 0);</text:span></text:p>
      <text:p text:style-name="P65"><text:span text:style-name="T444">}</text:span></text:p>
      <text:p text:style-name="P65"><text:span text:style-name="T444">}</text:span></text:p>
      <text:p text:style-name="P65"><text:span text:style-name="T444">} else {</text:span></text:p>
      <text:p text:style-name="P65"><text:span text:style-name="T444">message_zmq reply = {CREATE, id};</text:span></text:p>
      <text:p text:style-name="P65"><text:span text:style-name="T444">ping_send(socket, &amp;reply);</text:span></text:p>
      <text:p text:style-name="P65"><text:span text:style-name="T444">message_zmq * data = ping_receive(socket);</text:span></text:p>
      <text:p text:style-name="P65"><text:span text:style-name="T444">if(data-&gt;key == SUCCESS) {</text:span></text:p>
      <text:p text:style-name="P65"><text:span text:style-name="T444">printf("OK:%d\n", data-&gt;id);</text:span></text:p>
      <text:p text:style-name="P65"><text:span text:style-name="T444">}</text:span></text:p>
      <text:p text:style-name="P65"><text:span text:style-name="T444">if(data-&gt;key == FAIL) {</text:span></text:p>
      <text:p text:style-name="P65"><text:span text:style-name="T444">printf("Error: Already exists\n");</text:span></text:p>
      <text:p text:style-name="P65"><text:span text:style-name="T444">}</text:span></text:p>
      <text:p text:style-name="P65"><text:span text:style-name="T444">if(data-&gt;key == FAIL_CREATE || data-&gt;key == FAIL_PING) {</text:span></text:p>
      <text:p text:style-name="P65"><text:span text:style-name="T444">printf("Error: Port is busy\n");</text:span></text:p>
      <text:p text:style-name="P65"><text:span text:style-name="T444">}</text:span></text:p>
      <text:p text:style-name="P65"><text:span text:style-name="T444">}</text:span></text:p>
      <text:p text:style-name="P65"><text:span text:style-name="T444">}</text:span></text:p>
      <text:p text:style-name="P65"><text:span text:style-name="T444">if(!strcmp(s,"remove")) {</text:span></text:p>
      <text:p text:style-name="P65"><text:span text:style-name="T444">s = strtok(NULL, " ");</text:span></text:p>
      <text:p text:style-name="P65"><text:span text:style-name="T444">int id = atoi(s);</text:span></text:p>
      <text:p text:style-name="P65"><text:span text:style-name="T444">if(children == 0) {</text:span></text:p>
      <text:p text:style-name="P65"><text:span text:style-name="T444">printf("Error: Not found\n");</text:span></text:p>
      <text:p text:style-name="P65"><text:span text:style-name="T444">} </text:span></text:p>
      <text:p text:style-name="P65"><text:span text:style-name="T444">else if(children == id) {</text:span></text:p>
      <text:p text:style-name="P65"><text:span text:style-name="T444">message_zmq reply = {REMOVE, id};</text:span></text:p>
      <text:p text:style-name="P65"><text:span text:style-name="T444">ping_send(socket, &amp;reply);</text:span></text:p>
      <text:p text:style-name="P65"><text:span text:style-name="T444">message_zmq * data = ping_receive(socket);</text:span></text:p>
      <text:p text:style-name="P65"><text:span text:style-name="T444">if(data-&gt;key == FAIL) {</text:span></text:p>
      <text:p text:style-name="P65"><text:span text:style-name="T444">printf("Error: Not found\n");</text:span></text:p>
      <text:p text:style-name="P65"><text:span text:style-name="T444">}</text:span></text:p>
      <text:p text:style-name="P65"><text:span text:style-name="T444">if(data-&gt;key == SUCCESS) {</text:span></text:p>
      <text:p text:style-name="P65"><text:span text:style-name="T444">int rc;</text:span></text:p>
      <text:p text:style-name="P65"><text:span text:style-name="T444">printf("Ok\n");</text:span></text:p>
      <text:p text:style-name="P65"><text:span text:style-name="T444">rc = zmq_close(socket);</text:span></text:p>
      <text:p text:style-name="P65"><text:span text:style-name="T444">assert(rc == 0);</text:span></text:p>
      <text:p text:style-name="P65"><text:span text:style-name="T444">rc = zmq_ctx_destroy(context);</text:span></text:p>
      <text:p text:style-name="P65"><text:span text:style-name="T444">assert(rc == 0);</text:span></text:p>
      <text:p text:style-name="P65"><text:span text:style-name="T444">children = 0;</text:span></text:p>
      <text:p text:style-name="P65"><text:span text:style-name="T444">}</text:span></text:p>
      <text:p text:style-name="P65"><text:span text:style-name="T444">}</text:span></text:p>
      <text:p text:style-name="P65"><text:span text:style-name="T444">else {</text:span></text:p>
      <text:p text:style-name="P65"><text:span text:style-name="T444">message_zmq reply = {REMOVE, id};</text:span></text:p>
      <text:p text:style-name="P65"><text:span text:style-name="T444">ping_send(socket, &amp;reply);</text:span></text:p>
      <text:p text:style-name="P65"><text:span text:style-name="T444">message_zmq * data = ping_receive(socket);</text:span></text:p>
      <text:p text:style-name="P65"><text:span text:style-name="T444">if(data-&gt;key == FAIL) {</text:span></text:p>
      <text:p text:style-name="P65"><text:span text:style-name="T444">printf("Error: Not found\n");</text:span></text:p>
      <text:p text:style-name="P65"><text:span text:style-name="T444">}</text:span></text:p>
      <text:p text:style-name="P65"><text:span text:style-name="T444">if(data-&gt;key == FAIL_PING) {</text:span></text:p>
      <text:p text:style-name="P65"><text:span text:style-name="T444">printf("Error: Node is unavailable\n");</text:span></text:p>
      <text:p text:style-name="P65"><text:span text:style-name="T444">}</text:span></text:p>
      <text:p text:style-name="P65"><text:span text:style-name="T444">if(data-&gt;key == SUCCESS) {</text:span></text:p>
      <text:p text:style-name="P65"><text:span text:style-name="T444">printf("Ok\n");</text:span></text:p>
      <text:p text:style-name="P65"><text:span text:style-name="T444">}</text:span></text:p>
      <text:p text:style-name="P65"><text:span text:style-name="T444">}</text:span></text:p>
      <text:p text:style-name="P65"><text:span text:style-name="T444">}</text:span></text:p>
      <text:p text:style-name="P65"><text:span text:style-name="T444">if(!strcmp(s,"ping")) {</text:span></text:p>
      <text:p text:style-name="P65"><text:span text:style-name="T444">s = strtok(NULL, " ");</text:span></text:p>
      <text:p text:style-name="P65"><text:span text:style-name="T444">int id = atoi(s);</text:span></text:p>
      <text:p text:style-name="P65"><text:span text:style-name="T444">if(children == 0) {</text:span></text:p>
      <text:p text:style-name="P65"><text:span text:style-name="T444">printf("Error: Not found\n");</text:span></text:p>
      <text:p text:style-name="P65"><text:span text:style-name="T444">}</text:span></text:p>
      <text:p text:style-name="P65"><text:span text:style-name="T444">else {</text:span></text:p>
      <text:p text:style-name="P65"><text:span text:style-name="T444">message_zmq reply = {PING, id};</text:span></text:p>
      <text:p text:style-name="P65"><text:span text:style-name="T444">ping_send(socket, &amp;reply);</text:span></text:p>
      <text:p text:style-name="P65"><text:span text:style-name="T444">message_zmq * data = ping_receive(socket);</text:span></text:p>
      <text:p text:style-name="P65"><text:span text:style-name="T444">if(data-&gt;key == FAIL) {</text:span></text:p>
      <text:p text:style-name="P65"><text:span text:style-name="T444">printf("Error: Not found\n");</text:span></text:p>
      <text:p text:style-name="P65"><text:span text:style-name="T444">}</text:span></text:p>
      <text:p text:style-name="P65"><text:span text:style-name="T444">if(data-&gt;key == SUCCESS) {</text:span></text:p>
      <text:p text:style-name="P65"><text:span text:style-name="T444">printf("Ok: 1\n");</text:span></text:p>
      <text:p text:style-name="P65"><text:span text:style-name="T444">}</text:span></text:p>
      <text:p text:style-name="P65"><text:span text:style-name="T444">if(data-&gt;key == FAIL_PING) {</text:span></text:p>
      <text:p text:style-name="P65"><text:span text:style-name="T444">printf("Ok: 0\n");</text:span></text:p>
      <text:p text:style-name="P65"><text:span text:style-name="T444">}</text:span></text:p>
      <text:p text:style-name="P65"><text:span text:style-name="T444">}</text:span></text:p>
      <text:p text:style-name="P65"><text:span text:style-name="T444">}</text:span></text:p>
      <text:p text:style-name="P65"><text:span text:style-name="T444">if(!strcmp(s,"exec")) {</text:span></text:p>
      <text:p text:style-name="P65"><text:span text:style-name="T444">s = strtok(NULL, " ");</text:span></text:p>
      <text:p text:style-name="P65"><text:span text:style-name="T444">int id = atoi(s);</text:span></text:p>
      <text:p text:style-name="P65"><text:span text:style-name="T444">s = strtok(NULL, " ");</text:span></text:p>
      <text:p text:style-name="P65"><text:span text:style-name="T444">int n = atoi(s);</text:span></text:p>
      <text:p text:style-name="P65"><text:span text:style-name="T444">char * query = s;</text:span></text:p>
      <text:p text:style-name="P65"><text:span text:style-name="T444">for(int i = 0; i &lt; n; ++i) {</text:span></text:p>
      <text:p text:style-name="P65"><text:span text:style-name="T444">s = strtok(NULL, " ");</text:span></text:p>
      <text:p text:style-name="P65"><text:span text:style-name="T444">sprintf(query, "%s %s",query, s);</text:span></text:p>
      <text:p text:style-name="P65"><text:span text:style-name="T444">}</text:span></text:p>
      <text:p text:style-name="P65"><text:span text:style-name="T444">int size = strlen(query);</text:span></text:p>
      <text:p text:style-name="P65"><text:span text:style-name="T444">if(children == 0) {</text:span></text:p>
      <text:p text:style-name="P65"><text:span text:style-name="T444">printf("Error: Not found\n");</text:span></text:p>
      <text:p text:style-name="P65"><text:span text:style-name="T444">}</text:span></text:p>
      <text:p text:style-name="P65"><text:span text:style-name="T444">else {</text:span></text:p>
      <text:p text:style-name="P65"><text:span text:style-name="T444">message_zmq reply = {EXEC, id, size};</text:span></text:p>
      <text:p text:style-name="P65"><text:span text:style-name="T444">ping_send(socket, &amp;reply);</text:span></text:p>
      <text:p text:style-name="P65"><text:span text:style-name="T444">send_string(socket, query);</text:span></text:p>
      <text:p text:style-name="P65"><text:span text:style-name="T444">message_zmq * data = ping_receive(socket);</text:span></text:p>
      <text:p text:style-name="P65"><text:span text:style-name="T444">if(data-&gt;key == FAIL) {</text:span></text:p>
      <text:p text:style-name="P65"><text:span text:style-name="T444">printf("Error: Not found\n");</text:span></text:p>
      <text:p text:style-name="P65"><text:span text:style-name="T444">}</text:span></text:p>
      <text:p text:style-name="P65"><text:span text:style-name="T444">if(data-&gt;key == FAIL_PING) {</text:span></text:p>
      <text:p text:style-name="P65"><text:span text:style-name="T444">printf("Error: Node is unavailable\n");</text:span></text:p>
      <text:p text:style-name="P65"><text:span text:style-name="T444">}</text:span></text:p>
      <text:p text:style-name="P65"><text:span text:style-name="T444">if(data-&gt;key == SUCCESS) {</text:span></text:p>
      <text:p text:style-name="P65"><text:span text:style-name="T444">printf("OK:%d:%lld\n", data-&gt;id, data-&gt;size);</text:span></text:p>
      <text:p text:style-name="P65"><text:span text:style-name="T444">}</text:span></text:p>
      <text:p text:style-name="P65"><text:span text:style-name="T444">}</text:span></text:p>
      <text:p text:style-name="P65"><text:span text:style-name="T444">}</text:span></text:p>
      <text:p text:style-name="P65"><text:span text:style-name="T444">if(!strcmp(s,"down\n")) {</text:span></text:p>
      <text:p text:style-name="P65"><text:span text:style-name="T444">process = 0;</text:span></text:p>
      <text:p text:style-name="P65"><text:span text:style-name="T444">}</text:span></text:p>
      <text:p text:style-name="P65"><text:span text:style-name="T444">while((s = strtok(NULL, " ")) != NULL);</text:span></text:p>
      <text:p text:style-name="P65"><text:span text:style-name="T444">}</text:span></text:p>
      <text:p text:style-name="P65"><text:span text:style-name="T444">if (children != 0 &amp;&amp; sig) {</text:span></text:p>
      <text:p text:style-name="P65"><text:span text:style-name="T444">int rc;</text:span></text:p>
      <text:p text:style-name="P65"><text:span text:style-name="T444">rc = zmq_close(socket);</text:span></text:p>
      <text:p text:style-name="P65"><text:span text:style-name="T444">assert(rc == 0);</text:span></text:p>
      <text:p text:style-name="P65"><text:span text:style-name="T444">rc = zmq_ctx_destroy(context);</text:span></text:p>
      <text:p text:style-name="P65"><text:span text:style-name="T444">assert(rc == 0);</text:span></text:p>
      <text:p text:style-name="P65"><text:span text:style-name="T444">children = 0;</text:span></text:p>
      <text:p text:style-name="P65"><text:span text:style-name="T444">}</text:span></text:p>
      <text:p text:style-name="P65"><text:span text:style-name="T444">if(children != 0 &amp;&amp; !sig) {</text:span></text:p>
      <text:p text:style-name="P65"><text:span text:style-name="T444">message_zmq reply = {REMOVE, children};</text:span></text:p>
      <text:p text:style-name="P65"><text:span text:style-name="T444">ping_send(socket, &amp;reply);</text:span></text:p>
      <text:p text:style-name="P65"><text:span text:style-name="T444">message_zmq * data = ping_receive(socket);</text:span></text:p>
      <text:p text:style-name="P65"><text:span text:style-name="T444">if(data-&gt;key == SUCCESS) {</text:span></text:p>
      <text:p text:style-name="P65"><text:span text:style-name="T444">int rc;</text:span></text:p>
      <text:p text:style-name="P65"><text:span text:style-name="T444">rc = zmq_close(socket);</text:span></text:p>
      <text:p text:style-name="P65"><text:span text:style-name="T444">assert(rc == 0);</text:span></text:p>
      <text:p text:style-name="P65"><text:span text:style-name="T444">rc = zmq_ctx_destroy(context);</text:span></text:p>
      <text:p text:style-name="P65"><text:span text:style-name="T444">assert(rc == 0);</text:span></text:p>
      <text:p text:style-name="P65"><text:span text:style-name="T444">children = 0;</text:span></text:p>
      <text:p text:style-name="P65"><text:span text:style-name="T444">}</text:span></text:p>
      <text:p text:style-name="P65"><text:span text:style-name="T444">}</text:span></text:p>
      <text:p text:style-name="P65"><text:span text:style-name="T444">printf("Server is down\n");</text:span></text:p>
      <text:p text:style-name="P65"><text:span text:style-name="T444">return 0;</text:span></text:p>
      <text:p text:style-name="P65"><text:span text:style-name="T444">}</text:span></text:p>
      <text:p text:style-name="P66"><text:span text:style-name="T445"/></text:p>
      <text:p text:style-name="P67"><text:span text:style-name="T445"/></text:p>
      <text:p text:style-name="P68"><text:span text:style-name="T445"/></text:p>
      <text:p text:style-name="P68"><text:span text:style-name="T445"/></text:p>
      <text:p text:style-name="P69"><text:span text:style-name="T446">Сборка программы</text:span></text:p>
      <text:p text:style-name="P70"><text:span text:style-name="T447">gcc server.c -o server -lzmq</text:span></text:p>
      <text:p text:style-name="P70"><text:span text:style-name="T447">gcc client.c -o client -lzmq</text:span></text:p>
      <text:p text:style-name="P70"><text:span text:style-name="T448"/></text:p>
      <text:p text:style-name="P71"><text:span text:style-name="T449">Демонстрация работы программы</text:span></text:p>
      <text:p text:style-name="P72"><text:span text:style-name="T450"/></text:p>
      <text:p text:style-name="P72"><text:span text:style-name="T450"/></text:p>
      <text:p text:style-name="P72"><text:span text:style-name="T451">andrey@andrey-HP:~/OS6$ ./client</text:span></text:p>
      <text:p text:style-name="P72"><text:span text:style-name="T451">create 10</text:span></text:p>
      <text:p text:style-name="P72"><text:span text:style-name="T451">OK:13559</text:span></text:p>
      <text:p text:style-name="P72"><text:span text:style-name="T451">ping 10</text:span></text:p>
      <text:p text:style-name="P72"><text:span text:style-name="T451">Ok: 1</text:span></text:p>
      <text:p text:style-name="P72"><text:span text:style-name="T451">remove 10</text:span></text:p>
      <text:p text:style-name="P72"><text:span text:style-name="T451">Ok</text:span></text:p>
      <text:p text:style-name="P72"><text:span text:style-name="T451">andrey@andrey-HP:~/OS6$ ./client</text:span></text:p>
      <text:p text:style-name="P72"><text:span text:style-name="T451">create 22</text:span></text:p>
      <text:p text:style-name="P72"><text:span text:style-name="T451">OK:13917</text:span></text:p>
      <text:p text:style-name="P72"><text:span text:style-name="T451">exec 22 3 1 2 3</text:span></text:p>
      <text:p text:style-name="P72"><text:span text:style-name="T451">OK:22:6</text:span></text:p>
      <text:p text:style-name="P72"><text:span text:style-name="T451">remove 22</text:span></text:p>
      <text:p text:style-name="P72"><text:span text:style-name="T451">Ok</text:span></text:p>
      <text:p text:style-name="P72"><text:span text:style-name="T451">ping 22</text:span></text:p>
      <text:p text:style-name="P72"><text:span text:style-name="T451">Error: Not found</text:span></text:p>
      <text:p text:style-name="P72"><text:span text:style-name="T452"/></text:p>
      <text:p text:style-name="P72"><text:span text:style-name="T452"/></text:p>
      <text:p text:style-name="P73"><text:span text:style-name="T453">Выводы</text:span></text:p>
      <text:p text:style-name="P74"><text:span text:style-name="T454"/></text:p>
      <text:p text:style-name="P75"><text:span text:style-name="T455">В ходе выполнения лабораторной работы я изучил основы работы с очередями сообщений ZeroMQ и реализовал программу с использованием этой библиотеки. Для достижения отказоустойчивости я пробовал разные способы связи, больше всего подошёл ZMQ_PAIR. Самым сложным в работе оказались удаление узла из сети и вставка узла между другими узлами. При таких операциях нужно было переподключать сокеты на вычислительных узлах. </text:span></text:p>
      <text:p text:style-name="P76"><text:span text:style-name="T455">Когда параллельных вычислений становится мало, на помощь приходят распределённые вычисления (распределение вычислений осуществляется уже не между потоками процессора, а между отдельными ЭВМ). Очереди сообщений используются для взаимодействия нескольких машин в одной большой сети. Опыт работы с ZeroMQ пригодится мне при настройке собственной системы распределённых вычислений.</text:span><text:span text:style-name="T456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